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2.85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111.4pt"/>
    </style:style>
    <style:style style:name="co5" style:family="table-column">
      <style:table-column-properties fo:break-before="auto" style:column-width="116.7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earningCurves" table:style-name="ta1">
        <table:shapes>
          <draw:frame draw:z-index="0" draw:style-name="gr1" draw:text-style-name="P1" svg:width="480.33pt" svg:height="127.67pt" svg:x="2.83pt" svg:y="283.86pt">
            <loext:p draw:notify-on-update-of-ranges="LearningCurves.A10:LearningCurves.BR10 LearningCurves.A12:LearningCurves.BR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38.16pt" svg:height="199.53pt" svg:x="493.99pt" svg:y="271.81pt">
            <loext:p draw:notify-on-update-of-ranges="LearningCurves.A18:LearningCurves.BR18 LearningCurves.A20:LearningCurves.BR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26.54pt" svg:height="198.03pt" svg:x="258.6pt" svg:y="708.52pt">
            <loext:p draw:notify-on-update-of-ranges="LearningCurves.A44:LearningCurves.BR44 LearningCurves.A46:LearningCurves.BR4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88.58pt" svg:height="151.34pt" svg:x="794.44pt" svg:y="721.3pt">
            <loext:p draw:notify-on-update-of-ranges="LearningCurves.A52:LearningCurves.BR52 LearningCurves.A54:LearningCurves.BR5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89.37pt" svg:height="165.66pt" svg:x="226.09pt" svg:y="1161.01pt">
            <loext:p draw:notify-on-update-of-ranges="LearningCurves.A78:LearningCurves.BR78 LearningCurves.A80:LearningCurves.BR8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42.91pt" svg:height="170.9pt" svg:x="732.5pt" svg:y="1151.23pt">
            <loext:p draw:notify-on-update-of-ranges="LearningCurves.A86:LearningCurves.BR86 LearningCurves.A88:LearningCurves.BR8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67.94pt" svg:height="177.87pt" svg:x="328.03pt" svg:y="1584.79pt">
            <loext:p draw:notify-on-update-of-ranges="LearningCurves.A112:LearningCurves.BR112 LearningCurves.A114:LearningCurves.BR11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12.7pt" svg:height="210.81pt" svg:x="244.66pt" svg:y="2031.45pt">
            <loext:p draw:notify-on-update-of-ranges="LearningCurves.A146:LearningCurves.BT146 LearningCurves.A148:LearningCurves.BT14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60.97pt" svg:height="199.7pt" svg:x="811.22pt" svg:y="1566.71pt">
            <loext:p draw:notify-on-update-of-ranges="LearningCurves.A120:LearningCurves.BR120 LearningCurves.A122:LearningCurves.BR12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number-columns-repeated="26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<text:s text:c="2"/>trend: <text:s/>1 <text:s text:c="2"/>2 <text:s text:c="2"/></text:p>
          </table:table-cell>
          <table:table-cell table:number-columns-repeated="71"/>
        </table:table-row>
        <table:table-row table:style-name="ro1" table:number-rows-repeated="2">
          <table:table-cell table:number-columns-repeated="72"/>
        </table:table-row>
        <table:table-row table:style-name="ro1">
          <table:table-cell office:value-type="string" calcext:value-type="string">
            <text:p><text:s/>Test 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(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4)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test Acc: <text:s/>0.5350970018477667 <text:s/>test MCC: <text:s/>0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<text:s text:c="3"/>0 2636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<text:s text:c="4"/>0 3034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Loss train:</text:p>
          </table:table-cell>
          <table:table-cell table:number-columns-repeated="71"/>
        </table:table-row>
        <table:table-row table:style-name="ro1">
          <table:table-cell office:value-type="float" office:value="0.624375499587295" calcext:value-type="float">
            <text:p>0.6243754996</text:p>
          </table:table-cell>
          <table:table-cell office:value-type="float" office:value="0.573848537232774" calcext:value-type="float">
            <text:p>0.5738485372</text:p>
          </table:table-cell>
          <table:table-cell office:value-type="float" office:value="0.52162352922741" calcext:value-type="float">
            <text:p>0.5216235292</text:p>
          </table:table-cell>
          <table:table-cell office:value-type="float" office:value="0.46157917473143" calcext:value-type="float">
            <text:p>0.4615791747</text:p>
          </table:table-cell>
          <table:table-cell office:value-type="float" office:value="0.379897192275235" calcext:value-type="float">
            <text:p>0.3798971923</text:p>
          </table:table-cell>
          <table:table-cell office:value-type="float" office:value="0.309192894548693" calcext:value-type="float">
            <text:p>0.3091928945</text:p>
          </table:table-cell>
          <table:table-cell office:value-type="float" office:value="0.241905135834093" calcext:value-type="float">
            <text:p>0.2419051358</text:p>
          </table:table-cell>
          <table:table-cell office:value-type="float" office:value="0.193033212333952" calcext:value-type="float">
            <text:p>0.1930332123</text:p>
          </table:table-cell>
          <table:table-cell office:value-type="float" office:value="0.155250508256575" calcext:value-type="float">
            <text:p>0.1552505083</text:p>
          </table:table-cell>
          <table:table-cell office:value-type="float" office:value="0.125539391880561" calcext:value-type="float">
            <text:p>0.1255393919</text:p>
          </table:table-cell>
          <table:table-cell office:value-type="float" office:value="0.103117012200746" calcext:value-type="float">
            <text:p>0.1031170122</text:p>
          </table:table-cell>
          <table:table-cell office:value-type="float" office:value="0.0853286102293822" calcext:value-type="float">
            <text:p>0.0853286102</text:p>
          </table:table-cell>
          <table:table-cell office:value-type="float" office:value="0.0716397551284736" calcext:value-type="float">
            <text:p>0.0716397551</text:p>
          </table:table-cell>
          <table:table-cell office:value-type="float" office:value="0.0609603542125555" calcext:value-type="float">
            <text:p>0.0609603542</text:p>
          </table:table-cell>
          <table:table-cell office:value-type="float" office:value="0.0517652634243377" calcext:value-type="float">
            <text:p>0.0517652634</text:p>
          </table:table-cell>
          <table:table-cell office:value-type="float" office:value="0.0442275416058721" calcext:value-type="float">
            <text:p>0.0442275416</text:p>
          </table:table-cell>
          <table:table-cell office:value-type="float" office:value="0.038016435876059" calcext:value-type="float">
            <text:p>0.0380164359</text:p>
          </table:table-cell>
          <table:table-cell office:value-type="float" office:value="0.0333017988287282" calcext:value-type="float">
            <text:p>0.0333017988</text:p>
          </table:table-cell>
          <table:table-cell office:value-type="float" office:value="0.0286617186436088" calcext:value-type="float">
            <text:p>0.0286617186</text:p>
          </table:table-cell>
          <table:table-cell office:value-type="float" office:value="0.025060901886675" calcext:value-type="float">
            <text:p>0.0250609019</text:p>
          </table:table-cell>
          <table:table-cell office:value-type="float" office:value="0.0226150560165909" calcext:value-type="float">
            <text:p>0.022615056</text:p>
          </table:table-cell>
          <table:table-cell office:value-type="float" office:value="0.020249317126239" calcext:value-type="float">
            <text:p>0.0202493171</text:p>
          </table:table-cell>
          <table:table-cell office:value-type="float" office:value="0.0178497113328268" calcext:value-type="float">
            <text:p>0.0178497113</text:p>
          </table:table-cell>
          <table:table-cell office:value-type="float" office:value="0.016059623328666" calcext:value-type="float">
            <text:p>0.0160596233</text:p>
          </table:table-cell>
          <table:table-cell office:value-type="float" office:value="0.014571491531134" calcext:value-type="float">
            <text:p>0.0145714915</text:p>
          </table:table-cell>
          <table:table-cell office:value-type="float" office:value="0.0135203546607027" calcext:value-type="float">
            <text:p>0.0135203547</text:p>
          </table:table-cell>
          <table:table-cell office:value-type="float" office:value="0.0120394612160848" calcext:value-type="float">
            <text:p>0.0120394612</text:p>
          </table:table-cell>
          <table:table-cell office:value-type="float" office:value="0.0112188696085702" calcext:value-type="float">
            <text:p>0.0112188696</text:p>
          </table:table-cell>
          <table:table-cell office:value-type="float" office:value="0.0101305302694406" calcext:value-type="float">
            <text:p>0.0101305303</text:p>
          </table:table-cell>
          <table:table-cell office:value-type="float" office:value="0.00945037056937934" calcext:value-type="float">
            <text:p>0.0094503706</text:p>
          </table:table-cell>
          <table:table-cell office:value-type="float" office:value="0.00862651356338011" calcext:value-type="float">
            <text:p>0.0086265136</text:p>
          </table:table-cell>
          <table:table-cell office:value-type="float" office:value="0.00800151471907945" calcext:value-type="float">
            <text:p>0.0080015147</text:p>
          </table:table-cell>
          <table:table-cell office:value-type="float" office:value="0.0074654268181422" calcext:value-type="float">
            <text:p>0.0074654268</text:p>
          </table:table-cell>
          <table:table-cell office:value-type="float" office:value="0.00694851506385424" calcext:value-type="float">
            <text:p>0.0069485151</text:p>
          </table:table-cell>
          <table:table-cell office:value-type="float" office:value="0.00646504397356868" calcext:value-type="float">
            <text:p>0.006465044</text:p>
          </table:table-cell>
          <table:table-cell office:value-type="float" office:value="0.00602286618316789" calcext:value-type="float">
            <text:p>0.0060228662</text:p>
          </table:table-cell>
          <table:table-cell office:value-type="float" office:value="0.00558501288816848" calcext:value-type="float">
            <text:p>0.0055850129</text:p>
          </table:table-cell>
          <table:table-cell office:value-type="float" office:value="0.00519727145492463" calcext:value-type="float">
            <text:p>0.0051972715</text:p>
          </table:table-cell>
          <table:table-cell office:value-type="float" office:value="0.00495513476164971" calcext:value-type="float">
            <text:p>0.0049551348</text:p>
          </table:table-cell>
          <table:table-cell office:value-type="float" office:value="0.0045477206482538" calcext:value-type="float">
            <text:p>0.0045477206</text:p>
          </table:table-cell>
          <table:table-cell office:value-type="float" office:value="0.00431594524356389" calcext:value-type="float">
            <text:p>0.0043159452</text:p>
          </table:table-cell>
          <table:table-cell office:value-type="float" office:value="0.00400834895225699" calcext:value-type="float">
            <text:p>0.004008349</text:p>
          </table:table-cell>
          <table:table-cell office:value-type="float" office:value="0.00375378646564508" calcext:value-type="float">
            <text:p>0.0037537865</text:p>
          </table:table-cell>
          <table:table-cell office:value-type="float" office:value="0.00360529658662836" calcext:value-type="float">
            <text:p>0.0036052966</text:p>
          </table:table-cell>
          <table:table-cell office:value-type="float" office:value="0.00335026200862887" calcext:value-type="float">
            <text:p>0.003350262</text:p>
          </table:table-cell>
          <table:table-cell office:value-type="float" office:value="0.00317381619075109" calcext:value-type="float">
            <text:p>0.0031738162</text:p>
          </table:table-cell>
          <table:table-cell office:value-type="float" office:value="0.00303184758601098" calcext:value-type="float">
            <text:p>0.0030318476</text:p>
          </table:table-cell>
          <table:table-cell office:value-type="float" office:value="0.00284197350621284" calcext:value-type="float">
            <text:p>0.0028419735</text:p>
          </table:table-cell>
          <table:table-cell office:value-type="float" office:value="0.00270532878924638" calcext:value-type="float">
            <text:p>0.0027053288</text:p>
          </table:table-cell>
          <table:table-cell office:value-type="float" office:value="0.00253220028866989" calcext:value-type="float">
            <text:p>0.0025322003</text:p>
          </table:table-cell>
          <table:table-cell office:value-type="float" office:value="0.0023924927815318" calcext:value-type="float">
            <text:p>0.0023924928</text:p>
          </table:table-cell>
          <table:table-cell office:value-type="float" office:value="0.00228561347617951" calcext:value-type="float">
            <text:p>0.0022856135</text:p>
          </table:table-cell>
          <table:table-cell office:value-type="float" office:value="0.00216769122232865" calcext:value-type="float">
            <text:p>0.0021676912</text:p>
          </table:table-cell>
          <table:table-cell office:value-type="float" office:value="0.00210621515976431" calcext:value-type="float">
            <text:p>0.0021062152</text:p>
          </table:table-cell>
          <table:table-cell office:value-type="float" office:value="0.00195837898782509" calcext:value-type="float">
            <text:p>0.001958379</text:p>
          </table:table-cell>
          <table:table-cell office:value-type="float" office:value="0.00189726517711376" calcext:value-type="float">
            <text:p>0.0018972652</text:p>
          </table:table-cell>
          <table:table-cell office:value-type="float" office:value="0.00177845675304893" calcext:value-type="float">
            <text:p>0.0017784568</text:p>
          </table:table-cell>
          <table:table-cell office:value-type="float" office:value="0.00170013639200994" calcext:value-type="float">
            <text:p>0.0017001364</text:p>
          </table:table-cell>
          <table:table-cell office:value-type="float" office:value="0.00161591612313892" calcext:value-type="float">
            <text:p>0.0016159161</text:p>
          </table:table-cell>
          <table:table-cell office:value-type="float" office:value="0.00158523796424334" calcext:value-type="float">
            <text:p>0.001585238</text:p>
          </table:table-cell>
          <table:table-cell office:value-type="float" office:value="0.00147116851400489" calcext:value-type="float">
            <text:p>0.0014711685</text:p>
          </table:table-cell>
          <table:table-cell office:value-type="float" office:value="0.00141217398971229" calcext:value-type="float">
            <text:p>0.001412174</text:p>
          </table:table-cell>
          <table:table-cell office:value-type="float" office:value="0.00134771881528916" calcext:value-type="float">
            <text:p>0.0013477188</text:p>
          </table:table-cell>
          <table:table-cell office:value-type="float" office:value="0.00128432236960418" calcext:value-type="float">
            <text:p>0.0012843224</text:p>
          </table:table-cell>
          <table:table-cell office:value-type="float" office:value="0.00121659056725026" calcext:value-type="float">
            <text:p>0.0012165906</text:p>
          </table:table-cell>
          <table:table-cell office:value-type="float" office:value="0.00118219564242381" calcext:value-type="float">
            <text:p>0.0011821956</text:p>
          </table:table-cell>
          <table:table-cell office:value-type="float" office:value="0.001113064396179" calcext:value-type="float">
            <text:p>0.0011130644</text:p>
          </table:table-cell>
          <table:table-cell office:value-type="float" office:value="0.00108651888164431" calcext:value-type="float">
            <text:p>0.0010865189</text:p>
          </table:table-cell>
          <table:table-cell office:value-type="float" office:value="0.0010406210354713" calcext:value-type="float">
            <text:p>0.001040621</text:p>
          </table:table-cell>
          <table:table-cell office:value-type="float" office:value="0.000994480945327831" calcext:value-type="float">
            <text:p>0.00099448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ss test:</text:p>
          </table:table-cell>
          <table:table-cell table:number-columns-repeated="71"/>
        </table:table-row>
        <table:table-row table:style-name="ro1">
          <table:table-cell office:value-type="float" office:value="0.700873545216925" calcext:value-type="float">
            <text:p>0.7008735452</text:p>
          </table:table-cell>
          <table:table-cell office:value-type="float" office:value="0.705643625423391" calcext:value-type="float">
            <text:p>0.7056436254</text:p>
          </table:table-cell>
          <table:table-cell office:value-type="float" office:value="1.184639429121" calcext:value-type="float">
            <text:p>1.1846394291</text:p>
          </table:table-cell>
          <table:table-cell office:value-type="float" office:value="0.741863436631635" calcext:value-type="float">
            <text:p>0.7418634366</text:p>
          </table:table-cell>
          <table:table-cell office:value-type="float" office:value="0.80618488992543" calcext:value-type="float">
            <text:p>0.8061848899</text:p>
          </table:table-cell>
          <table:table-cell office:value-type="float" office:value="0.762833142385701" calcext:value-type="float">
            <text:p>0.7628331424</text:p>
          </table:table-cell>
          <table:table-cell office:value-type="float" office:value="0.744121159048097" calcext:value-type="float">
            <text:p>0.744121159</text:p>
          </table:table-cell>
          <table:table-cell office:value-type="float" office:value="1.10609563204347" calcext:value-type="float">
            <text:p>1.106095632</text:p>
          </table:table-cell>
          <table:table-cell office:value-type="float" office:value="1.15450646894108" calcext:value-type="float">
            <text:p>1.1545064689</text:p>
          </table:table-cell>
          <table:table-cell office:value-type="float" office:value="0.840752846034115" calcext:value-type="float">
            <text:p>0.840752846</text:p>
          </table:table-cell>
          <table:table-cell office:value-type="float" office:value="0.942656911765036" calcext:value-type="float">
            <text:p>0.9426569118</text:p>
          </table:table-cell>
          <table:table-cell office:value-type="float" office:value="1.01435687537757" calcext:value-type="float">
            <text:p>1.0143568754</text:p>
          </table:table-cell>
          <table:table-cell office:value-type="float" office:value="1.25818643784397" calcext:value-type="float">
            <text:p>1.2581864378</text:p>
          </table:table-cell>
          <table:table-cell office:value-type="float" office:value="1.32585027182123" calcext:value-type="float">
            <text:p>1.3258502718</text:p>
          </table:table-cell>
          <table:table-cell office:value-type="float" office:value="2.41495489111233" calcext:value-type="float">
            <text:p>2.4149548911</text:p>
          </table:table-cell>
          <table:table-cell office:value-type="float" office:value="1.60154949243737" calcext:value-type="float">
            <text:p>1.6015494924</text:p>
          </table:table-cell>
          <table:table-cell office:value-type="float" office:value="1.3163116447299" calcext:value-type="float">
            <text:p>1.3163116447</text:p>
          </table:table-cell>
          <table:table-cell office:value-type="float" office:value="1.23588703076045" calcext:value-type="float">
            <text:p>1.2358870308</text:p>
          </table:table-cell>
          <table:table-cell office:value-type="float" office:value="1.68814366132915" calcext:value-type="float">
            <text:p>1.6881436613</text:p>
          </table:table-cell>
          <table:table-cell office:value-type="float" office:value="1.53034746100242" calcext:value-type="float">
            <text:p>1.530347461</text:p>
          </table:table-cell>
          <table:table-cell office:value-type="float" office:value="1.73262133421721" calcext:value-type="float">
            <text:p>1.7326213342</text:p>
          </table:table-cell>
          <table:table-cell office:value-type="float" office:value="1.79478520501858" calcext:value-type="float">
            <text:p>1.794785205</text:p>
          </table:table-cell>
          <table:table-cell office:value-type="float" office:value="1.75456142156423" calcext:value-type="float">
            <text:p>1.7545614216</text:p>
          </table:table-cell>
          <table:table-cell office:value-type="float" office:value="1.74847919877875" calcext:value-type="float">
            <text:p>1.7484791988</text:p>
          </table:table-cell>
          <table:table-cell office:value-type="float" office:value="1.77397056269267" calcext:value-type="float">
            <text:p>1.7739705627</text:p>
          </table:table-cell>
          <table:table-cell office:value-type="float" office:value="1.97768852765388" calcext:value-type="float">
            <text:p>1.9776885277</text:p>
          </table:table-cell>
          <table:table-cell office:value-type="float" office:value="1.89031274146294" calcext:value-type="float">
            <text:p>1.8903127415</text:p>
          </table:table-cell>
          <table:table-cell office:value-type="float" office:value="2.04399684001109" calcext:value-type="float">
            <text:p>2.04399684</text:p>
          </table:table-cell>
          <table:table-cell office:value-type="float" office:value="1.95303027945221" calcext:value-type="float">
            <text:p>1.9530302795</text:p>
          </table:table-cell>
          <table:table-cell office:value-type="float" office:value="1.97510748287988" calcext:value-type="float">
            <text:p>1.9751074829</text:p>
          </table:table-cell>
          <table:table-cell office:value-type="float" office:value="2.15656020288114" calcext:value-type="float">
            <text:p>2.1565602029</text:p>
          </table:table-cell>
          <table:table-cell office:value-type="float" office:value="2.08422066803752" calcext:value-type="float">
            <text:p>2.084220668</text:p>
          </table:table-cell>
          <table:table-cell office:value-type="float" office:value="2.24548888248531" calcext:value-type="float">
            <text:p>2.2454888825</text:p>
          </table:table-cell>
          <table:table-cell office:value-type="float" office:value="2.12758609697722" calcext:value-type="float">
            <text:p>2.127586097</text:p>
          </table:table-cell>
          <table:table-cell office:value-type="float" office:value="2.11721932757679" calcext:value-type="float">
            <text:p>2.1172193276</text:p>
          </table:table-cell>
          <table:table-cell office:value-type="float" office:value="2.11364431381226" calcext:value-type="float">
            <text:p>2.1136443138</text:p>
          </table:table-cell>
          <table:table-cell office:value-type="float" office:value="2.2240774354817" calcext:value-type="float">
            <text:p>2.2240774355</text:p>
          </table:table-cell>
          <table:table-cell office:value-type="float" office:value="2.31106779444996" calcext:value-type="float">
            <text:p>2.3110677944</text:p>
          </table:table-cell>
          <table:table-cell office:value-type="float" office:value="2.15031452780258" calcext:value-type="float">
            <text:p>2.1503145278</text:p>
          </table:table-cell>
          <table:table-cell office:value-type="float" office:value="2.26947322926193" calcext:value-type="float">
            <text:p>2.2694732293</text:p>
          </table:table-cell>
          <table:table-cell office:value-type="float" office:value="2.36097115255117" calcext:value-type="float">
            <text:p>2.3609711526</text:p>
          </table:table-cell>
          <table:table-cell office:value-type="float" office:value="2.41307070801918" calcext:value-type="float">
            <text:p>2.413070708</text:p>
          </table:table-cell>
          <table:table-cell office:value-type="float" office:value="2.3673446968119" calcext:value-type="float">
            <text:p>2.3673446968</text:p>
          </table:table-cell>
          <table:table-cell office:value-type="float" office:value="2.2938486253984" calcext:value-type="float">
            <text:p>2.2938486254</text:p>
          </table:table-cell>
          <table:table-cell office:value-type="float" office:value="2.34452521304815" calcext:value-type="float">
            <text:p>2.344525213</text:p>
          </table:table-cell>
          <table:table-cell office:value-type="float" office:value="2.48492308625889" calcext:value-type="float">
            <text:p>2.4849230863</text:p>
          </table:table-cell>
          <table:table-cell office:value-type="float" office:value="2.37711488431093" calcext:value-type="float">
            <text:p>2.3771148843</text:p>
          </table:table-cell>
          <table:table-cell office:value-type="float" office:value="2.43017318257159" calcext:value-type="float">
            <text:p>2.4301731826</text:p>
          </table:table-cell>
          <table:table-cell office:value-type="float" office:value="2.5072953400368" calcext:value-type="float">
            <text:p>2.50729534</text:p>
          </table:table-cell>
          <table:table-cell office:value-type="float" office:value="2.58087865414863" calcext:value-type="float">
            <text:p>2.5808786541</text:p>
          </table:table-cell>
          <table:table-cell office:value-type="float" office:value="2.68438762697593" calcext:value-type="float">
            <text:p>2.684387627</text:p>
          </table:table-cell>
          <table:table-cell office:value-type="float" office:value="2.52699714543748" calcext:value-type="float">
            <text:p>2.5269971454</text:p>
          </table:table-cell>
          <table:table-cell office:value-type="float" office:value="2.48741005556083" calcext:value-type="float">
            <text:p>2.4874100556</text:p>
          </table:table-cell>
          <table:table-cell office:value-type="float" office:value="2.60093891216964" calcext:value-type="float">
            <text:p>2.6009389122</text:p>
          </table:table-cell>
          <table:table-cell office:value-type="float" office:value="2.66294959344141" calcext:value-type="float">
            <text:p>2.6629495934</text:p>
          </table:table-cell>
          <table:table-cell office:value-type="float" office:value="2.59363663713768" calcext:value-type="float">
            <text:p>2.5936366371</text:p>
          </table:table-cell>
          <table:table-cell office:value-type="float" office:value="2.68319578452506" calcext:value-type="float">
            <text:p>2.6831957845</text:p>
          </table:table-cell>
          <table:table-cell office:value-type="float" office:value="2.66069154928601" calcext:value-type="float">
            <text:p>2.6606915493</text:p>
          </table:table-cell>
          <table:table-cell office:value-type="float" office:value="2.56136174546768" calcext:value-type="float">
            <text:p>2.5613617455</text:p>
          </table:table-cell>
          <table:table-cell office:value-type="float" office:value="2.74219892374002" calcext:value-type="float">
            <text:p>2.7421989237</text:p>
          </table:table-cell>
          <table:table-cell office:value-type="float" office:value="2.77300773112652" calcext:value-type="float">
            <text:p>2.7730077311</text:p>
          </table:table-cell>
          <table:table-cell office:value-type="float" office:value="2.75943204940311" calcext:value-type="float">
            <text:p>2.7594320494</text:p>
          </table:table-cell>
          <table:table-cell office:value-type="float" office:value="2.69813843841485" calcext:value-type="float">
            <text:p>2.6981384384</text:p>
          </table:table-cell>
          <table:table-cell office:value-type="float" office:value="2.80790433526249" calcext:value-type="float">
            <text:p>2.8079043353</text:p>
          </table:table-cell>
          <table:table-cell office:value-type="float" office:value="2.69745860331063" calcext:value-type="float">
            <text:p>2.6974586033</text:p>
          </table:table-cell>
          <table:table-cell office:value-type="float" office:value="2.72346808254403" calcext:value-type="float">
            <text:p>2.7234680825</text:p>
          </table:table-cell>
          <table:table-cell office:value-type="float" office:value="2.7617328223728" calcext:value-type="float">
            <text:p>2.7617328224</text:p>
          </table:table-cell>
          <table:table-cell office:value-type="float" office:value="2.93905673514808" calcext:value-type="float">
            <text:p>2.9390567351</text:p>
          </table:table-cell>
          <table:table-cell office:value-type="float" office:value="2.9369681524011" calcext:value-type="float">
            <text:p>2.9369681524</text:p>
          </table:table-cell>
          <table:table-cell office:value-type="float" office:value="3.01525379345741" calcext:value-type="float">
            <text:p>3.0152537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 train:</text:p>
          </table:table-cell>
          <table:table-cell table:number-columns-repeated="71"/>
        </table:table-row>
        <table:table-row table:style-name="ro1">
          <table:table-cell office:value-type="float" office:value="0.507713379503809" calcext:value-type="float">
            <text:p>0.5077133795</text:p>
          </table:table-cell>
          <table:table-cell office:value-type="float" office:value="0.508290080738178" calcext:value-type="float">
            <text:p>0.5082900807</text:p>
          </table:table-cell>
          <table:table-cell office:value-type="float" office:value="0.498053633252367" calcext:value-type="float">
            <text:p>0.4980536333</text:p>
          </table:table-cell>
          <table:table-cell office:value-type="float" office:value="0.496107266367238" calcext:value-type="float">
            <text:p>0.4961072664</text:p>
          </table:table-cell>
          <table:table-cell office:value-type="float" office:value="0.50288350630934" calcext:value-type="float">
            <text:p>0.5028835063</text:p>
          </table:table-cell>
          <table:table-cell office:value-type="float" office:value="0.500432526020305" calcext:value-type="float">
            <text:p>0.500432526</text:p>
          </table:table-cell>
          <table:table-cell office:value-type="float" office:value="0.500576701337491" calcext:value-type="float">
            <text:p>0.5005767013</text:p>
          </table:table-cell>
          <table:table-cell office:value-type="float" office:value="0.500288350668745" calcext:value-type="float">
            <text:p>0.5002883507</text:p>
          </table:table-cell>
          <table:table-cell office:value-type="float" office:value="0.500000000068748" calcext:value-type="float">
            <text:p>0.5000000001</text:p>
          </table:table-cell>
          <table:table-cell office:value-type="float" office:value="0.499855824614066" calcext:value-type="float">
            <text:p>0.4998558246</text:p>
          </table:table-cell>
          <table:table-cell office:value-type="float" office:value="0.499783737024222" calcext:value-type="float">
            <text:p>0.499783737</text:p>
          </table:table-cell>
          <table:table-cell office:value-type="float" office:value="0.500144175282812" calcext:value-type="float">
            <text:p>0.5001441753</text:p>
          </table:table-cell>
          <table:table-cell office:value-type="float" office:value="0.499927912341407" calcext:value-type="float">
            <text:p>0.4999279123</text:p>
          </table:table-cell>
          <table:table-cell office:value-type="float" office:value="0.500072087692967" calcext:value-type="float">
            <text:p>0.5000720877</text:p>
          </table:table-cell>
          <table:table-cell office:value-type="float" office:value="0.500072087624219" calcext:value-type="float">
            <text:p>0.5000720876</text:p>
          </table:table-cell>
          <table:table-cell table:number-columns-repeated="3" office:value-type="float" office:value="0.499999999965626" calcext:value-type="float">
            <text:p>0.5</text:p>
          </table:table-cell>
          <table:table-cell table:number-columns-repeated="2" office:value-type="float" office:value="0.500000000034374" calcext:value-type="float">
            <text:p>0.5</text:p>
          </table:table-cell>
          <table:table-cell office:value-type="float" office:value="0.499999999965626" calcext:value-type="float">
            <text:p>0.5</text:p>
          </table:table-cell>
          <table:table-cell office:value-type="float" office:value="0.500000000068748" calcext:value-type="float">
            <text:p>0.50000000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500000000068748" calcext:value-type="float">
            <text:p>0.5000000001</text:p>
          </table:table-cell>
          <table:table-cell table:number-columns-repeated="2" office:value-type="float" office:value="0.499999999931252" calcext:value-type="float">
            <text:p>0.4999999999</text:p>
          </table:table-cell>
          <table:table-cell office:value-type="float" office:value="0.499999999965626" calcext:value-type="float">
            <text:p>0.5</text:p>
          </table:table-cell>
          <table:table-cell office:value-type="float" office:value="0.500000000034374" calcext:value-type="float">
            <text:p>0.5</text:p>
          </table:table-cell>
          <table:table-cell office:value-type="float" office:value="0.499999999965626" calcext:value-type="float">
            <text:p>0.5</text:p>
          </table:table-cell>
          <table:table-cell table:number-columns-repeated="2" office:value-type="float" office:value="0.499999999931252" calcext:value-type="float">
            <text:p>0.4999999999</text:p>
          </table:table-cell>
          <table:table-cell office:value-type="float" office:value="0.499999999965626" calcext:value-type="float">
            <text:p>0.5</text:p>
          </table:table-cell>
          <table:table-cell office:value-type="float" office:value="0.500000000068748" calcext:value-type="float">
            <text:p>0.500000000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500000000068748" calcext:value-type="float">
            <text:p>0.5000000001</text:p>
          </table:table-cell>
          <table:table-cell office:value-type="float" office:value="0.499999999965626" calcext:value-type="float">
            <text:p>0.5</text:p>
          </table:table-cell>
          <table:table-cell office:value-type="float" office:value="0.499999999931252" calcext:value-type="float">
            <text:p>0.4999999999</text:p>
          </table:table-cell>
          <table:table-cell office:value-type="float" office:value="0.500000000068748" calcext:value-type="float">
            <text:p>0.5000000001</text:p>
          </table:table-cell>
          <table:table-cell office:value-type="float" office:value="0.500000000034374" calcext:value-type="float">
            <text:p>0.5</text:p>
          </table:table-cell>
          <table:table-cell office:value-type="float" office:value="0.500000000068748" calcext:value-type="float">
            <text:p>0.5000000001</text:p>
          </table:table-cell>
          <table:table-cell office:value-type="float" office:value="0.499999999965626" calcext:value-type="float">
            <text:p>0.5</text:p>
          </table:table-cell>
          <table:table-cell office:value-type="float" office:value="0.500000000034374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office:value-type="float" office:value="0.499999999931252" calcext:value-type="float">
            <text:p>0.4999999999</text:p>
          </table:table-cell>
          <table:table-cell office:value-type="float" office:value="0.499999999965626" calcext:value-type="float">
            <text:p>0.5</text:p>
          </table:table-cell>
          <table:table-cell office:value-type="float" office:value="0.499999999931252" calcext:value-type="float">
            <text:p>0.499999999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99999999931252" calcext:value-type="float">
            <text:p>0.4999999999</text:p>
          </table:table-cell>
          <table:table-cell office:value-type="float" office:value="0.499999999965626" calcext:value-type="float">
            <text:p>0.5</text:p>
          </table:table-cell>
          <table:table-cell office:value-type="float" office:value="0.500000000068748" calcext:value-type="float">
            <text:p>0.500000000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500000000034374" calcext:value-type="float">
            <text:p>0.5</text:p>
          </table:table-cell>
          <table:table-cell office:value-type="float" office:value="0.499999999965626" calcext:value-type="float">
            <text:p>0.5</text:p>
          </table:table-cell>
          <table:table-cell office:value-type="float" office:value="0.500000000034374" calcext:value-type="float">
            <text:p>0.5</text:p>
          </table:table-cell>
          <table:table-cell office:value-type="float" office:value="0.500000000068748" calcext:value-type="float">
            <text:p>0.5000000001</text:p>
          </table:table-cell>
          <table:table-cell office:value-type="float" office:value="0.499999999931252" calcext:value-type="float">
            <text:p>0.499999999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99999999931252" calcext:value-type="float">
            <text:p>0.4999999999</text:p>
          </table:table-cell>
          <table:table-cell office:value-type="float" office:value="0.500000000068748" calcext:value-type="float">
            <text:p>0.5000000001</text:p>
          </table:table-cell>
          <table:table-cell office:value-type="float" office:value="0.500000000034374" calcext:value-type="float">
            <text:p>0.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 test:</text:p>
          </table:table-cell>
          <table:table-cell table:number-columns-repeated="71"/>
        </table:table-row>
        <table:table-row table:style-name="ro1">
          <table:table-cell office:value-type="float" office:value="0.5352733686908" calcext:value-type="float">
            <text:p>0.5352733687</text:p>
          </table:table-cell>
          <table:table-cell table:number-columns-repeated="69" office:value-type="float" office:value="0.535097001847767" calcext:value-type="float">
            <text:p>0.5350970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 train:</text:p>
          </table:table-cell>
          <table:table-cell table:number-columns-repeated="71"/>
        </table:table-row>
        <table:table-row table:style-name="ro1">
          <table:table-cell office:value-type="float" office:value="0.0150823677721355" calcext:value-type="float">
            <text:p>0.0150823678</text:p>
          </table:table-cell>
          <table:table-cell office:value-type="float" office:value="0.0171441937976161" calcext:value-type="float">
            <text:p>0.0171441938</text:p>
          </table:table-cell>
          <table:table-cell office:value-type="float" office:value="-0.00459259073652817" calcext:value-type="float">
            <text:p>-0.0045925907</text:p>
          </table:table-cell>
          <table:table-cell office:value-type="float" office:value="-0.0136296218465219" calcext:value-type="float">
            <text:p>-0.0136296218</text:p>
          </table:table-cell>
          <table:table-cell office:value-type="float" office:value="0.00963085248739799" calcext:value-type="float">
            <text:p>0.0096308525</text:p>
          </table:table-cell>
          <table:table-cell office:value-type="float" office:value="0.00125892343259531" calcext:value-type="float">
            <text:p>0.0012589234</text:p>
          </table:table-cell>
          <table:table-cell office:value-type="float" office:value="0.00681753279673496" calcext:value-type="float">
            <text:p>0.0068175328</text:p>
          </table:table-cell>
          <table:table-cell office:value-type="float" office:value="0.00438938304489734" calcext:value-type="float">
            <text:p>0.004389383</text:p>
          </table:table-cell>
          <table:table-cell office:value-type="float" office:value="-0.000033603751260654" calcext:value-type="float">
            <text:p>-3.3603751260654E-05</text:p>
          </table:table-cell>
          <table:table-cell office:value-type="float" office:value="-0.00163326365174994" calcext:value-type="float">
            <text:p>-0.0016332637</text:p>
          </table:table-cell>
          <table:table-cell office:value-type="float" office:value="-0.00355079120418192" calcext:value-type="float">
            <text:p>-0.0035507912</text:p>
          </table:table-cell>
          <table:table-cell office:value-type="float" office:value="0.00208481524092378" calcext:value-type="float">
            <text:p>0.0020848152</text:p>
          </table:table-cell>
          <table:table-cell office:value-type="float" office:value="-0.000976641904111552" calcext:value-type="float">
            <text:p>-0.0009766419</text:p>
          </table:table-cell>
          <table:table-cell office:value-type="float" office:value="0.00123029610414956" calcext:value-type="float">
            <text:p>0.0012302961</text:p>
          </table:table-cell>
          <table:table-cell office:value-type="float" office:value="0.00100489739315733" calcext:value-type="float">
            <text:p>0.0010048974</text:p>
          </table:table-cell>
          <table:table-cell table:number-columns-repeated="5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 test:</text:p>
          </table:table-cell>
          <table:table-cell table:number-columns-repeated="71"/>
        </table:table-row>
        <table:table-row table:style-name="ro1">
          <table:table-cell office:value-type="float" office:value="0.000823043725688201" calcext:value-type="float">
            <text:p>0.0008230437</text:p>
          </table:table-cell>
          <table:table-cell table:number-columns-repeated="6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(1</text:p>
          </table:table-cell>
          <table:table-cell office:value-type="string" calcext:value-type="string">
            <text:p><text:s/>2): (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0)}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Saving model and weights</text:p>
          </table:table-cell>
          <table:table-cell table:number-columns-repeated="71"/>
        </table:table-row>
        <table:table-row table:style-name="ro1" table:number-rows-repeated="3">
          <table:table-cell table:number-columns-repeated="72"/>
        </table:table-row>
        <table:table-row table:style-name="ro1">
          <table:table-cell office:value-type="string" calcext:value-type="string">
            <text:p><text:s text:c="2"/>trend: <text:s/>1 <text:s text:c="2"/>8 <text:s text:c="2"/></text:p>
          </table:table-cell>
          <table:table-cell table:number-columns-repeated="71"/>
        </table:table-row>
        <table:table-row table:style-name="ro1" table:number-rows-repeated="11">
          <table:table-cell table:number-columns-repeated="72"/>
        </table:table-row>
        <table:table-row table:style-name="ro1">
          <table:table-cell office:value-type="string" calcext:value-type="string">
            <text:p><text:s/>Test 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(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4)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test Acc: <text:s/>0.5417699115888207 <text:s/>test MCC: <text:s/>0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<text:s text:c="3"/>0 2589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<text:s text:c="4"/>0 3061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Loss train:</text:p>
          </table:table-cell>
          <table:table-cell table:number-columns-repeated="71"/>
        </table:table-row>
        <table:table-row table:style-name="ro1">
          <table:table-cell office:value-type="float" office:value="0.843410165402361" calcext:value-type="float">
            <text:p>0.8434101654</text:p>
          </table:table-cell>
          <table:table-cell office:value-type="float" office:value="0.732335927123686" calcext:value-type="float">
            <text:p>0.7323359271</text:p>
          </table:table-cell>
          <table:table-cell office:value-type="float" office:value="0.655628292862748" calcext:value-type="float">
            <text:p>0.6556282929</text:p>
          </table:table-cell>
          <table:table-cell office:value-type="float" office:value="0.606113706154044" calcext:value-type="float">
            <text:p>0.6061137062</text:p>
          </table:table-cell>
          <table:table-cell office:value-type="float" office:value="0.565403062255781" calcext:value-type="float">
            <text:p>0.5654030623</text:p>
          </table:table-cell>
          <table:table-cell office:value-type="float" office:value="0.531465555498558" calcext:value-type="float">
            <text:p>0.5314655555</text:p>
          </table:table-cell>
          <table:table-cell office:value-type="float" office:value="0.503427488222233" calcext:value-type="float">
            <text:p>0.5034274882</text:p>
          </table:table-cell>
          <table:table-cell office:value-type="float" office:value="0.476713693261936" calcext:value-type="float">
            <text:p>0.4767136933</text:p>
          </table:table-cell>
          <table:table-cell office:value-type="float" office:value="0.451385884498554" calcext:value-type="float">
            <text:p>0.4513858845</text:p>
          </table:table-cell>
          <table:table-cell office:value-type="float" office:value="0.427841182911401" calcext:value-type="float">
            <text:p>0.4278411829</text:p>
          </table:table-cell>
          <table:table-cell office:value-type="float" office:value="0.404341527576818" calcext:value-type="float">
            <text:p>0.4043415276</text:p>
          </table:table-cell>
          <table:table-cell office:value-type="float" office:value="0.38164753543253" calcext:value-type="float">
            <text:p>0.3816475354</text:p>
          </table:table-cell>
          <table:table-cell office:value-type="float" office:value="0.360298527968669" calcext:value-type="float">
            <text:p>0.360298528</text:p>
          </table:table-cell>
          <table:table-cell office:value-type="float" office:value="0.338241691763152" calcext:value-type="float">
            <text:p>0.3382416918</text:p>
          </table:table-cell>
          <table:table-cell office:value-type="float" office:value="0.317663663058744" calcext:value-type="float">
            <text:p>0.3176636631</text:p>
          </table:table-cell>
          <table:table-cell office:value-type="float" office:value="0.296093929443725" calcext:value-type="float">
            <text:p>0.2960939294</text:p>
          </table:table-cell>
          <table:table-cell office:value-type="float" office:value="0.277036230461998" calcext:value-type="float">
            <text:p>0.2770362305</text:p>
          </table:table-cell>
          <table:table-cell office:value-type="float" office:value="0.257656152321509" calcext:value-type="float">
            <text:p>0.2576561523</text:p>
          </table:table-cell>
          <table:table-cell office:value-type="float" office:value="0.239447599286212" calcext:value-type="float">
            <text:p>0.2394475993</text:p>
          </table:table-cell>
          <table:table-cell office:value-type="float" office:value="0.221932296844902" calcext:value-type="float">
            <text:p>0.2219322968</text:p>
          </table:table-cell>
          <table:table-cell office:value-type="float" office:value="0.205921141072602" calcext:value-type="float">
            <text:p>0.2059211411</text:p>
          </table:table-cell>
          <table:table-cell office:value-type="float" office:value="0.190314621294999" calcext:value-type="float">
            <text:p>0.1903146213</text:p>
          </table:table-cell>
          <table:table-cell office:value-type="float" office:value="0.176142676819129" calcext:value-type="float">
            <text:p>0.1761426768</text:p>
          </table:table-cell>
          <table:table-cell office:value-type="float" office:value="0.162932292885304" calcext:value-type="float">
            <text:p>0.1629322929</text:p>
          </table:table-cell>
          <table:table-cell office:value-type="float" office:value="0.149867834657966" calcext:value-type="float">
            <text:p>0.1498678347</text:p>
          </table:table-cell>
          <table:table-cell office:value-type="float" office:value="0.138762910174222" calcext:value-type="float">
            <text:p>0.1387629102</text:p>
          </table:table-cell>
          <table:table-cell office:value-type="float" office:value="0.127638385152836" calcext:value-type="float">
            <text:p>0.1276383852</text:p>
          </table:table-cell>
          <table:table-cell office:value-type="float" office:value="0.118116968856875" calcext:value-type="float">
            <text:p>0.1181169689</text:p>
          </table:table-cell>
          <table:table-cell office:value-type="float" office:value="0.108482816308805" calcext:value-type="float">
            <text:p>0.1084828163</text:p>
          </table:table-cell>
          <table:table-cell office:value-type="float" office:value="0.100211297958554" calcext:value-type="float">
            <text:p>0.100211298</text:p>
          </table:table-cell>
          <table:table-cell office:value-type="float" office:value="0.0924575361625163" calcext:value-type="float">
            <text:p>0.0924575362</text:p>
          </table:table-cell>
          <table:table-cell office:value-type="float" office:value="0.0853135552080624" calcext:value-type="float">
            <text:p>0.0853135552</text:p>
          </table:table-cell>
          <table:table-cell office:value-type="float" office:value="0.079043090341462" calcext:value-type="float">
            <text:p>0.0790430903</text:p>
          </table:table-cell>
          <table:table-cell office:value-type="float" office:value="0.0731362534699255" calcext:value-type="float">
            <text:p>0.0731362535</text:p>
          </table:table-cell>
          <table:table-cell office:value-type="float" office:value="0.0676657610892879" calcext:value-type="float">
            <text:p>0.0676657611</text:p>
          </table:table-cell>
          <table:table-cell office:value-type="float" office:value="0.0628576855303677" calcext:value-type="float">
            <text:p>0.0628576855</text:p>
          </table:table-cell>
          <table:table-cell office:value-type="float" office:value="0.0583599982427079" calcext:value-type="float">
            <text:p>0.0583599982</text:p>
          </table:table-cell>
          <table:table-cell office:value-type="float" office:value="0.0542074231454294" calcext:value-type="float">
            <text:p>0.0542074231</text:p>
          </table:table-cell>
          <table:table-cell office:value-type="float" office:value="0.0503629098381203" calcext:value-type="float">
            <text:p>0.0503629098</text:p>
          </table:table-cell>
          <table:table-cell office:value-type="float" office:value="0.046810438119327" calcext:value-type="float">
            <text:p>0.0468104381</text:p>
          </table:table-cell>
          <table:table-cell office:value-type="float" office:value="0.0436871238158548" calcext:value-type="float">
            <text:p>0.0436871238</text:p>
          </table:table-cell>
          <table:table-cell office:value-type="float" office:value="0.040740986296638" calcext:value-type="float">
            <text:p>0.0407409863</text:p>
          </table:table-cell>
          <table:table-cell office:value-type="float" office:value="0.037897004369521" calcext:value-type="float">
            <text:p>0.0378970044</text:p>
          </table:table-cell>
          <table:table-cell office:value-type="float" office:value="0.0356626997595743" calcext:value-type="float">
            <text:p>0.0356626998</text:p>
          </table:table-cell>
          <table:table-cell office:value-type="float" office:value="0.033296457132046" calcext:value-type="float">
            <text:p>0.0332964571</text:p>
          </table:table-cell>
          <table:table-cell office:value-type="float" office:value="0.0311527454948996" calcext:value-type="float">
            <text:p>0.0311527455</text:p>
          </table:table-cell>
          <table:table-cell office:value-type="float" office:value="0.0292425011520594" calcext:value-type="float">
            <text:p>0.0292425012</text:p>
          </table:table-cell>
          <table:table-cell office:value-type="float" office:value="0.027391518205062" calcext:value-type="float">
            <text:p>0.0273915182</text:p>
          </table:table-cell>
          <table:table-cell office:value-type="float" office:value="0.0257930654089623" calcext:value-type="float">
            <text:p>0.0257930654</text:p>
          </table:table-cell>
          <table:table-cell office:value-type="float" office:value="0.0241645349844245" calcext:value-type="float">
            <text:p>0.024164535</text:p>
          </table:table-cell>
          <table:table-cell office:value-type="float" office:value="0.0228314478881028" calcext:value-type="float">
            <text:p>0.0228314479</text:p>
          </table:table-cell>
          <table:table-cell office:value-type="float" office:value="0.021429450232664" calcext:value-type="float">
            <text:p>0.0214294502</text:p>
          </table:table-cell>
          <table:table-cell office:value-type="float" office:value="0.0202820436592852" calcext:value-type="float">
            <text:p>0.0202820437</text:p>
          </table:table-cell>
          <table:table-cell office:value-type="float" office:value="0.019128648104913" calcext:value-type="float">
            <text:p>0.0191286481</text:p>
          </table:table-cell>
          <table:table-cell office:value-type="float" office:value="0.0179765294306609" calcext:value-type="float">
            <text:p>0.0179765294</text:p>
          </table:table-cell>
          <table:table-cell office:value-type="float" office:value="0.0169995743605156" calcext:value-type="float">
            <text:p>0.0169995744</text:p>
          </table:table-cell>
          <table:table-cell office:value-type="float" office:value="0.0160801955027494" calcext:value-type="float">
            <text:p>0.0160801955</text:p>
          </table:table-cell>
          <table:table-cell office:value-type="float" office:value="0.0151802767031655" calcext:value-type="float">
            <text:p>0.0151802767</text:p>
          </table:table-cell>
          <table:table-cell office:value-type="float" office:value="0.0143895677004325" calcext:value-type="float">
            <text:p>0.0143895677</text:p>
          </table:table-cell>
          <table:table-cell office:value-type="float" office:value="0.0136345615803012" calcext:value-type="float">
            <text:p>0.0136345616</text:p>
          </table:table-cell>
          <table:table-cell office:value-type="float" office:value="0.0129207901335994" calcext:value-type="float">
            <text:p>0.0129207901</text:p>
          </table:table-cell>
          <table:table-cell office:value-type="float" office:value="0.0122815757334774" calcext:value-type="float">
            <text:p>0.0122815757</text:p>
          </table:table-cell>
          <table:table-cell office:value-type="float" office:value="0.0116035290625676" calcext:value-type="float">
            <text:p>0.0116035291</text:p>
          </table:table-cell>
          <table:table-cell office:value-type="float" office:value="0.0110098224484591" calcext:value-type="float">
            <text:p>0.0110098224</text:p>
          </table:table-cell>
          <table:table-cell office:value-type="float" office:value="0.0104651122729344" calcext:value-type="float">
            <text:p>0.0104651123</text:p>
          </table:table-cell>
          <table:table-cell office:value-type="float" office:value="0.00988968199267712" calcext:value-type="float">
            <text:p>0.009889682</text:p>
          </table:table-cell>
          <table:table-cell office:value-type="float" office:value="0.00944496845402938" calcext:value-type="float">
            <text:p>0.0094449685</text:p>
          </table:table-cell>
          <table:table-cell office:value-type="float" office:value="0.0089847021939432" calcext:value-type="float">
            <text:p>0.0089847022</text:p>
          </table:table-cell>
          <table:table-cell office:value-type="float" office:value="0.00857290114219359" calcext:value-type="float">
            <text:p>0.0085729011</text:p>
          </table:table-cell>
          <table:table-cell office:value-type="float" office:value="0.00816279035421493" calcext:value-type="float">
            <text:p>0.0081627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ss test:</text:p>
          </table:table-cell>
          <table:table-cell table:number-columns-repeated="71"/>
        </table:table-row>
        <table:table-row table:style-name="ro1">
          <table:table-cell office:value-type="float" office:value="0.711870698928833" calcext:value-type="float">
            <text:p>0.7118706989</text:p>
          </table:table-cell>
          <table:table-cell office:value-type="float" office:value="0.693277077484975" calcext:value-type="float">
            <text:p>0.6932770775</text:p>
          </table:table-cell>
          <table:table-cell office:value-type="float" office:value="0.694184403588287" calcext:value-type="float">
            <text:p>0.6941844036</text:p>
          </table:table-cell>
          <table:table-cell office:value-type="float" office:value="0.690612314127188" calcext:value-type="float">
            <text:p>0.6906123141</text:p>
          </table:table-cell>
          <table:table-cell office:value-type="float" office:value="0.693027788347903" calcext:value-type="float">
            <text:p>0.6930277883</text:p>
          </table:table-cell>
          <table:table-cell office:value-type="float" office:value="0.696854235788362" calcext:value-type="float">
            <text:p>0.6968542358</text:p>
          </table:table-cell>
          <table:table-cell office:value-type="float" office:value="0.701454652452891" calcext:value-type="float">
            <text:p>0.7014546525</text:p>
          </table:table-cell>
          <table:table-cell office:value-type="float" office:value="0.704749961321333" calcext:value-type="float">
            <text:p>0.7047499613</text:p>
          </table:table-cell>
          <table:table-cell office:value-type="float" office:value="0.716258599905841" calcext:value-type="float">
            <text:p>0.7162585999</text:p>
          </table:table-cell>
          <table:table-cell office:value-type="float" office:value="0.717552725783492" calcext:value-type="float">
            <text:p>0.7175527258</text:p>
          </table:table-cell>
          <table:table-cell office:value-type="float" office:value="0.731755941378332" calcext:value-type="float">
            <text:p>0.7317559414</text:p>
          </table:table-cell>
          <table:table-cell office:value-type="float" office:value="0.759599776943173" calcext:value-type="float">
            <text:p>0.7595997769</text:p>
          </table:table-cell>
          <table:table-cell office:value-type="float" office:value="0.745300284930035" calcext:value-type="float">
            <text:p>0.7453002849</text:p>
          </table:table-cell>
          <table:table-cell office:value-type="float" office:value="0.77337282851734" calcext:value-type="float">
            <text:p>0.7733728285</text:p>
          </table:table-cell>
          <table:table-cell office:value-type="float" office:value="0.784226354856407" calcext:value-type="float">
            <text:p>0.7842263549</text:p>
          </table:table-cell>
          <table:table-cell office:value-type="float" office:value="0.791920071302262" calcext:value-type="float">
            <text:p>0.7919200713</text:p>
          </table:table-cell>
          <table:table-cell office:value-type="float" office:value="0.872388933253499" calcext:value-type="float">
            <text:p>0.8723889333</text:p>
          </table:table-cell>
          <table:table-cell office:value-type="float" office:value="0.843695434658928" calcext:value-type="float">
            <text:p>0.8436954347</text:p>
          </table:table-cell>
          <table:table-cell office:value-type="float" office:value="0.911622633047863" calcext:value-type="float">
            <text:p>0.911622633</text:p>
          </table:table-cell>
          <table:table-cell office:value-type="float" office:value="0.95525737745572" calcext:value-type="float">
            <text:p>0.9552573775</text:p>
          </table:table-cell>
          <table:table-cell office:value-type="float" office:value="0.89285935287982" calcext:value-type="float">
            <text:p>0.8928593529</text:p>
          </table:table-cell>
          <table:table-cell office:value-type="float" office:value="0.951701231002808" calcext:value-type="float">
            <text:p>0.951701231</text:p>
          </table:table-cell>
          <table:table-cell office:value-type="float" office:value="0.918905426991724" calcext:value-type="float">
            <text:p>0.918905427</text:p>
          </table:table-cell>
          <table:table-cell office:value-type="float" office:value="0.970114765589216" calcext:value-type="float">
            <text:p>0.9701147656</text:p>
          </table:table-cell>
          <table:table-cell office:value-type="float" office:value="1.08410021992911" calcext:value-type="float">
            <text:p>1.0841002199</text:p>
          </table:table-cell>
          <table:table-cell office:value-type="float" office:value="1.13406198872929" calcext:value-type="float">
            <text:p>1.1340619887</text:p>
          </table:table-cell>
          <table:table-cell office:value-type="float" office:value="1.07054377450352" calcext:value-type="float">
            <text:p>1.0705437745</text:p>
          </table:table-cell>
          <table:table-cell office:value-type="float" office:value="1.04853454497008" calcext:value-type="float">
            <text:p>1.048534545</text:p>
          </table:table-cell>
          <table:table-cell office:value-type="float" office:value="1.10277971132667" calcext:value-type="float">
            <text:p>1.1027797113</text:p>
          </table:table-cell>
          <table:table-cell office:value-type="float" office:value="1.12349492798864" calcext:value-type="float">
            <text:p>1.123494928</text:p>
          </table:table-cell>
          <table:table-cell office:value-type="float" office:value="1.17251660916658" calcext:value-type="float">
            <text:p>1.1725166092</text:p>
          </table:table-cell>
          <table:table-cell office:value-type="float" office:value="1.24913153724333" calcext:value-type="float">
            <text:p>1.2491315372</text:p>
          </table:table-cell>
          <table:table-cell office:value-type="float" office:value="1.20455299968213" calcext:value-type="float">
            <text:p>1.2045529997</text:p>
          </table:table-cell>
          <table:table-cell office:value-type="float" office:value="1.22034384153586" calcext:value-type="float">
            <text:p>1.2203438415</text:p>
          </table:table-cell>
          <table:table-cell office:value-type="float" office:value="1.33406755325014" calcext:value-type="float">
            <text:p>1.3340675533</text:p>
          </table:table-cell>
          <table:table-cell office:value-type="float" office:value="1.35274724103708" calcext:value-type="float">
            <text:p>1.352747241</text:p>
          </table:table-cell>
          <table:table-cell office:value-type="float" office:value="1.46512326105506" calcext:value-type="float">
            <text:p>1.4651232611</text:p>
          </table:table-cell>
          <table:table-cell office:value-type="float" office:value="1.40015525231319" calcext:value-type="float">
            <text:p>1.4001552523</text:p>
          </table:table-cell>
          <table:table-cell office:value-type="float" office:value="1.41489783105597" calcext:value-type="float">
            <text:p>1.4148978311</text:p>
          </table:table-cell>
          <table:table-cell office:value-type="float" office:value="1.36542848789586" calcext:value-type="float">
            <text:p>1.3654284879</text:p>
          </table:table-cell>
          <table:table-cell office:value-type="float" office:value="1.43750950501028" calcext:value-type="float">
            <text:p>1.437509505</text:p>
          </table:table-cell>
          <table:table-cell office:value-type="float" office:value="1.59589115476186" calcext:value-type="float">
            <text:p>1.5958911548</text:p>
          </table:table-cell>
          <table:table-cell office:value-type="float" office:value="1.56372071413867" calcext:value-type="float">
            <text:p>1.5637207141</text:p>
          </table:table-cell>
          <table:table-cell office:value-type="float" office:value="1.49824284325659" calcext:value-type="float">
            <text:p>1.4982428433</text:p>
          </table:table-cell>
          <table:table-cell office:value-type="float" office:value="1.53904830645671" calcext:value-type="float">
            <text:p>1.5390483065</text:p>
          </table:table-cell>
          <table:table-cell office:value-type="float" office:value="1.64233534310771" calcext:value-type="float">
            <text:p>1.6423353431</text:p>
          </table:table-cell>
          <table:table-cell office:value-type="float" office:value="1.58150743341024" calcext:value-type="float">
            <text:p>1.5815074334</text:p>
          </table:table-cell>
          <table:table-cell office:value-type="float" office:value="1.70889466593751" calcext:value-type="float">
            <text:p>1.7088946659</text:p>
          </table:table-cell>
          <table:table-cell office:value-type="float" office:value="1.67615275336578" calcext:value-type="float">
            <text:p>1.6761527534</text:p>
          </table:table-cell>
          <table:table-cell office:value-type="float" office:value="1.70924584392953" calcext:value-type="float">
            <text:p>1.7092458439</text:p>
          </table:table-cell>
          <table:table-cell office:value-type="float" office:value="1.73943705896361" calcext:value-type="float">
            <text:p>1.739437059</text:p>
          </table:table-cell>
          <table:table-cell office:value-type="float" office:value="1.76501865830042" calcext:value-type="float">
            <text:p>1.7650186583</text:p>
          </table:table-cell>
          <table:table-cell office:value-type="float" office:value="1.76370967021031" calcext:value-type="float">
            <text:p>1.7637096702</text:p>
          </table:table-cell>
          <table:table-cell office:value-type="float" office:value="1.8190518910484" calcext:value-type="float">
            <text:p>1.819051891</text:p>
          </table:table-cell>
          <table:table-cell office:value-type="float" office:value="1.79879922233852" calcext:value-type="float">
            <text:p>1.7987992223</text:p>
          </table:table-cell>
          <table:table-cell office:value-type="float" office:value="1.9035325487947" calcext:value-type="float">
            <text:p>1.9035325488</text:p>
          </table:table-cell>
          <table:table-cell office:value-type="float" office:value="1.90424115396179" calcext:value-type="float">
            <text:p>1.904241154</text:p>
          </table:table-cell>
          <table:table-cell office:value-type="float" office:value="1.95983336592143" calcext:value-type="float">
            <text:p>1.9598333659</text:p>
          </table:table-cell>
          <table:table-cell office:value-type="float" office:value="1.9219179703282" calcext:value-type="float">
            <text:p>1.9219179703</text:p>
          </table:table-cell>
          <table:table-cell office:value-type="float" office:value="2.04494066559108" calcext:value-type="float">
            <text:p>2.0449406656</text:p>
          </table:table-cell>
          <table:table-cell office:value-type="float" office:value="1.99482252745502" calcext:value-type="float">
            <text:p>1.9948225275</text:p>
          </table:table-cell>
          <table:table-cell office:value-type="float" office:value="1.94854194641113" calcext:value-type="float">
            <text:p>1.9485419464</text:p>
          </table:table-cell>
          <table:table-cell office:value-type="float" office:value="2.08083376538437" calcext:value-type="float">
            <text:p>2.0808337654</text:p>
          </table:table-cell>
          <table:table-cell office:value-type="float" office:value="2.0580720906553" calcext:value-type="float">
            <text:p>2.0580720907</text:p>
          </table:table-cell>
          <table:table-cell office:value-type="float" office:value="2.12217080014997" calcext:value-type="float">
            <text:p>2.1221708001</text:p>
          </table:table-cell>
          <table:table-cell office:value-type="float" office:value="2.11270654391398" calcext:value-type="float">
            <text:p>2.1127065439</text:p>
          </table:table-cell>
          <table:table-cell office:value-type="float" office:value="2.10969649914092" calcext:value-type="float">
            <text:p>2.1096964991</text:p>
          </table:table-cell>
          <table:table-cell office:value-type="float" office:value="2.13875596814451" calcext:value-type="float">
            <text:p>2.1387559681</text:p>
          </table:table-cell>
          <table:table-cell office:value-type="float" office:value="2.17447932994471" calcext:value-type="float">
            <text:p>2.1744793299</text:p>
          </table:table-cell>
          <table:table-cell office:value-type="float" office:value="2.24007412184656" calcext:value-type="float">
            <text:p>2.2400741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 train:</text:p>
          </table:table-cell>
          <table:table-cell table:number-columns-repeated="71"/>
        </table:table-row>
        <table:table-row table:style-name="ro1">
          <table:table-cell office:value-type="float" office:value="0.503648156049267" calcext:value-type="float">
            <text:p>0.503648156</text:p>
          </table:table-cell>
          <table:table-cell office:value-type="float" office:value="0.508444804651417" calcext:value-type="float">
            <text:p>0.5084448047</text:p>
          </table:table-cell>
          <table:table-cell office:value-type="float" office:value="0.517970544464635" calcext:value-type="float">
            <text:p>0.5179705445</text:p>
          </table:table-cell>
          <table:table-cell office:value-type="float" office:value="0.506080259835135" calcext:value-type="float">
            <text:p>0.5060802598</text:p>
          </table:table-cell>
          <table:table-cell office:value-type="float" office:value="0.507161194811704" calcext:value-type="float">
            <text:p>0.5071611948</text:p>
          </table:table-cell>
          <table:table-cell office:value-type="float" office:value="0.501756519393298" calcext:value-type="float">
            <text:p>0.5017565194</text:p>
          </table:table-cell>
          <table:table-cell office:value-type="float" office:value="0.500878260073155" calcext:value-type="float">
            <text:p>0.5008782601</text:p>
          </table:table-cell>
          <table:table-cell office:value-type="float" office:value="0.500675584384516" calcext:value-type="float">
            <text:p>0.5006755844</text:p>
          </table:table-cell>
          <table:table-cell office:value-type="float" office:value="0.500472909110637" calcext:value-type="float">
            <text:p>0.5004729091</text:p>
          </table:table-cell>
          <table:table-cell office:value-type="float" office:value="0.500067558466237" calcext:value-type="float">
            <text:p>0.5000675585</text:p>
          </table:table-cell>
          <table:table-cell office:value-type="float" office:value="0.499797324693907" calcext:value-type="float">
            <text:p>0.4997973247</text:p>
          </table:table-cell>
          <table:table-cell office:value-type="float" office:value="0.500000000020134" calcext:value-type="float">
            <text:p>0.5</text:p>
          </table:table-cell>
          <table:table-cell office:value-type="float" office:value="0.499999999991946" calcext:value-type="float">
            <text:p>0.5</text:p>
          </table:table-cell>
          <table:table-cell office:value-type="float" office:value="0.499932441565978" calcext:value-type="float">
            <text:p>0.4999324416</text:p>
          </table:table-cell>
          <table:table-cell office:value-type="float" office:value="0.499999999991946" calcext:value-type="float">
            <text:p>0.5</text:p>
          </table:table-cell>
          <table:table-cell office:value-type="float" office:value="0.500067558454156" calcext:value-type="float">
            <text:p>0.5000675585</text:p>
          </table:table-cell>
          <table:table-cell office:value-type="float" office:value="0.49993244151363" calcext:value-type="float">
            <text:p>0.4999324415</text:p>
          </table:table-cell>
          <table:table-cell office:value-type="float" office:value="0.500135117294885" calcext:value-type="float">
            <text:p>0.5001351173</text:p>
          </table:table-cell>
          <table:table-cell office:value-type="float" office:value="0.500135116908312" calcext:value-type="float">
            <text:p>0.5001351169</text:p>
          </table:table-cell>
          <table:table-cell office:value-type="float" office:value="0.500135117294885" calcext:value-type="float">
            <text:p>0.5001351173</text:p>
          </table:table-cell>
          <table:table-cell office:value-type="float" office:value="0.500000000008054" calcext:value-type="float">
            <text:p>0.5</text:p>
          </table:table-cell>
          <table:table-cell office:value-type="float" office:value="0.500000000016107" calcext:value-type="float">
            <text:p>0.5</text:p>
          </table:table-cell>
          <table:table-cell office:value-type="float" office:value="0.500067558450129" calcext:value-type="float">
            <text:p>0.5000675585</text:p>
          </table:table-cell>
          <table:table-cell office:value-type="float" office:value="0.500067558397781" calcext:value-type="float">
            <text:p>0.5000675584</text:p>
          </table:table-cell>
          <table:table-cell office:value-type="float" office:value="0.5" calcext:value-type="float">
            <text:p>0.5</text:p>
          </table:table-cell>
          <table:table-cell office:value-type="float" office:value="0.500135116896232" calcext:value-type="float">
            <text:p>0.5001351169</text:p>
          </table:table-cell>
          <table:table-cell office:value-type="float" office:value="0.500067558421942" calcext:value-type="float">
            <text:p>0.5000675584</text:p>
          </table:table-cell>
          <table:table-cell office:value-type="float" office:value="0.500000000410733" calcext:value-type="float">
            <text:p>0.5000000004</text:p>
          </table:table-cell>
          <table:table-cell office:value-type="float" office:value="0.499999999967786" calcext:value-type="float">
            <text:p>0.5</text:p>
          </table:table-cell>
          <table:table-cell office:value-type="float" office:value="0.500000000032214" calcext:value-type="float">
            <text:p>0.5</text:p>
          </table:table-cell>
          <table:table-cell office:value-type="float" office:value="0.500000000004027" calcext:value-type="float">
            <text:p>0.5</text:p>
          </table:table-cell>
          <table:table-cell office:value-type="float" office:value="0.500000000008054" calcext:value-type="float">
            <text:p>0.5</text:p>
          </table:table-cell>
          <table:table-cell office:value-type="float" office:value="0.500067558450129" calcext:value-type="float">
            <text:p>0.5000675585</text:p>
          </table:table-cell>
          <table:table-cell office:value-type="float" office:value="0.500000000008054" calcext:value-type="float">
            <text:p>0.5</text:p>
          </table:table-cell>
          <table:table-cell office:value-type="float" office:value="0.499999999967786" calcext:value-type="float">
            <text:p>0.5</text:p>
          </table:table-cell>
          <table:table-cell office:value-type="float" office:value="0.500000000028188" calcext:value-type="float">
            <text:p>0.5</text:p>
          </table:table-cell>
          <table:table-cell office:value-type="float" office:value="0.500000000410733" calcext:value-type="float">
            <text:p>0.5000000004</text:p>
          </table:table-cell>
          <table:table-cell office:value-type="float" office:value="0.499999999975839" calcext:value-type="float">
            <text:p>0.5</text:p>
          </table:table-cell>
          <table:table-cell table:number-columns-repeated="2" office:value-type="float" office:value="0.50000000001208" calcext:value-type="float">
            <text:p>0.5</text:p>
          </table:table-cell>
          <table:table-cell office:value-type="float" office:value="0.500000000004027" calcext:value-type="float">
            <text:p>0.5</text:p>
          </table:table-cell>
          <table:table-cell office:value-type="float" office:value="0.499999999967786" calcext:value-type="float">
            <text:p>0.5</text:p>
          </table:table-cell>
          <table:table-cell office:value-type="float" office:value="0.50000000040268" calcext:value-type="float">
            <text:p>0.5000000004</text:p>
          </table:table-cell>
          <table:table-cell office:value-type="float" office:value="0.500000000016107" calcext:value-type="float">
            <text:p>0.5</text:p>
          </table:table-cell>
          <table:table-cell office:value-type="float" office:value="0.499999999991946" calcext:value-type="float">
            <text:p>0.5</text:p>
          </table:table-cell>
          <table:table-cell office:value-type="float" office:value="0.500000000028188" calcext:value-type="float">
            <text:p>0.5</text:p>
          </table:table-cell>
          <table:table-cell office:value-type="float" office:value="0.500000000410733" calcext:value-type="float">
            <text:p>0.5000000004</text:p>
          </table:table-cell>
          <table:table-cell office:value-type="float" office:value="0.500000000370465" calcext:value-type="float">
            <text:p>0.5000000004</text:p>
          </table:table-cell>
          <table:table-cell office:value-type="float" office:value="0.500000000410733" calcext:value-type="float">
            <text:p>0.5000000004</text:p>
          </table:table-cell>
          <table:table-cell office:value-type="float" office:value="0.500000000032214" calcext:value-type="float">
            <text:p>0.5</text:p>
          </table:table-cell>
          <table:table-cell office:value-type="float" office:value="0.499999999983893" calcext:value-type="float">
            <text:p>0.5</text:p>
          </table:table-cell>
          <table:table-cell office:value-type="float" office:value="0.500000000060402" calcext:value-type="float">
            <text:p>0.5000000001</text:p>
          </table:table-cell>
          <table:table-cell office:value-type="float" office:value="0.50000000040268" calcext:value-type="float">
            <text:p>0.5000000004</text:p>
          </table:table-cell>
          <table:table-cell office:value-type="float" office:value="0.500000000008054" calcext:value-type="float">
            <text:p>0.5</text:p>
          </table:table-cell>
          <table:table-cell office:value-type="float" office:value="0.50000000040268" calcext:value-type="float">
            <text:p>0.5000000004</text:p>
          </table:table-cell>
          <table:table-cell office:value-type="float" office:value="0.5" calcext:value-type="float">
            <text:p>0.5</text:p>
          </table:table-cell>
          <table:table-cell office:value-type="float" office:value="0.499999999991946" calcext:value-type="float">
            <text:p>0.5</text:p>
          </table:table-cell>
          <table:table-cell office:value-type="float" office:value="0.500000000016107" calcext:value-type="float">
            <text:p>0.5</text:p>
          </table:table-cell>
          <table:table-cell office:value-type="float" office:value="0.500000000004027" calcext:value-type="float">
            <text:p>0.5</text:p>
          </table:table-cell>
          <table:table-cell office:value-type="float" office:value="0.500000000024161" calcext:value-type="float">
            <text:p>0.5</text:p>
          </table:table-cell>
          <table:table-cell office:value-type="float" office:value="0.499999999967786" calcext:value-type="float">
            <text:p>0.5</text:p>
          </table:table-cell>
          <table:table-cell office:value-type="float" office:value="0.500000000020134" calcext:value-type="float">
            <text:p>0.5</text:p>
          </table:table-cell>
          <table:table-cell office:value-type="float" office:value="0.50000000040268" calcext:value-type="float">
            <text:p>0.5000000004</text:p>
          </table:table-cell>
          <table:table-cell office:value-type="float" office:value="0.499999999967786" calcext:value-type="float">
            <text:p>0.5</text:p>
          </table:table-cell>
          <table:table-cell office:value-type="float" office:value="0.500000000410733" calcext:value-type="float">
            <text:p>0.5000000004</text:p>
          </table:table-cell>
          <table:table-cell office:value-type="float" office:value="0.499999999991946" calcext:value-type="float">
            <text:p>0.5</text:p>
          </table:table-cell>
          <table:table-cell office:value-type="float" office:value="0.499999999983893" calcext:value-type="float">
            <text:p>0.5</text:p>
          </table:table-cell>
          <table:table-cell office:value-type="float" office:value="0.500000000016107" calcext:value-type="float">
            <text:p>0.5</text:p>
          </table:table-cell>
          <table:table-cell table:number-columns-repeated="2" office:value-type="float" office:value="0.500000000004027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 test:</text:p>
          </table:table-cell>
          <table:table-cell table:number-columns-repeated="71"/>
        </table:table-row>
        <table:table-row table:style-name="ro1">
          <table:table-cell office:value-type="float" office:value="0.466371681426479" calcext:value-type="float">
            <text:p>0.4663716814</text:p>
          </table:table-cell>
          <table:table-cell office:value-type="float" office:value="0.493805309818909" calcext:value-type="float">
            <text:p>0.4938053098</text:p>
          </table:table-cell>
          <table:table-cell office:value-type="float" office:value="0.495929203624219" calcext:value-type="float">
            <text:p>0.4959292036</text:p>
          </table:table-cell>
          <table:table-cell table:number-columns-repeated="67" office:value-type="float" office:value="0.541769911588821" calcext:value-type="float">
            <text:p>0.5417699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 train:</text:p>
          </table:table-cell>
          <table:table-cell table:number-columns-repeated="71"/>
        </table:table-row>
        <table:table-row table:style-name="ro1">
          <table:table-cell office:value-type="float" office:value="0.00882822252712352" calcext:value-type="float">
            <text:p>0.0088282225</text:p>
          </table:table-cell>
          <table:table-cell office:value-type="float" office:value="0.0203871957433254" calcext:value-type="float">
            <text:p>0.0203871957</text:p>
          </table:table-cell>
          <table:table-cell office:value-type="float" office:value="0.0383579827625636" calcext:value-type="float">
            <text:p>0.0383579828</text:p>
          </table:table-cell>
          <table:table-cell office:value-type="float" office:value="0.0255237860342624" calcext:value-type="float">
            <text:p>0.025523786</text:p>
          </table:table-cell>
          <table:table-cell office:value-type="float" office:value="0.0283399740431079" calcext:value-type="float">
            <text:p>0.028339974</text:p>
          </table:table-cell>
          <table:table-cell office:value-type="float" office:value="0.00181300370904775" calcext:value-type="float">
            <text:p>0.0018130037</text:p>
          </table:table-cell>
          <table:table-cell office:value-type="float" office:value="0.00147734649268989" calcext:value-type="float">
            <text:p>0.0014773465</text:p>
          </table:table-cell>
          <table:table-cell office:value-type="float" office:value="0.00743352166194733" calcext:value-type="float">
            <text:p>0.0074335217</text:p>
          </table:table-cell>
          <table:table-cell office:value-type="float" office:value="0.00260776520095521" calcext:value-type="float">
            <text:p>0.0026077652</text:p>
          </table:table-cell>
          <table:table-cell office:value-type="float" office:value="0.000947805445446483" calcext:value-type="float">
            <text:p>0.0009478054</text:p>
          </table:table-cell>
          <table:table-cell office:value-type="float" office:value="-0.00254702136381593" calcext:value-type="float">
            <text:p>-0.0025470214</text:p>
          </table:table-cell>
          <table:table-cell office:value-type="float" office:value="-0.000016047821755571" calcext:value-type="float">
            <text:p>-1.6047821755571E-05</text:p>
          </table:table-cell>
          <table:table-cell office:value-type="float" office:value="-0.000426504518869454" calcext:value-type="float">
            <text:p>-0.0004265045</text:p>
          </table:table-cell>
          <table:table-cell office:value-type="float" office:value="-0.000583997176734358" calcext:value-type="float">
            <text:p>-0.0005839972</text:p>
          </table:table-cell>
          <table:table-cell office:value-type="float" office:value="-0.0000182482829336829" calcext:value-type="float">
            <text:p>-1.82482829336829E-05</text:p>
          </table:table-cell>
          <table:table-cell office:value-type="float" office:value="0.000985858150791951" calcext:value-type="float">
            <text:p>0.0009858582</text:p>
          </table:table-cell>
          <table:table-cell office:value-type="float" office:value="-0.00117124568576862" calcext:value-type="float">
            <text:p>-0.0011712457</text:p>
          </table:table-cell>
          <table:table-cell office:value-type="float" office:value="0.00216239594942878" calcext:value-type="float">
            <text:p>0.0021623959</text:p>
          </table:table-cell>
          <table:table-cell office:value-type="float" office:value="0.00233207433839985" calcext:value-type="float">
            <text:p>0.0023320743</text:p>
          </table:table-cell>
          <table:table-cell office:value-type="float" office:value="0.00226143743037984" calcext:value-type="float">
            <text:p>0.0022614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9880300809718" calcext:value-type="float">
            <text:p>0.001298803</text:p>
          </table:table-cell>
          <table:table-cell office:value-type="float" office:value="0.00110010939052887" calcext:value-type="float">
            <text:p>0.0011001094</text:p>
          </table:table-cell>
          <table:table-cell office:value-type="float" office:value="0" calcext:value-type="float">
            <text:p>0</text:p>
          </table:table-cell>
          <table:table-cell office:value-type="float" office:value="0.0021495060765442" calcext:value-type="float">
            <text:p>0.0021495061</text:p>
          </table:table-cell>
          <table:table-cell office:value-type="float" office:value="0.00116208069647604" calcext:value-type="float">
            <text:p>0.00116208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993653642633544" calcext:value-type="float">
            <text:p>0.0009936536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 test:</text:p>
          </table:table-cell>
          <table:table-cell table:number-columns-repeated="71"/>
        </table:table-row>
        <table:table-row table:style-name="ro1">
          <table:table-cell office:value-type="float" office:value="0.0186054418783272" calcext:value-type="float">
            <text:p>0.0186054419</text:p>
          </table:table-cell>
          <table:table-cell office:value-type="float" office:value="0.0132479909457992" calcext:value-type="float">
            <text:p>0.0132479909</text:p>
          </table:table-cell>
          <table:table-cell office:value-type="float" office:value="0.0212519725234108" calcext:value-type="float">
            <text:p>0.0212519725</text:p>
          </table:table-cell>
          <table:table-cell table:number-columns-repeated="6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(1</text:p>
          </table:table-cell>
          <table:table-cell office:value-type="string" calcext:value-type="string">
            <text:p><text:s/>2): (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0)</text:p>
          </table:table-cell>
          <table:table-cell office:value-type="string" calcext:value-type="string">
            <text:p><text:s/>(1</text:p>
          </table:table-cell>
          <table:table-cell office:value-type="string" calcext:value-type="string">
            <text:p><text:s/>8): (3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0)}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aving model and weights</text:p>
          </table:table-cell>
          <table:table-cell table:number-columns-repeated="71"/>
        </table:table-row>
        <table:table-row table:style-name="ro1" table:number-rows-repeated="3">
          <table:table-cell table:number-columns-repeated="72"/>
        </table:table-row>
        <table:table-row table:style-name="ro1">
          <table:table-cell office:value-type="string" calcext:value-type="string">
            <text:p><text:s text:c="2"/>trend: <text:s/>1 <text:s text:c="2"/>29 <text:s text:c="2"/></text:p>
          </table:table-cell>
          <table:table-cell table:number-columns-repeated="71"/>
        </table:table-row>
        <table:table-row table:style-name="ro1" table:number-rows-repeated="11">
          <table:table-cell table:number-columns-repeated="72"/>
        </table:table-row>
        <table:table-row table:style-name="ro1">
          <table:table-cell office:value-type="string" calcext:value-type="string">
            <text:p><text:s/>Test 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(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2)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test Acc: <text:s/>0.5740608221303158 <text:s/>test MCC: <text:s/>0.0529426853008813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<text:s/>259 2133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<text:s text:c="2"/>248 2950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Loss train:</text:p>
          </table:table-cell>
          <table:table-cell table:number-columns-repeated="71"/>
        </table:table-row>
        <table:table-row table:style-name="ro1">
          <table:table-cell office:value-type="float" office:value="0.653711224715055" calcext:value-type="float">
            <text:p>0.6537112247</text:p>
          </table:table-cell>
          <table:table-cell office:value-type="float" office:value="0.60517879448862" calcext:value-type="float">
            <text:p>0.6051787945</text:p>
          </table:table-cell>
          <table:table-cell office:value-type="float" office:value="0.554475802320372" calcext:value-type="float">
            <text:p>0.5544758023</text:p>
          </table:table-cell>
          <table:table-cell office:value-type="float" office:value="0.507347595460731" calcext:value-type="float">
            <text:p>0.5073475955</text:p>
          </table:table-cell>
          <table:table-cell office:value-type="float" office:value="0.464255027781344" calcext:value-type="float">
            <text:p>0.4642550278</text:p>
          </table:table-cell>
          <table:table-cell office:value-type="float" office:value="0.425000026509033" calcext:value-type="float">
            <text:p>0.4250000265</text:p>
          </table:table-cell>
          <table:table-cell office:value-type="float" office:value="0.369980956641574" calcext:value-type="float">
            <text:p>0.3699809566</text:p>
          </table:table-cell>
          <table:table-cell office:value-type="float" office:value="0.311023260219425" calcext:value-type="float">
            <text:p>0.3110232602</text:p>
          </table:table-cell>
          <table:table-cell office:value-type="float" office:value="0.265134605851949" calcext:value-type="float">
            <text:p>0.2651346059</text:p>
          </table:table-cell>
          <table:table-cell office:value-type="float" office:value="0.232806177874274" calcext:value-type="float">
            <text:p>0.2328061779</text:p>
          </table:table-cell>
          <table:table-cell office:value-type="float" office:value="0.199751855333821" calcext:value-type="float">
            <text:p>0.1997518553</text:p>
          </table:table-cell>
          <table:table-cell office:value-type="float" office:value="0.172352808497772" calcext:value-type="float">
            <text:p>0.1723528085</text:p>
          </table:table-cell>
          <table:table-cell office:value-type="float" office:value="0.151832805426035" calcext:value-type="float">
            <text:p>0.1518328054</text:p>
          </table:table-cell>
          <table:table-cell office:value-type="float" office:value="0.129550407637004" calcext:value-type="float">
            <text:p>0.1295504076</text:p>
          </table:table-cell>
          <table:table-cell office:value-type="float" office:value="0.125937067350924" calcext:value-type="float">
            <text:p>0.1259370674</text:p>
          </table:table-cell>
          <table:table-cell office:value-type="float" office:value="0.105958226007633" calcext:value-type="float">
            <text:p>0.105958226</text:p>
          </table:table-cell>
          <table:table-cell office:value-type="float" office:value="0.0953367001561342" calcext:value-type="float">
            <text:p>0.0953367002</text:p>
          </table:table-cell>
          <table:table-cell office:value-type="float" office:value="0.0858178948108348" calcext:value-type="float">
            <text:p>0.0858178948</text:p>
          </table:table-cell>
          <table:table-cell office:value-type="float" office:value="0.0803407267615216" calcext:value-type="float">
            <text:p>0.0803407268</text:p>
          </table:table-cell>
          <table:table-cell office:value-type="float" office:value="0.0697182109927416" calcext:value-type="float">
            <text:p>0.069718211</text:p>
          </table:table-cell>
          <table:table-cell office:value-type="float" office:value="0.0618295229972346" calcext:value-type="float">
            <text:p>0.061829523</text:p>
          </table:table-cell>
          <table:table-cell office:value-type="float" office:value="0.0571227711317846" calcext:value-type="float">
            <text:p>0.0571227711</text:p>
          </table:table-cell>
          <table:table-cell office:value-type="float" office:value="0.0557499185470699" calcext:value-type="float">
            <text:p>0.0557499185</text:p>
          </table:table-cell>
          <table:table-cell office:value-type="float" office:value="0.0489464654634191" calcext:value-type="float">
            <text:p>0.0489464655</text:p>
          </table:table-cell>
          <table:table-cell office:value-type="float" office:value="0.0430851538174331" calcext:value-type="float">
            <text:p>0.0430851538</text:p>
          </table:table-cell>
          <table:table-cell office:value-type="float" office:value="0.0393003400718398" calcext:value-type="float">
            <text:p>0.0393003401</text:p>
          </table:table-cell>
          <table:table-cell office:value-type="float" office:value="0.0361713144995234" calcext:value-type="float">
            <text:p>0.0361713145</text:p>
          </table:table-cell>
          <table:table-cell office:value-type="float" office:value="0.0328383179017584" calcext:value-type="float">
            <text:p>0.0328383179</text:p>
          </table:table-cell>
          <table:table-cell office:value-type="float" office:value="0.029984952570515" calcext:value-type="float">
            <text:p>0.0299849526</text:p>
          </table:table-cell>
          <table:table-cell office:value-type="float" office:value="0.0343687702785788" calcext:value-type="float">
            <text:p>0.0343687703</text:p>
          </table:table-cell>
          <table:table-cell office:value-type="float" office:value="0.0282128157519654" calcext:value-type="float">
            <text:p>0.0282128158</text:p>
          </table:table-cell>
          <table:table-cell office:value-type="float" office:value="0.0259230902957675" calcext:value-type="float">
            <text:p>0.0259230903</text:p>
          </table:table-cell>
          <table:table-cell office:value-type="float" office:value="0.0225938804605117" calcext:value-type="float">
            <text:p>0.0225938805</text:p>
          </table:table-cell>
          <table:table-cell office:value-type="float" office:value="0.0210314440531714" calcext:value-type="float">
            <text:p>0.0210314441</text:p>
          </table:table-cell>
          <table:table-cell office:value-type="float" office:value="0.0175470105132304" calcext:value-type="float">
            <text:p>0.0175470105</text:p>
          </table:table-cell>
          <table:table-cell office:value-type="float" office:value="0.0169642304014876" calcext:value-type="float">
            <text:p>0.0169642304</text:p>
          </table:table-cell>
          <table:table-cell office:value-type="float" office:value="0.015438734747072" calcext:value-type="float">
            <text:p>0.0154387347</text:p>
          </table:table-cell>
          <table:table-cell office:value-type="float" office:value="0.0133039866133461" calcext:value-type="float">
            <text:p>0.0133039866</text:p>
          </table:table-cell>
          <table:table-cell office:value-type="float" office:value="0.0119912007350017" calcext:value-type="float">
            <text:p>0.0119912007</text:p>
          </table:table-cell>
          <table:table-cell office:value-type="float" office:value="0.0124506851322438" calcext:value-type="float">
            <text:p>0.0124506851</text:p>
          </table:table-cell>
          <table:table-cell office:value-type="float" office:value="0.0116693296942263" calcext:value-type="float">
            <text:p>0.0116693297</text:p>
          </table:table-cell>
          <table:table-cell office:value-type="float" office:value="0.0104256923447421" calcext:value-type="float">
            <text:p>0.0104256923</text:p>
          </table:table-cell>
          <table:table-cell office:value-type="float" office:value="0.0154765933207959" calcext:value-type="float">
            <text:p>0.0154765933</text:p>
          </table:table-cell>
          <table:table-cell office:value-type="float" office:value="0.011043751927472" calcext:value-type="float">
            <text:p>0.0110437519</text:p>
          </table:table-cell>
          <table:table-cell office:value-type="float" office:value="0.009669450622866" calcext:value-type="float">
            <text:p>0.0096694506</text:p>
          </table:table-cell>
          <table:table-cell office:value-type="float" office:value="0.0100015316084487" calcext:value-type="float">
            <text:p>0.0100015316</text:p>
          </table:table-cell>
          <table:table-cell office:value-type="float" office:value="0.00856281112181697" calcext:value-type="float">
            <text:p>0.0085628111</text:p>
          </table:table-cell>
          <table:table-cell office:value-type="float" office:value="0.00677933305518809" calcext:value-type="float">
            <text:p>0.0067793331</text:p>
          </table:table-cell>
          <table:table-cell office:value-type="float" office:value="0.00677012053213696" calcext:value-type="float">
            <text:p>0.0067701205</text:p>
          </table:table-cell>
          <table:table-cell office:value-type="float" office:value="0.00606795709911987" calcext:value-type="float">
            <text:p>0.0060679571</text:p>
          </table:table-cell>
          <table:table-cell office:value-type="float" office:value="0.00564928325279167" calcext:value-type="float">
            <text:p>0.0056492833</text:p>
          </table:table-cell>
          <table:table-cell office:value-type="float" office:value="0.00574998500878651" calcext:value-type="float">
            <text:p>0.005749985</text:p>
          </table:table-cell>
          <table:table-cell office:value-type="float" office:value="0.00591676877390939" calcext:value-type="float">
            <text:p>0.0059167688</text:p>
          </table:table-cell>
          <table:table-cell office:value-type="float" office:value="0.00523558928410864" calcext:value-type="float">
            <text:p>0.0052355893</text:p>
          </table:table-cell>
          <table:table-cell office:value-type="float" office:value="0.00514459809433547" calcext:value-type="float">
            <text:p>0.0051445981</text:p>
          </table:table-cell>
          <table:table-cell office:value-type="float" office:value="0.00460835795757941" calcext:value-type="float">
            <text:p>0.004608358</text:p>
          </table:table-cell>
          <table:table-cell office:value-type="float" office:value="0.00397945805353762" calcext:value-type="float">
            <text:p>0.0039794581</text:p>
          </table:table-cell>
          <table:table-cell office:value-type="float" office:value="0.00408637108779663" calcext:value-type="float">
            <text:p>0.0040863711</text:p>
          </table:table-cell>
          <table:table-cell office:value-type="float" office:value="0.00587258535557494" calcext:value-type="float">
            <text:p>0.0058725854</text:p>
          </table:table-cell>
          <table:table-cell office:value-type="float" office:value="0.00774182000595002" calcext:value-type="float">
            <text:p>0.00774182</text:p>
          </table:table-cell>
          <table:table-cell office:value-type="float" office:value="0.0045978158301382" calcext:value-type="float">
            <text:p>0.0045978158</text:p>
          </table:table-cell>
          <table:table-cell office:value-type="float" office:value="0.00399116989805571" calcext:value-type="float">
            <text:p>0.0039911699</text:p>
          </table:table-cell>
          <table:table-cell office:value-type="float" office:value="0.00337652858275935" calcext:value-type="float">
            <text:p>0.0033765286</text:p>
          </table:table-cell>
          <table:table-cell office:value-type="float" office:value="0.00312439487520162" calcext:value-type="float">
            <text:p>0.0031243949</text:p>
          </table:table-cell>
          <table:table-cell office:value-type="float" office:value="0.00278786043901287" calcext:value-type="float">
            <text:p>0.0027878604</text:p>
          </table:table-cell>
          <table:table-cell office:value-type="float" office:value="0.00243139414444267" calcext:value-type="float">
            <text:p>0.0024313941</text:p>
          </table:table-cell>
          <table:table-cell office:value-type="float" office:value="0.00234400493945249" calcext:value-type="float">
            <text:p>0.0023440049</text:p>
          </table:table-cell>
          <table:table-cell office:value-type="float" office:value="0.00213590018537445" calcext:value-type="float">
            <text:p>0.0021359002</text:p>
          </table:table-cell>
          <table:table-cell office:value-type="float" office:value="0.0020639506766308" calcext:value-type="float">
            <text:p>0.0020639507</text:p>
          </table:table-cell>
          <table:table-cell office:value-type="float" office:value="0.00180238628173173" calcext:value-type="float">
            <text:p>0.0018023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ss test:</text:p>
          </table:table-cell>
          <table:table-cell table:number-columns-repeated="71"/>
        </table:table-row>
        <table:table-row table:style-name="ro1">
          <table:table-cell office:value-type="float" office:value="0.685802053424241" calcext:value-type="float">
            <text:p>0.6858020534</text:p>
          </table:table-cell>
          <table:table-cell office:value-type="float" office:value="0.681769775150074" calcext:value-type="float">
            <text:p>0.6817697752</text:p>
          </table:table-cell>
          <table:table-cell office:value-type="float" office:value="0.682316540626806" calcext:value-type="float">
            <text:p>0.6823165406</text:p>
          </table:table-cell>
          <table:table-cell office:value-type="float" office:value="0.683484098757742" calcext:value-type="float">
            <text:p>0.6834840988</text:p>
          </table:table-cell>
          <table:table-cell office:value-type="float" office:value="0.680366368349208" calcext:value-type="float">
            <text:p>0.6803663683</text:p>
          </table:table-cell>
          <table:table-cell office:value-type="float" office:value="0.698045075110331" calcext:value-type="float">
            <text:p>0.6980450751</text:p>
          </table:table-cell>
          <table:table-cell office:value-type="float" office:value="0.734942121966367" calcext:value-type="float">
            <text:p>0.734942122</text:p>
          </table:table-cell>
          <table:table-cell office:value-type="float" office:value="0.688536057574591" calcext:value-type="float">
            <text:p>0.6885360576</text:p>
          </table:table-cell>
          <table:table-cell office:value-type="float" office:value="0.844412520917029" calcext:value-type="float">
            <text:p>0.8444125209</text:p>
          </table:table-cell>
          <table:table-cell office:value-type="float" office:value="0.772063640703669" calcext:value-type="float">
            <text:p>0.7720636407</text:p>
          </table:table-cell>
          <table:table-cell office:value-type="float" office:value="0.727057849699781" calcext:value-type="float">
            <text:p>0.7270578497</text:p>
          </table:table-cell>
          <table:table-cell office:value-type="float" office:value="1.02705336977629" calcext:value-type="float">
            <text:p>1.0270533698</text:p>
          </table:table-cell>
          <table:table-cell office:value-type="float" office:value="0.948587291846335" calcext:value-type="float">
            <text:p>0.9485872918</text:p>
          </table:table-cell>
          <table:table-cell office:value-type="float" office:value="1.19154825417428" calcext:value-type="float">
            <text:p>1.1915482542</text:p>
          </table:table-cell>
          <table:table-cell office:value-type="float" office:value="0.996891330457117" calcext:value-type="float">
            <text:p>0.9968913305</text:p>
          </table:table-cell>
          <table:table-cell office:value-type="float" office:value="0.757432942164392" calcext:value-type="float">
            <text:p>0.7574329422</text:p>
          </table:table-cell>
          <table:table-cell office:value-type="float" office:value="1.0098424454921" calcext:value-type="float">
            <text:p>1.0098424455</text:p>
          </table:table-cell>
          <table:table-cell office:value-type="float" office:value="0.770174728501888" calcext:value-type="float">
            <text:p>0.7701747285</text:p>
          </table:table-cell>
          <table:table-cell office:value-type="float" office:value="1.38117803748904" calcext:value-type="float">
            <text:p>1.3811780375</text:p>
          </table:table-cell>
          <table:table-cell office:value-type="float" office:value="0.8510608252771" calcext:value-type="float">
            <text:p>0.8510608253</text:p>
          </table:table-cell>
          <table:table-cell office:value-type="float" office:value="1.59094363346509" calcext:value-type="float">
            <text:p>1.5909436335</text:p>
          </table:table-cell>
          <table:table-cell office:value-type="float" office:value="0.868062447371338" calcext:value-type="float">
            <text:p>0.8680624474</text:p>
          </table:table-cell>
          <table:table-cell office:value-type="float" office:value="1.20602771193056" calcext:value-type="float">
            <text:p>1.2060277119</text:p>
          </table:table-cell>
          <table:table-cell office:value-type="float" office:value="0.820790435973562" calcext:value-type="float">
            <text:p>0.820790436</text:p>
          </table:table-cell>
          <table:table-cell office:value-type="float" office:value="1.77592523377355" calcext:value-type="float">
            <text:p>1.7759252338</text:p>
          </table:table-cell>
          <table:table-cell office:value-type="float" office:value="1.49551816673313" calcext:value-type="float">
            <text:p>1.4955181667</text:p>
          </table:table-cell>
          <table:table-cell office:value-type="float" office:value="1.10399347181184" calcext:value-type="float">
            <text:p>1.1039934718</text:p>
          </table:table-cell>
          <table:table-cell office:value-type="float" office:value="1.17044893477599" calcext:value-type="float">
            <text:p>1.1704489348</text:p>
          </table:table-cell>
          <table:table-cell office:value-type="float" office:value="1.57705414120328" calcext:value-type="float">
            <text:p>1.5770541412</text:p>
          </table:table-cell>
          <table:table-cell office:value-type="float" office:value="0.939208540506994" calcext:value-type="float">
            <text:p>0.9392085405</text:p>
          </table:table-cell>
          <table:table-cell office:value-type="float" office:value="2.01020908153121" calcext:value-type="float">
            <text:p>2.0102090815</text:p>
          </table:table-cell>
          <table:table-cell office:value-type="float" office:value="0.977777396161143" calcext:value-type="float">
            <text:p>0.9777773962</text:p>
          </table:table-cell>
          <table:table-cell office:value-type="float" office:value="1.71821938559066" calcext:value-type="float">
            <text:p>1.7182193856</text:p>
          </table:table-cell>
          <table:table-cell office:value-type="float" office:value="1.47556395782341" calcext:value-type="float">
            <text:p>1.4755639578</text:p>
          </table:table-cell>
          <table:table-cell office:value-type="float" office:value="1.92764050538297" calcext:value-type="float">
            <text:p>1.9276405054</text:p>
          </table:table-cell>
          <table:table-cell office:value-type="float" office:value="2.08119593212558" calcext:value-type="float">
            <text:p>2.0811959321</text:p>
          </table:table-cell>
          <table:table-cell office:value-type="float" office:value="1.94032580291649" calcext:value-type="float">
            <text:p>1.9403258029</text:p>
          </table:table-cell>
          <table:table-cell office:value-type="float" office:value="2.3048497728457" calcext:value-type="float">
            <text:p>2.3048497728</text:p>
          </table:table-cell>
          <table:table-cell office:value-type="float" office:value="2.20211760178875" calcext:value-type="float">
            <text:p>2.2021176018</text:p>
          </table:table-cell>
          <table:table-cell office:value-type="float" office:value="0.98832571657911" calcext:value-type="float">
            <text:p>0.9883257166</text:p>
          </table:table-cell>
          <table:table-cell office:value-type="float" office:value="2.15109237008103" calcext:value-type="float">
            <text:p>2.1510923701</text:p>
          </table:table-cell>
          <table:table-cell office:value-type="float" office:value="1.08841756134426" calcext:value-type="float">
            <text:p>1.0884175613</text:p>
          </table:table-cell>
          <table:table-cell office:value-type="float" office:value="1.05743780897427" calcext:value-type="float">
            <text:p>1.057437809</text:p>
          </table:table-cell>
          <table:table-cell office:value-type="float" office:value="1.24340303784406" calcext:value-type="float">
            <text:p>1.2434030378</text:p>
          </table:table-cell>
          <table:table-cell office:value-type="float" office:value="2.40277241201861" calcext:value-type="float">
            <text:p>2.402772412</text:p>
          </table:table-cell>
          <table:table-cell office:value-type="float" office:value="1.05871159279709" calcext:value-type="float">
            <text:p>1.0587115928</text:p>
          </table:table-cell>
          <table:table-cell office:value-type="float" office:value="1.94452362000836" calcext:value-type="float">
            <text:p>1.94452362</text:p>
          </table:table-cell>
          <table:table-cell office:value-type="float" office:value="2.47851078117896" calcext:value-type="float">
            <text:p>2.4785107812</text:p>
          </table:table-cell>
          <table:table-cell office:value-type="float" office:value="2.18794420635551" calcext:value-type="float">
            <text:p>2.1879442064</text:p>
          </table:table-cell>
          <table:table-cell office:value-type="float" office:value="2.43674721244409" calcext:value-type="float">
            <text:p>2.4367472124</text:p>
          </table:table-cell>
          <table:table-cell office:value-type="float" office:value="2.57982468686078" calcext:value-type="float">
            <text:p>2.5798246869</text:p>
          </table:table-cell>
          <table:table-cell office:value-type="float" office:value="2.66413121278896" calcext:value-type="float">
            <text:p>2.6641312128</text:p>
          </table:table-cell>
          <table:table-cell office:value-type="float" office:value="1.11461644695142" calcext:value-type="float">
            <text:p>1.114616447</text:p>
          </table:table-cell>
          <table:table-cell office:value-type="float" office:value="2.71400719354319" calcext:value-type="float">
            <text:p>2.7140071935</text:p>
          </table:table-cell>
          <table:table-cell office:value-type="float" office:value="2.34118964987705" calcext:value-type="float">
            <text:p>2.3411896499</text:p>
          </table:table-cell>
          <table:table-cell office:value-type="float" office:value="2.4559733387396" calcext:value-type="float">
            <text:p>2.4559733387</text:p>
          </table:table-cell>
          <table:table-cell office:value-type="float" office:value="2.76854220869716" calcext:value-type="float">
            <text:p>2.7685422087</text:p>
          </table:table-cell>
          <table:table-cell office:value-type="float" office:value="2.61760565232292" calcext:value-type="float">
            <text:p>2.6176056523</text:p>
          </table:table-cell>
          <table:table-cell office:value-type="float" office:value="4.15304600915243" calcext:value-type="float">
            <text:p>4.1530460092</text:p>
          </table:table-cell>
          <table:table-cell office:value-type="float" office:value="1.86454365114833" calcext:value-type="float">
            <text:p>1.8645436511</text:p>
          </table:table-cell>
          <table:table-cell office:value-type="float" office:value="2.67214944678257" calcext:value-type="float">
            <text:p>2.6721494468</text:p>
          </table:table-cell>
          <table:table-cell office:value-type="float" office:value="2.05643637095027" calcext:value-type="float">
            <text:p>2.056436371</text:p>
          </table:table-cell>
          <table:table-cell office:value-type="float" office:value="3.30425554157796" calcext:value-type="float">
            <text:p>3.3042555416</text:p>
          </table:table-cell>
          <table:table-cell office:value-type="float" office:value="2.95520517877261" calcext:value-type="float">
            <text:p>2.9552051788</text:p>
          </table:table-cell>
          <table:table-cell office:value-type="float" office:value="2.90930219135899" calcext:value-type="float">
            <text:p>2.9093021914</text:p>
          </table:table-cell>
          <table:table-cell office:value-type="float" office:value="2.50898365897655" calcext:value-type="float">
            <text:p>2.508983659</text:p>
          </table:table-cell>
          <table:table-cell office:value-type="float" office:value="2.50174958484117" calcext:value-type="float">
            <text:p>2.5017495848</text:p>
          </table:table-cell>
          <table:table-cell office:value-type="float" office:value="2.75760110507924" calcext:value-type="float">
            <text:p>2.7576011051</text:p>
          </table:table-cell>
          <table:table-cell office:value-type="float" office:value="3.07100564691376" calcext:value-type="float">
            <text:p>3.0710056469</text:p>
          </table:table-cell>
          <table:table-cell office:value-type="float" office:value="1.29177664774262" calcext:value-type="float">
            <text:p>1.2917766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 train:</text:p>
          </table:table-cell>
          <table:table-cell table:number-columns-repeated="71"/>
        </table:table-row>
        <table:table-row table:style-name="ro1">
          <table:table-cell office:value-type="float" office:value="0.506415901348746" calcext:value-type="float">
            <text:p>0.5064159013</text:p>
          </table:table-cell>
          <table:table-cell office:value-type="float" office:value="0.507422317280111" calcext:value-type="float">
            <text:p>0.5074223173</text:p>
          </table:table-cell>
          <table:table-cell office:value-type="float" office:value="0.514026921662854" calcext:value-type="float">
            <text:p>0.5140269217</text:p>
          </table:table-cell>
          <table:table-cell office:value-type="float" office:value="0.513586614672261" calcext:value-type="float">
            <text:p>0.5135866147</text:p>
          </table:table-cell>
          <table:table-cell office:value-type="float" office:value="0.517171971362137" calcext:value-type="float">
            <text:p>0.5171719714</text:p>
          </table:table-cell>
          <table:table-cell office:value-type="float" office:value="0.52446848663958" calcext:value-type="float">
            <text:p>0.5244684866</text:p>
          </table:table-cell>
          <table:table-cell office:value-type="float" office:value="0.525852308511464" calcext:value-type="float">
            <text:p>0.5258523085</text:p>
          </table:table-cell>
          <table:table-cell office:value-type="float" office:value="0.534343942626795" calcext:value-type="float">
            <text:p>0.5343439426</text:p>
          </table:table-cell>
          <table:table-cell office:value-type="float" office:value="0.536671279406215" calcext:value-type="float">
            <text:p>0.5366712794</text:p>
          </table:table-cell>
          <table:table-cell office:value-type="float" office:value="0.535727764513676" calcext:value-type="float">
            <text:p>0.5357277645</text:p>
          </table:table-cell>
          <table:table-cell office:value-type="float" office:value="0.536608378442372" calcext:value-type="float">
            <text:p>0.5366083784</text:p>
          </table:table-cell>
          <table:table-cell office:value-type="float" office:value="0.541137249946054" calcext:value-type="float">
            <text:p>0.5411372499</text:p>
          </table:table-cell>
          <table:table-cell office:value-type="float" office:value="0.53912441815081" calcext:value-type="float">
            <text:p>0.5391244182</text:p>
          </table:table-cell>
          <table:table-cell office:value-type="float" office:value="0.543527487738055" calcext:value-type="float">
            <text:p>0.5435274877</text:p>
          </table:table-cell>
          <table:table-cell office:value-type="float" office:value="0.538872814220458" calcext:value-type="float">
            <text:p>0.5388728142</text:p>
          </table:table-cell>
          <table:table-cell office:value-type="float" office:value="0.539942131078173" calcext:value-type="float">
            <text:p>0.5399421311</text:p>
          </table:table-cell>
          <table:table-cell office:value-type="float" office:value="0.538747012206542" calcext:value-type="float">
            <text:p>0.5387470122</text:p>
          </table:table-cell>
          <table:table-cell office:value-type="float" office:value="0.539501824143818" calcext:value-type="float">
            <text:p>0.5395018241</text:p>
          </table:table-cell>
          <table:table-cell office:value-type="float" office:value="0.535601962526004" calcext:value-type="float">
            <text:p>0.5356019625</text:p>
          </table:table-cell>
          <table:table-cell office:value-type="float" office:value="0.538369606243528" calcext:value-type="float">
            <text:p>0.5383696062</text:p>
          </table:table-cell>
          <table:table-cell office:value-type="float" office:value="0.539187319152144" calcext:value-type="float">
            <text:p>0.5391873192</text:p>
          </table:table-cell>
          <table:table-cell office:value-type="float" office:value="0.53836960623228" calcext:value-type="float">
            <text:p>0.5383696062</text:p>
          </table:table-cell>
          <table:table-cell office:value-type="float" office:value="0.536734180445041" calcext:value-type="float">
            <text:p>0.5367341804</text:p>
          </table:table-cell>
          <table:table-cell office:value-type="float" office:value="0.533589130708265" calcext:value-type="float">
            <text:p>0.5335891307</text:p>
          </table:table-cell>
          <table:table-cell office:value-type="float" office:value="0.535664863534837" calcext:value-type="float">
            <text:p>0.5356648635</text:p>
          </table:table-cell>
          <table:table-cell office:value-type="float" office:value="0.533714932740927" calcext:value-type="float">
            <text:p>0.5337149327</text:p>
          </table:table-cell>
          <table:table-cell office:value-type="float" office:value="0.53352622975942" calcext:value-type="float">
            <text:p>0.5335262298</text:p>
          </table:table-cell>
          <table:table-cell office:value-type="float" office:value="0.533652031694603" calcext:value-type="float">
            <text:p>0.5336520317</text:p>
          </table:table-cell>
          <table:table-cell office:value-type="float" office:value="0.533400427726758" calcext:value-type="float">
            <text:p>0.5334004277</text:p>
          </table:table-cell>
          <table:table-cell office:value-type="float" office:value="0.527802239267882" calcext:value-type="float">
            <text:p>0.5278022393</text:p>
          </table:table-cell>
          <table:table-cell office:value-type="float" office:value="0.530381180033892" calcext:value-type="float">
            <text:p>0.53038118</text:p>
          </table:table-cell>
          <table:table-cell office:value-type="float" office:value="0.529563467080285" calcext:value-type="float">
            <text:p>0.5295634671</text:p>
          </table:table-cell>
          <table:table-cell office:value-type="float" office:value="0.528682853181582" calcext:value-type="float">
            <text:p>0.5286828532</text:p>
          </table:table-cell>
          <table:table-cell office:value-type="float" office:value="0.527928041263052" calcext:value-type="float">
            <text:p>0.5279280413</text:p>
          </table:table-cell>
          <table:table-cell office:value-type="float" office:value="0.526921625361681" calcext:value-type="float">
            <text:p>0.5269216254</text:p>
          </table:table-cell>
          <table:table-cell office:value-type="float" office:value="0.528494150207573" calcext:value-type="float">
            <text:p>0.5284941502</text:p>
          </table:table-cell>
          <table:table-cell office:value-type="float" office:value="0.527487734298704" calcext:value-type="float">
            <text:p>0.5274877343</text:p>
          </table:table-cell>
          <table:table-cell office:value-type="float" office:value="0.527802239252885" calcext:value-type="float">
            <text:p>0.5278022393</text:p>
          </table:table-cell>
          <table:table-cell office:value-type="float" office:value="0.526795823366511" calcext:value-type="float">
            <text:p>0.5267958234</text:p>
          </table:table-cell>
          <table:table-cell office:value-type="float" office:value="0.526732922372675" calcext:value-type="float">
            <text:p>0.5267329224</text:p>
          </table:table-cell>
          <table:table-cell office:value-type="float" office:value="0.526229714474478" calcext:value-type="float">
            <text:p>0.5262297145</text:p>
          </table:table-cell>
          <table:table-cell office:value-type="float" office:value="0.526795823411501" calcext:value-type="float">
            <text:p>0.5267958234</text:p>
          </table:table-cell>
          <table:table-cell office:value-type="float" office:value="0.520568625029265" calcext:value-type="float">
            <text:p>0.520568625</text:p>
          </table:table-cell>
          <table:table-cell office:value-type="float" office:value="0.521700842873317" calcext:value-type="float">
            <text:p>0.5217008429</text:p>
          </table:table-cell>
          <table:table-cell office:value-type="float" office:value="0.522141149822669" calcext:value-type="float">
            <text:p>0.5221411498</text:p>
          </table:table-cell>
          <table:table-cell office:value-type="float" office:value="0.521323436940297" calcext:value-type="float">
            <text:p>0.5213234369</text:p>
          </table:table-cell>
          <table:table-cell office:value-type="float" office:value="0.519625110076739" calcext:value-type="float">
            <text:p>0.5196251101</text:p>
          </table:table-cell>
          <table:table-cell office:value-type="float" office:value="0.522329852856665" calcext:value-type="float">
            <text:p>0.5223298529</text:p>
          </table:table-cell>
          <table:table-cell office:value-type="float" office:value="0.520757327965782" calcext:value-type="float">
            <text:p>0.520757328</text:p>
          </table:table-cell>
          <table:table-cell office:value-type="float" office:value="0.521889545854824" calcext:value-type="float">
            <text:p>0.5218895459</text:p>
          </table:table-cell>
          <table:table-cell office:value-type="float" office:value="0.521449238901724" calcext:value-type="float">
            <text:p>0.5214492389</text:p>
          </table:table-cell>
          <table:table-cell office:value-type="float" office:value="0.52063152598186" calcext:value-type="float">
            <text:p>0.520631526</text:p>
          </table:table-cell>
          <table:table-cell office:value-type="float" office:value="0.519750912075658" calcext:value-type="float">
            <text:p>0.5197509121</text:p>
          </table:table-cell>
          <table:table-cell office:value-type="float" office:value="0.520065417063583" calcext:value-type="float">
            <text:p>0.5200654171</text:p>
          </table:table-cell>
          <table:table-cell office:value-type="float" office:value="0.520442823000353" calcext:value-type="float">
            <text:p>0.520442823</text:p>
          </table:table-cell>
          <table:table-cell office:value-type="float" office:value="0.52075732797328" calcext:value-type="float">
            <text:p>0.520757328</text:p>
          </table:table-cell>
          <table:table-cell office:value-type="float" office:value="0.521071832927462" calcext:value-type="float">
            <text:p>0.5210718329</text:p>
          </table:table-cell>
          <table:table-cell office:value-type="float" office:value="0.519625110099234" calcext:value-type="float">
            <text:p>0.5196251101</text:p>
          </table:table-cell>
          <table:table-cell office:value-type="float" office:value="0.518555793226523" calcext:value-type="float">
            <text:p>0.5185557932</text:p>
          </table:table-cell>
          <table:table-cell office:value-type="float" office:value="0.508931941132168" calcext:value-type="float">
            <text:p>0.5089319411</text:p>
          </table:table-cell>
          <table:table-cell office:value-type="float" office:value="0.511322178897925" calcext:value-type="float">
            <text:p>0.5113221789</text:p>
          </table:table-cell>
          <table:table-cell office:value-type="float" office:value="0.512014089852613" calcext:value-type="float">
            <text:p>0.5120140899</text:p>
          </table:table-cell>
          <table:table-cell office:value-type="float" office:value="0.51276890178614" calcext:value-type="float">
            <text:p>0.5127689018</text:p>
          </table:table-cell>
          <table:table-cell office:value-type="float" office:value="0.514278525645695" calcext:value-type="float">
            <text:p>0.5142785256</text:p>
          </table:table-cell>
          <table:table-cell office:value-type="float" office:value="0.514530129598542" calcext:value-type="float">
            <text:p>0.5145301296</text:p>
          </table:table-cell>
          <table:table-cell office:value-type="float" office:value="0.51534784250341" calcext:value-type="float">
            <text:p>0.5153478425</text:p>
          </table:table-cell>
          <table:table-cell office:value-type="float" office:value="0.514907535531563" calcext:value-type="float">
            <text:p>0.5149075355</text:p>
          </table:table-cell>
          <table:table-cell office:value-type="float" office:value="0.513775317653768" calcext:value-type="float">
            <text:p>0.5137753177</text:p>
          </table:table-cell>
          <table:table-cell office:value-type="float" office:value="0.514404327607122" calcext:value-type="float">
            <text:p>0.5144043276</text:p>
          </table:table-cell>
          <table:table-cell office:value-type="float" office:value="0.514844634563972" calcext:value-type="float">
            <text:p>0.5148446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 test:</text:p>
          </table:table-cell>
          <table:table-cell table:number-columns-repeated="71"/>
        </table:table-row>
        <table:table-row table:style-name="ro1">
          <table:table-cell table:number-columns-repeated="7" office:value-type="float" office:value="0.572093022893281" calcext:value-type="float">
            <text:p>0.5720930229</text:p>
          </table:table-cell>
          <table:table-cell office:value-type="float" office:value="0.574239713540017" calcext:value-type="float">
            <text:p>0.5742397135</text:p>
          </table:table-cell>
          <table:table-cell office:value-type="float" office:value="0.572093022893281" calcext:value-type="float">
            <text:p>0.5720930229</text:p>
          </table:table-cell>
          <table:table-cell office:value-type="float" office:value="0.573345259029238" calcext:value-type="float">
            <text:p>0.573345259</text:p>
          </table:table-cell>
          <table:table-cell office:value-type="float" office:value="0.564042932701452" calcext:value-type="float">
            <text:p>0.5640429327</text:p>
          </table:table-cell>
          <table:table-cell office:value-type="float" office:value="0.572093022893281" calcext:value-type="float">
            <text:p>0.5720930229</text:p>
          </table:table-cell>
          <table:table-cell office:value-type="float" office:value="0.573345259029238" calcext:value-type="float">
            <text:p>0.573345259</text:p>
          </table:table-cell>
          <table:table-cell office:value-type="float" office:value="0.572093022893281" calcext:value-type="float">
            <text:p>0.5720930229</text:p>
          </table:table-cell>
          <table:table-cell office:value-type="float" office:value="0.573703041251529" calcext:value-type="float">
            <text:p>0.5737030413</text:p>
          </table:table-cell>
          <table:table-cell office:value-type="float" office:value="0.557245080799451" calcext:value-type="float">
            <text:p>0.5572450808</text:p>
          </table:table-cell>
          <table:table-cell office:value-type="float" office:value="0.573881932128094" calcext:value-type="float">
            <text:p>0.5738819321</text:p>
          </table:table-cell>
          <table:table-cell office:value-type="float" office:value="0.506082289483338" calcext:value-type="float">
            <text:p>0.5060822895</text:p>
          </table:table-cell>
          <table:table-cell office:value-type="float" office:value="0.572093022893281" calcext:value-type="float">
            <text:p>0.5720930229</text:p>
          </table:table-cell>
          <table:table-cell office:value-type="float" office:value="0.571556350391538" calcext:value-type="float">
            <text:p>0.5715563504</text:p>
          </table:table-cell>
          <table:table-cell office:value-type="float" office:value="0.572093022893281" calcext:value-type="float">
            <text:p>0.5720930229</text:p>
          </table:table-cell>
          <table:table-cell office:value-type="float" office:value="0.46189624273713" calcext:value-type="float">
            <text:p>0.4618962427</text:p>
          </table:table-cell>
          <table:table-cell office:value-type="float" office:value="0.571914132016716" calcext:value-type="float">
            <text:p>0.571914132</text:p>
          </table:table-cell>
          <table:table-cell office:value-type="float" office:value="0.561001788332978" calcext:value-type="float">
            <text:p>0.5610017883</text:p>
          </table:table-cell>
          <table:table-cell office:value-type="float" office:value="0.572093022893281" calcext:value-type="float">
            <text:p>0.5720930229</text:p>
          </table:table-cell>
          <table:table-cell office:value-type="float" office:value="0.572450804646412" calcext:value-type="float">
            <text:p>0.5724508046</text:p>
          </table:table-cell>
          <table:table-cell office:value-type="float" office:value="0.573703040782369" calcext:value-type="float">
            <text:p>0.5737030408</text:p>
          </table:table-cell>
          <table:table-cell office:value-type="float" office:value="0.575313058671456" calcext:value-type="float">
            <text:p>0.5753130587</text:p>
          </table:table-cell>
          <table:table-cell office:value-type="float" office:value="0.572271913769847" calcext:value-type="float">
            <text:p>0.5722719138</text:p>
          </table:table-cell>
          <table:table-cell office:value-type="float" office:value="0.568336314613363" calcext:value-type="float">
            <text:p>0.5683363146</text:p>
          </table:table-cell>
          <table:table-cell office:value-type="float" office:value="0.572093022893281" calcext:value-type="float">
            <text:p>0.5720930229</text:p>
          </table:table-cell>
          <table:table-cell office:value-type="float" office:value="0.5647584979564" calcext:value-type="float">
            <text:p>0.564758498</text:p>
          </table:table-cell>
          <table:table-cell office:value-type="float" office:value="0.572450804646412" calcext:value-type="float">
            <text:p>0.5724508046</text:p>
          </table:table-cell>
          <table:table-cell office:value-type="float" office:value="0.574597495165195" calcext:value-type="float">
            <text:p>0.5745974952</text:p>
          </table:table-cell>
          <table:table-cell office:value-type="float" office:value="0.571914132016716" calcext:value-type="float">
            <text:p>0.571914132</text:p>
          </table:table-cell>
          <table:table-cell table:number-columns-repeated="4" office:value-type="float" office:value="0.572093022893281" calcext:value-type="float">
            <text:p>0.5720930229</text:p>
          </table:table-cell>
          <table:table-cell office:value-type="float" office:value="0.560107334291359" calcext:value-type="float">
            <text:p>0.5601073343</text:p>
          </table:table-cell>
          <table:table-cell office:value-type="float" office:value="0.572093022893281" calcext:value-type="float">
            <text:p>0.5720930229</text:p>
          </table:table-cell>
          <table:table-cell office:value-type="float" office:value="0.578890875797579" calcext:value-type="float">
            <text:p>0.5788908758</text:p>
          </table:table-cell>
          <table:table-cell office:value-type="float" office:value="0.466726296745601" calcext:value-type="float">
            <text:p>0.4667262967</text:p>
          </table:table-cell>
          <table:table-cell office:value-type="float" office:value="0.569230770339693" calcext:value-type="float">
            <text:p>0.5692307703</text:p>
          </table:table-cell>
          <table:table-cell office:value-type="float" office:value="0.572093022893281" calcext:value-type="float">
            <text:p>0.5720930229</text:p>
          </table:table-cell>
          <table:table-cell office:value-type="float" office:value="0.454561717874889" calcext:value-type="float">
            <text:p>0.4545617179</text:p>
          </table:table-cell>
          <table:table-cell office:value-type="float" office:value="0.573345259029238" calcext:value-type="float">
            <text:p>0.573345259</text:p>
          </table:table-cell>
          <table:table-cell office:value-type="float" office:value="0.572093022893281" calcext:value-type="float">
            <text:p>0.5720930229</text:p>
          </table:table-cell>
          <table:table-cell office:value-type="float" office:value="0.572450804646412" calcext:value-type="float">
            <text:p>0.5724508046</text:p>
          </table:table-cell>
          <table:table-cell table:number-columns-repeated="3" office:value-type="float" office:value="0.572093022893281" calcext:value-type="float">
            <text:p>0.5720930229</text:p>
          </table:table-cell>
          <table:table-cell office:value-type="float" office:value="0.449910554007256" calcext:value-type="float">
            <text:p>0.449910554</text:p>
          </table:table-cell>
          <table:table-cell table:number-columns-repeated="5" office:value-type="float" office:value="0.572093022893281" calcext:value-type="float">
            <text:p>0.5720930229</text:p>
          </table:table-cell>
          <table:table-cell office:value-type="float" office:value="0.438103756500485" calcext:value-type="float">
            <text:p>0.4381037565</text:p>
          </table:table-cell>
          <table:table-cell table:number-columns-repeated="2" office:value-type="float" office:value="0.572093022893281" calcext:value-type="float">
            <text:p>0.5720930229</text:p>
          </table:table-cell>
          <table:table-cell office:value-type="float" office:value="0.571914132016716" calcext:value-type="float">
            <text:p>0.571914132</text:p>
          </table:table-cell>
          <table:table-cell table:number-columns-repeated="7" office:value-type="float" office:value="0.572093022893281" calcext:value-type="float">
            <text:p>0.5720930229</text:p>
          </table:table-cell>
          <table:table-cell office:value-type="float" office:value="0.574060822130316" calcext:value-type="float">
            <text:p>0.5740608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 train:</text:p>
          </table:table-cell>
          <table:table-cell table:number-columns-repeated="71"/>
        </table:table-row>
        <table:table-row table:style-name="ro1">
          <table:table-cell office:value-type="float" office:value="0.0177919359750936" calcext:value-type="float">
            <text:p>0.017791936</text:p>
          </table:table-cell>
          <table:table-cell office:value-type="float" office:value="0.0248166526739126" calcext:value-type="float">
            <text:p>0.0248166527</text:p>
          </table:table-cell>
          <table:table-cell office:value-type="float" office:value="0.0583176600612894" calcext:value-type="float">
            <text:p>0.0583176601</text:p>
          </table:table-cell>
          <table:table-cell office:value-type="float" office:value="0.0634533023797486" calcext:value-type="float">
            <text:p>0.0634533024</text:p>
          </table:table-cell>
          <table:table-cell office:value-type="float" office:value="0.085692461713603" calcext:value-type="float">
            <text:p>0.0856924617</text:p>
          </table:table-cell>
          <table:table-cell office:value-type="float" office:value="0.116145840070505" calcext:value-type="float">
            <text:p>0.1161458401</text:p>
          </table:table-cell>
          <table:table-cell office:value-type="float" office:value="0.115622250971771" calcext:value-type="float">
            <text:p>0.115622251</text:p>
          </table:table-cell>
          <table:table-cell office:value-type="float" office:value="0.142483732440604" calcext:value-type="float">
            <text:p>0.1424837324</text:p>
          </table:table-cell>
          <table:table-cell office:value-type="float" office:value="0.147603474483353" calcext:value-type="float">
            <text:p>0.1476034745</text:p>
          </table:table-cell>
          <table:table-cell office:value-type="float" office:value="0.146821112825985" calcext:value-type="float">
            <text:p>0.1468211128</text:p>
          </table:table-cell>
          <table:table-cell office:value-type="float" office:value="0.151935750222803" calcext:value-type="float">
            <text:p>0.1519357502</text:p>
          </table:table-cell>
          <table:table-cell office:value-type="float" office:value="0.165986321098865" calcext:value-type="float">
            <text:p>0.1659863211</text:p>
          </table:table-cell>
          <table:table-cell office:value-type="float" office:value="0.163398652121562" calcext:value-type="float">
            <text:p>0.1633986521</text:p>
          </table:table-cell>
          <table:table-cell office:value-type="float" office:value="0.181983865646146" calcext:value-type="float">
            <text:p>0.1819838656</text:p>
          </table:table-cell>
          <table:table-cell office:value-type="float" office:value="0.165812325010451" calcext:value-type="float">
            <text:p>0.165812325</text:p>
          </table:table-cell>
          <table:table-cell office:value-type="float" office:value="0.17581424763074" calcext:value-type="float">
            <text:p>0.1758142476</text:p>
          </table:table-cell>
          <table:table-cell office:value-type="float" office:value="0.171922896990447" calcext:value-type="float">
            <text:p>0.171922897</text:p>
          </table:table-cell>
          <table:table-cell office:value-type="float" office:value="0.17734848022281" calcext:value-type="float">
            <text:p>0.1773484802</text:p>
          </table:table-cell>
          <table:table-cell office:value-type="float" office:value="0.167135430465466" calcext:value-type="float">
            <text:p>0.1671354305</text:p>
          </table:table-cell>
          <table:table-cell office:value-type="float" office:value="0.180107230155374" calcext:value-type="float">
            <text:p>0.1801072302</text:p>
          </table:table-cell>
          <table:table-cell office:value-type="float" office:value="0.183217407555112" calcext:value-type="float">
            <text:p>0.1832174076</text:p>
          </table:table-cell>
          <table:table-cell office:value-type="float" office:value="0.181818249038457" calcext:value-type="float">
            <text:p>0.181818249</text:p>
          </table:table-cell>
          <table:table-cell office:value-type="float" office:value="0.176209996267075" calcext:value-type="float">
            <text:p>0.1762099963</text:p>
          </table:table-cell>
          <table:table-cell office:value-type="float" office:value="0.171056436051181" calcext:value-type="float">
            <text:p>0.1710564361</text:p>
          </table:table-cell>
          <table:table-cell office:value-type="float" office:value="0.180843464674957" calcext:value-type="float">
            <text:p>0.1808434647</text:p>
          </table:table-cell>
          <table:table-cell office:value-type="float" office:value="0.174530727563151" calcext:value-type="float">
            <text:p>0.1745307276</text:p>
          </table:table-cell>
          <table:table-cell office:value-type="float" office:value="0.173282045416899" calcext:value-type="float">
            <text:p>0.1732820454</text:p>
          </table:table-cell>
          <table:table-cell office:value-type="float" office:value="0.176950865030919" calcext:value-type="float">
            <text:p>0.176950865</text:p>
          </table:table-cell>
          <table:table-cell office:value-type="float" office:value="0.175600120962483" calcext:value-type="float">
            <text:p>0.175600121</text:p>
          </table:table-cell>
          <table:table-cell office:value-type="float" office:value="0.152269190828041" calcext:value-type="float">
            <text:p>0.1522691908</text:p>
          </table:table-cell>
          <table:table-cell office:value-type="float" office:value="0.166927383217906" calcext:value-type="float">
            <text:p>0.1669273832</text:p>
          </table:table-cell>
          <table:table-cell office:value-type="float" office:value="0.165944209307571" calcext:value-type="float">
            <text:p>0.1659442093</text:p>
          </table:table-cell>
          <table:table-cell office:value-type="float" office:value="0.165031645167232" calcext:value-type="float">
            <text:p>0.1650316452</text:p>
          </table:table-cell>
          <table:table-cell office:value-type="float" office:value="0.162399329124179" calcext:value-type="float">
            <text:p>0.1623993291</text:p>
          </table:table-cell>
          <table:table-cell office:value-type="float" office:value="0.160553790258677" calcext:value-type="float">
            <text:p>0.1605537903</text:p>
          </table:table-cell>
          <table:table-cell office:value-type="float" office:value="0.165494054327192" calcext:value-type="float">
            <text:p>0.1654940543</text:p>
          </table:table-cell>
          <table:table-cell office:value-type="float" office:value="0.164568601374147" calcext:value-type="float">
            <text:p>0.1645686014</text:p>
          </table:table-cell>
          <table:table-cell office:value-type="float" office:value="0.16628087489976" calcext:value-type="float">
            <text:p>0.1662808749</text:p>
          </table:table-cell>
          <table:table-cell office:value-type="float" office:value="0.163409942747707" calcext:value-type="float">
            <text:p>0.1634099427</text:p>
          </table:table-cell>
          <table:table-cell office:value-type="float" office:value="0.163066779799335" calcext:value-type="float">
            <text:p>0.1630667798</text:p>
          </table:table-cell>
          <table:table-cell office:value-type="float" office:value="0.160633098632603" calcext:value-type="float">
            <text:p>0.1606330986</text:p>
          </table:table-cell>
          <table:table-cell office:value-type="float" office:value="0.162339570659454" calcext:value-type="float">
            <text:p>0.1623395707</text:p>
          </table:table-cell>
          <table:table-cell office:value-type="float" office:value="0.137465861103777" calcext:value-type="float">
            <text:p>0.1374658611</text:p>
          </table:table-cell>
          <table:table-cell office:value-type="float" office:value="0.143219472537447" calcext:value-type="float">
            <text:p>0.1432194725</text:p>
          </table:table-cell>
          <table:table-cell office:value-type="float" office:value="0.147400577978033" calcext:value-type="float">
            <text:p>0.147400578</text:p>
          </table:table-cell>
          <table:table-cell office:value-type="float" office:value="0.14343997734135" calcext:value-type="float">
            <text:p>0.1434399773</text:p>
          </table:table-cell>
          <table:table-cell office:value-type="float" office:value="0.138782772242251" calcext:value-type="float">
            <text:p>0.1387827722</text:p>
          </table:table-cell>
          <table:table-cell office:value-type="float" office:value="0.149506653087411" calcext:value-type="float">
            <text:p>0.1495066531</text:p>
          </table:table-cell>
          <table:table-cell office:value-type="float" office:value="0.144141909168537" calcext:value-type="float">
            <text:p>0.1441419092</text:p>
          </table:table-cell>
          <table:table-cell office:value-type="float" office:value="0.147265004915237" calcext:value-type="float">
            <text:p>0.1472650049</text:p>
          </table:table-cell>
          <table:table-cell office:value-type="float" office:value="0.14468113975317" calcext:value-type="float">
            <text:p>0.1446811398</text:p>
          </table:table-cell>
          <table:table-cell office:value-type="float" office:value="0.142888171211446" calcext:value-type="float">
            <text:p>0.1428881712</text:p>
          </table:table-cell>
          <table:table-cell office:value-type="float" office:value="0.138800439373144" calcext:value-type="float">
            <text:p>0.1388004394</text:p>
          </table:table-cell>
          <table:table-cell office:value-type="float" office:value="0.141272452671973" calcext:value-type="float">
            <text:p>0.1412724527</text:p>
          </table:table-cell>
          <table:table-cell office:value-type="float" office:value="0.142175347949517" calcext:value-type="float">
            <text:p>0.1421753479</text:p>
          </table:table-cell>
          <table:table-cell office:value-type="float" office:value="0.143274201913695" calcext:value-type="float">
            <text:p>0.1432742019</text:p>
          </table:table-cell>
          <table:table-cell office:value-type="float" office:value="0.145010240701238" calcext:value-type="float">
            <text:p>0.1450102407</text:p>
          </table:table-cell>
          <table:table-cell office:value-type="float" office:value="0.139492519847521" calcext:value-type="float">
            <text:p>0.1394925198</text:p>
          </table:table-cell>
          <table:table-cell office:value-type="float" office:value="0.133345520487745" calcext:value-type="float">
            <text:p>0.1333455205</text:p>
          </table:table-cell>
          <table:table-cell office:value-type="float" office:value="0.0890477714538274" calcext:value-type="float">
            <text:p>0.0890477715</text:p>
          </table:table-cell>
          <table:table-cell office:value-type="float" office:value="0.105370524364802" calcext:value-type="float">
            <text:p>0.1053705244</text:p>
          </table:table-cell>
          <table:table-cell office:value-type="float" office:value="0.107849895586711" calcext:value-type="float">
            <text:p>0.1078498956</text:p>
          </table:table-cell>
          <table:table-cell office:value-type="float" office:value="0.111123431927154" calcext:value-type="float">
            <text:p>0.1111234319</text:p>
          </table:table-cell>
          <table:table-cell office:value-type="float" office:value="0.118326913533998" calcext:value-type="float">
            <text:p>0.1183269135</text:p>
          </table:table-cell>
          <table:table-cell office:value-type="float" office:value="0.118254115437843" calcext:value-type="float">
            <text:p>0.1182541154</text:p>
          </table:table-cell>
          <table:table-cell office:value-type="float" office:value="0.123514780204601" calcext:value-type="float">
            <text:p>0.1235147802</text:p>
          </table:table-cell>
          <table:table-cell office:value-type="float" office:value="0.121628965674924" calcext:value-type="float">
            <text:p>0.1216289657</text:p>
          </table:table-cell>
          <table:table-cell office:value-type="float" office:value="0.116953925496153" calcext:value-type="float">
            <text:p>0.1169539255</text:p>
          </table:table-cell>
          <table:table-cell office:value-type="float" office:value="0.119109929020352" calcext:value-type="float">
            <text:p>0.119109929</text:p>
          </table:table-cell>
          <table:table-cell office:value-type="float" office:value="0.120867152951291" calcext:value-type="float">
            <text:p>0.120867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 test:</text:p>
          </table:table-cell>
          <table:table-cell table:number-columns-repeated="7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0425867010927584" calcext:value-type="float">
            <text:p>0.0425867011</text:p>
          </table:table-cell>
          <table:table-cell office:value-type="float" office:value="0" calcext:value-type="float">
            <text:p>0</text:p>
          </table:table-cell>
          <table:table-cell office:value-type="float" office:value="0.0111487900421743" calcext:value-type="float">
            <text:p>0.01114879</text:p>
          </table:table-cell>
          <table:table-cell office:value-type="float" office:value="0.0168449182389887" calcext:value-type="float">
            <text:p>0.0168449182</text:p>
          </table:table-cell>
          <table:table-cell office:value-type="float" office:value="0" calcext:value-type="float">
            <text:p>0</text:p>
          </table:table-cell>
          <table:table-cell office:value-type="float" office:value="0.00745142969121233" calcext:value-type="float">
            <text:p>0.0074514297</text:p>
          </table:table-cell>
          <table:table-cell office:value-type="float" office:value="0" calcext:value-type="float">
            <text:p>0</text:p>
          </table:table-cell>
          <table:table-cell office:value-type="float" office:value="0.00914719831165133" calcext:value-type="float">
            <text:p>0.0091471983</text:p>
          </table:table-cell>
          <table:table-cell office:value-type="float" office:value="0.0119190913793333" calcext:value-type="float">
            <text:p>0.0119190914</text:p>
          </table:table-cell>
          <table:table-cell office:value-type="float" office:value="0.0134545217606377" calcext:value-type="float">
            <text:p>0.0134545218</text:p>
          </table:table-cell>
          <table:table-cell office:value-type="float" office:value="0.0507314931981146" calcext:value-type="float">
            <text:p>0.0507314932</text:p>
          </table:table-cell>
          <table:table-cell office:value-type="float" office:value="0" calcext:value-type="float">
            <text:p>0</text:p>
          </table:table-cell>
          <table:table-cell office:value-type="float" office:value="0.00913144138496709" calcext:value-type="float">
            <text:p>0.0091314414</text:p>
          </table:table-cell>
          <table:table-cell office:value-type="float" office:value="0" calcext:value-type="float">
            <text:p>0</text:p>
          </table:table-cell>
          <table:table-cell office:value-type="float" office:value="0.0469286820393102" calcext:value-type="float">
            <text:p>0.046928682</text:p>
          </table:table-cell>
          <table:table-cell office:value-type="float" office:value="-0.00343915601535859" calcext:value-type="float">
            <text:p>-0.003439156</text:p>
          </table:table-cell>
          <table:table-cell office:value-type="float" office:value="0.047032352987417" calcext:value-type="float">
            <text:p>0.047032353</text:p>
          </table:table-cell>
          <table:table-cell office:value-type="float" office:value="0" calcext:value-type="float">
            <text:p>0</text:p>
          </table:table-cell>
          <table:table-cell office:value-type="float" office:value="0.0059966094165454" calcext:value-type="float">
            <text:p>0.0059966094</text:p>
          </table:table-cell>
          <table:table-cell office:value-type="float" office:value="0.00995312351233631" calcext:value-type="float">
            <text:p>0.0099531235</text:p>
          </table:table-cell>
          <table:table-cell office:value-type="float" office:value="0.0168379469719684" calcext:value-type="float">
            <text:p>0.016837947</text:p>
          </table:table-cell>
          <table:table-cell office:value-type="float" office:value="-0.00112468347566499" calcext:value-type="float">
            <text:p>-0.0011246835</text:p>
          </table:table-cell>
          <table:table-cell office:value-type="float" office:value="0.00727555742837182" calcext:value-type="float">
            <text:p>0.0072755574</text:p>
          </table:table-cell>
          <table:table-cell office:value-type="float" office:value="0" calcext:value-type="float">
            <text:p>0</text:p>
          </table:table-cell>
          <table:table-cell office:value-type="float" office:value="0.00962044233406273" calcext:value-type="float">
            <text:p>0.0096204423</text:p>
          </table:table-cell>
          <table:table-cell office:value-type="float" office:value="0.00419278323970242" calcext:value-type="float">
            <text:p>0.0041927832</text:p>
          </table:table-cell>
          <table:table-cell office:value-type="float" office:value="0.0133035180393826" calcext:value-type="float">
            <text:p>0.013303518</text:p>
          </table:table-cell>
          <table:table-cell office:value-type="float" office:value="-0.00277959775839381" calcext:value-type="float">
            <text:p>-0.0027795978</text:p>
          </table:table-cell>
          <table:table-cell office:value-type="float" office:value="0" calcext:value-type="float">
            <text:p>0</text:p>
          </table:table-cell>
          <table:table-cell office:value-type="float" office:value="0.00169201158453612" calcext:value-type="float">
            <text:p>0.0016920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3150013042664" calcext:value-type="float">
            <text:p>0.0173150013</text:p>
          </table:table-cell>
          <table:table-cell office:value-type="float" office:value="0" calcext:value-type="float">
            <text:p>0</text:p>
          </table:table-cell>
          <table:table-cell office:value-type="float" office:value="0.0359483048426444" calcext:value-type="float">
            <text:p>0.0359483048</text:p>
          </table:table-cell>
          <table:table-cell office:value-type="float" office:value="0.0463483382183026" calcext:value-type="float">
            <text:p>0.0463483382</text:p>
          </table:table-cell>
          <table:table-cell office:value-type="float" office:value="0.0173953503966731" calcext:value-type="float">
            <text:p>0.0173953504</text:p>
          </table:table-cell>
          <table:table-cell office:value-type="float" office:value="0" calcext:value-type="float">
            <text:p>0</text:p>
          </table:table-cell>
          <table:table-cell office:value-type="float" office:value="0.0387658274824163" calcext:value-type="float">
            <text:p>0.0387658275</text:p>
          </table:table-cell>
          <table:table-cell office:value-type="float" office:value="0.00895742883835794" calcext:value-type="float">
            <text:p>0.0089574288</text:p>
          </table:table-cell>
          <table:table-cell office:value-type="float" office:value="0" calcext:value-type="float">
            <text:p>0</text:p>
          </table:table-cell>
          <table:table-cell office:value-type="float" office:value="0.00419278323970242" calcext:value-type="float">
            <text:p>0.00419278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4322702122556" calcext:value-type="float">
            <text:p>0.02243227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48554618712615" calcext:value-type="float">
            <text:p>0.0248554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48278869328644" calcext:value-type="float">
            <text:p>-0.00148278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277261634658829" calcext:value-type="float">
            <text:p>0.0277261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(1</text:p>
          </table:table-cell>
          <table:table-cell office:value-type="string" calcext:value-type="string">
            <text:p><text:s/>2): (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0)</text:p>
          </table:table-cell>
          <table:table-cell office:value-type="string" calcext:value-type="string">
            <text:p><text:s/>(1</text:p>
          </table:table-cell>
          <table:table-cell office:value-type="string" calcext:value-type="string">
            <text:p><text:s/>29): (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0)</text:p>
          </table:table-cell>
          <table:table-cell office:value-type="string" calcext:value-type="string">
            <text:p><text:s/>(1</text:p>
          </table:table-cell>
          <table:table-cell office:value-type="string" calcext:value-type="string">
            <text:p><text:s/>8): (3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0)}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aving model and weights</text:p>
          </table:table-cell>
          <table:table-cell table:number-columns-repeated="71"/>
        </table:table-row>
        <table:table-row table:style-name="ro1" table:number-rows-repeated="3">
          <table:table-cell table:number-columns-repeated="72"/>
        </table:table-row>
        <table:table-row table:style-name="ro1">
          <table:table-cell office:value-type="string" calcext:value-type="string">
            <text:p><text:s text:c="2"/>trend: <text:s/>1 <text:s text:c="2"/>36 <text:s text:c="2"/></text:p>
          </table:table-cell>
          <table:table-cell table:number-columns-repeated="71"/>
        </table:table-row>
        <table:table-row table:style-name="ro1" table:number-rows-repeated="11">
          <table:table-cell table:number-columns-repeated="72"/>
        </table:table-row>
        <table:table-row table:style-name="ro1">
          <table:table-cell office:value-type="string" calcext:value-type="string">
            <text:p><text:s/>Test 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(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4)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test Acc: <text:s/>0.582944345367233 <text:s/>test MCC: <text:s/>0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<text:s text:c="3"/>0 2323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<text:s text:c="4"/>0 3247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Loss train:</text:p>
          </table:table-cell>
          <table:table-cell table:number-columns-repeated="71"/>
        </table:table-row>
        <table:table-row table:style-name="ro1">
          <table:table-cell office:value-type="float" office:value="0.587406800710978" calcext:value-type="float">
            <text:p>0.5874068007</text:p>
          </table:table-cell>
          <table:table-cell office:value-type="float" office:value="0.470343456697728" calcext:value-type="float">
            <text:p>0.4703434567</text:p>
          </table:table-cell>
          <table:table-cell office:value-type="float" office:value="0.376394747222795" calcext:value-type="float">
            <text:p>0.3763947472</text:p>
          </table:table-cell>
          <table:table-cell office:value-type="float" office:value="0.299402865394105" calcext:value-type="float">
            <text:p>0.2994028654</text:p>
          </table:table-cell>
          <table:table-cell office:value-type="float" office:value="0.242292922759254" calcext:value-type="float">
            <text:p>0.2422929228</text:p>
          </table:table-cell>
          <table:table-cell office:value-type="float" office:value="0.190625347484411" calcext:value-type="float">
            <text:p>0.1906253475</text:p>
          </table:table-cell>
          <table:table-cell office:value-type="float" office:value="0.153498829590574" calcext:value-type="float">
            <text:p>0.1534988296</text:p>
          </table:table-cell>
          <table:table-cell office:value-type="float" office:value="0.12285768154108" calcext:value-type="float">
            <text:p>0.1228576815</text:p>
          </table:table-cell>
          <table:table-cell office:value-type="float" office:value="0.0983662500128597" calcext:value-type="float">
            <text:p>0.09836625</text:p>
          </table:table-cell>
          <table:table-cell office:value-type="float" office:value="0.0806244710098294" calcext:value-type="float">
            <text:p>0.080624471</text:p>
          </table:table-cell>
          <table:table-cell office:value-type="float" office:value="0.0675932750564124" calcext:value-type="float">
            <text:p>0.0675932751</text:p>
          </table:table-cell>
          <table:table-cell office:value-type="float" office:value="0.0547423096881245" calcext:value-type="float">
            <text:p>0.0547423097</text:p>
          </table:table-cell>
          <table:table-cell office:value-type="float" office:value="0.0473409024639351" calcext:value-type="float">
            <text:p>0.0473409025</text:p>
          </table:table-cell>
          <table:table-cell office:value-type="float" office:value="0.0405801498273142" calcext:value-type="float">
            <text:p>0.0405801498</text:p>
          </table:table-cell>
          <table:table-cell office:value-type="float" office:value="0.0340701276945893" calcext:value-type="float">
            <text:p>0.0340701277</text:p>
          </table:table-cell>
          <table:table-cell office:value-type="float" office:value="0.0293039094383437" calcext:value-type="float">
            <text:p>0.0293039094</text:p>
          </table:table-cell>
          <table:table-cell office:value-type="float" office:value="0.0255867175538143" calcext:value-type="float">
            <text:p>0.0255867176</text:p>
          </table:table-cell>
          <table:table-cell office:value-type="float" office:value="0.0229717207950934" calcext:value-type="float">
            <text:p>0.0229717208</text:p>
          </table:table-cell>
          <table:table-cell office:value-type="float" office:value="0.0199960551767197" calcext:value-type="float">
            <text:p>0.0199960552</text:p>
          </table:table-cell>
          <table:table-cell office:value-type="float" office:value="0.017967766061151" calcext:value-type="float">
            <text:p>0.0179677661</text:p>
          </table:table-cell>
          <table:table-cell office:value-type="float" office:value="0.0164562514488932" calcext:value-type="float">
            <text:p>0.0164562514</text:p>
          </table:table-cell>
          <table:table-cell office:value-type="float" office:value="0.0146888781656805" calcext:value-type="float">
            <text:p>0.0146888782</text:p>
          </table:table-cell>
          <table:table-cell office:value-type="float" office:value="0.0130539606413366" calcext:value-type="float">
            <text:p>0.0130539606</text:p>
          </table:table-cell>
          <table:table-cell office:value-type="float" office:value="0.0114559193153732" calcext:value-type="float">
            <text:p>0.0114559193</text:p>
          </table:table-cell>
          <table:table-cell office:value-type="float" office:value="0.0102129413438517" calcext:value-type="float">
            <text:p>0.0102129413</text:p>
          </table:table-cell>
          <table:table-cell office:value-type="float" office:value="0.0100797676381061" calcext:value-type="float">
            <text:p>0.0100797676</text:p>
          </table:table-cell>
          <table:table-cell office:value-type="float" office:value="0.00896510064993021" calcext:value-type="float">
            <text:p>0.0089651006</text:p>
          </table:table-cell>
          <table:table-cell office:value-type="float" office:value="0.00790699119831055" calcext:value-type="float">
            <text:p>0.0079069912</text:p>
          </table:table-cell>
          <table:table-cell office:value-type="float" office:value="0.00717463317771616" calcext:value-type="float">
            <text:p>0.0071746332</text:p>
          </table:table-cell>
          <table:table-cell office:value-type="float" office:value="0.00683328146579785" calcext:value-type="float">
            <text:p>0.0068332815</text:p>
          </table:table-cell>
          <table:table-cell office:value-type="float" office:value="0.00616576059533362" calcext:value-type="float">
            <text:p>0.0061657606</text:p>
          </table:table-cell>
          <table:table-cell office:value-type="float" office:value="0.00568792621520817" calcext:value-type="float">
            <text:p>0.0056879262</text:p>
          </table:table-cell>
          <table:table-cell office:value-type="float" office:value="0.0054028241039177" calcext:value-type="float">
            <text:p>0.0054028241</text:p>
          </table:table-cell>
          <table:table-cell office:value-type="float" office:value="0.00496432017372982" calcext:value-type="float">
            <text:p>0.0049643202</text:p>
          </table:table-cell>
          <table:table-cell office:value-type="float" office:value="0.00454901388447468" calcext:value-type="float">
            <text:p>0.0045490139</text:p>
          </table:table-cell>
          <table:table-cell office:value-type="float" office:value="0.00423116528060271" calcext:value-type="float">
            <text:p>0.0042311653</text:p>
          </table:table-cell>
          <table:table-cell office:value-type="float" office:value="0.00398658204167323" calcext:value-type="float">
            <text:p>0.003986582</text:p>
          </table:table-cell>
          <table:table-cell office:value-type="float" office:value="0.00384377206743556" calcext:value-type="float">
            <text:p>0.0038437721</text:p>
          </table:table-cell>
          <table:table-cell office:value-type="float" office:value="0.00392165173334381" calcext:value-type="float">
            <text:p>0.0039216517</text:p>
          </table:table-cell>
          <table:table-cell office:value-type="float" office:value="0.0036820975254483" calcext:value-type="float">
            <text:p>0.0036820975</text:p>
          </table:table-cell>
          <table:table-cell office:value-type="float" office:value="0.00338132641113166" calcext:value-type="float">
            <text:p>0.0033813264</text:p>
          </table:table-cell>
          <table:table-cell office:value-type="float" office:value="0.00306369359319772" calcext:value-type="float">
            <text:p>0.0030636936</text:p>
          </table:table-cell>
          <table:table-cell office:value-type="float" office:value="0.00303404148724865" calcext:value-type="float">
            <text:p>0.0030340415</text:p>
          </table:table-cell>
          <table:table-cell office:value-type="float" office:value="0.00278712755124542" calcext:value-type="float">
            <text:p>0.0027871276</text:p>
          </table:table-cell>
          <table:table-cell office:value-type="float" office:value="0.00250581348447995" calcext:value-type="float">
            <text:p>0.0025058135</text:p>
          </table:table-cell>
          <table:table-cell office:value-type="float" office:value="0.00239831566557529" calcext:value-type="float">
            <text:p>0.0023983157</text:p>
          </table:table-cell>
          <table:table-cell office:value-type="float" office:value="0.00221661839350464" calcext:value-type="float">
            <text:p>0.0022166184</text:p>
          </table:table-cell>
          <table:table-cell office:value-type="float" office:value="0.00211512654822438" calcext:value-type="float">
            <text:p>0.0021151265</text:p>
          </table:table-cell>
          <table:table-cell office:value-type="float" office:value="0.0020288301725774" calcext:value-type="float">
            <text:p>0.0020288302</text:p>
          </table:table-cell>
          <table:table-cell office:value-type="float" office:value="0.00185639281372862" calcext:value-type="float">
            <text:p>0.0018563928</text:p>
          </table:table-cell>
          <table:table-cell office:value-type="float" office:value="0.0018375654563304" calcext:value-type="float">
            <text:p>0.0018375655</text:p>
          </table:table-cell>
          <table:table-cell office:value-type="float" office:value="0.00168524017261225" calcext:value-type="float">
            <text:p>0.0016852402</text:p>
          </table:table-cell>
          <table:table-cell office:value-type="float" office:value="0.00158714258918087" calcext:value-type="float">
            <text:p>0.0015871426</text:p>
          </table:table-cell>
          <table:table-cell office:value-type="float" office:value="0.00145257348381359" calcext:value-type="float">
            <text:p>0.0014525735</text:p>
          </table:table-cell>
          <table:table-cell office:value-type="float" office:value="0.00140852018485195" calcext:value-type="float">
            <text:p>0.0014085202</text:p>
          </table:table-cell>
          <table:table-cell office:value-type="float" office:value="0.00130643930413178" calcext:value-type="float">
            <text:p>0.0013064393</text:p>
          </table:table-cell>
          <table:table-cell office:value-type="float" office:value="0.00131699509924794" calcext:value-type="float">
            <text:p>0.0013169951</text:p>
          </table:table-cell>
          <table:table-cell office:value-type="float" office:value="0.00120051684949588" calcext:value-type="float">
            <text:p>0.0012005168</text:p>
          </table:table-cell>
          <table:table-cell office:value-type="float" office:value="0.0011558858954477" calcext:value-type="float">
            <text:p>0.0011558859</text:p>
          </table:table-cell>
          <table:table-cell office:value-type="float" office:value="0.00110738688497892" calcext:value-type="float">
            <text:p>0.0011073869</text:p>
          </table:table-cell>
          <table:table-cell office:value-type="float" office:value="0.00105451869526312" calcext:value-type="float">
            <text:p>0.0010545187</text:p>
          </table:table-cell>
          <table:table-cell office:value-type="float" office:value="0.000988721822326022" calcext:value-type="float">
            <text:p>0.0009887218</text:p>
          </table:table-cell>
          <table:table-cell office:value-type="float" office:value="0.000992264696946243" calcext:value-type="float">
            <text:p>0.0009922647</text:p>
          </table:table-cell>
          <table:table-cell office:value-type="float" office:value="0.000952838777670346" calcext:value-type="float">
            <text:p>0.0009528388</text:p>
          </table:table-cell>
          <table:table-cell office:value-type="float" office:value="0.000968272230711857" calcext:value-type="float">
            <text:p>0.0009682722</text:p>
          </table:table-cell>
          <table:table-cell office:value-type="float" office:value="0.000926781231809792" calcext:value-type="float">
            <text:p>0.0009267812</text:p>
          </table:table-cell>
          <table:table-cell office:value-type="float" office:value="0.000852041434667904" calcext:value-type="float">
            <text:p>0.0008520414</text:p>
          </table:table-cell>
          <table:table-cell office:value-type="float" office:value="0.000852929889934054" calcext:value-type="float">
            <text:p>0.0008529299</text:p>
          </table:table-cell>
          <table:table-cell office:value-type="float" office:value="0.000829959610311109" calcext:value-type="float">
            <text:p>0.0008299596</text:p>
          </table:table-cell>
          <table:table-cell office:value-type="float" office:value="0.000785849747691822" calcext:value-type="float">
            <text:p>0.0007858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ss test:</text:p>
          </table:table-cell>
          <table:table-cell table:number-columns-repeated="71"/>
        </table:table-row>
        <table:table-row table:style-name="ro1">
          <table:table-cell office:value-type="float" office:value="0.688070667774502" calcext:value-type="float">
            <text:p>0.6880706678</text:p>
          </table:table-cell>
          <table:table-cell office:value-type="float" office:value="0.685776557442958" calcext:value-type="float">
            <text:p>0.6857765574</text:p>
          </table:table-cell>
          <table:table-cell office:value-type="float" office:value="0.684912022439967" calcext:value-type="float">
            <text:p>0.6849120224</text:p>
          </table:table-cell>
          <table:table-cell office:value-type="float" office:value="0.770452210109152" calcext:value-type="float">
            <text:p>0.7704522101</text:p>
          </table:table-cell>
          <table:table-cell office:value-type="float" office:value="0.828394387515272" calcext:value-type="float">
            <text:p>0.8283943875</text:p>
          </table:table-cell>
          <table:table-cell office:value-type="float" office:value="0.803434962751193" calcext:value-type="float">
            <text:p>0.8034349628</text:p>
          </table:table-cell>
          <table:table-cell office:value-type="float" office:value="1.0163860638651" calcext:value-type="float">
            <text:p>1.0163860639</text:p>
          </table:table-cell>
          <table:table-cell office:value-type="float" office:value="0.764776570653573" calcext:value-type="float">
            <text:p>0.7647765707</text:p>
          </table:table-cell>
          <table:table-cell office:value-type="float" office:value="1.36052893562848" calcext:value-type="float">
            <text:p>1.3605289356</text:p>
          </table:table-cell>
          <table:table-cell office:value-type="float" office:value="1.10282410334" calcext:value-type="float">
            <text:p>1.1028241033</text:p>
          </table:table-cell>
          <table:table-cell office:value-type="float" office:value="0.928453291628904" calcext:value-type="float">
            <text:p>0.9284532916</text:p>
          </table:table-cell>
          <table:table-cell office:value-type="float" office:value="1.36957533757605" calcext:value-type="float">
            <text:p>1.3695753376</text:p>
          </table:table-cell>
          <table:table-cell office:value-type="float" office:value="0.972026790868444" calcext:value-type="float">
            <text:p>0.9720267909</text:p>
          </table:table-cell>
          <table:table-cell office:value-type="float" office:value="1.39518292752802" calcext:value-type="float">
            <text:p>1.3951829275</text:p>
          </table:table-cell>
          <table:table-cell office:value-type="float" office:value="1.50235329937036" calcext:value-type="float">
            <text:p>1.5023532994</text:p>
          </table:table-cell>
          <table:table-cell office:value-type="float" office:value="1.29872756152007" calcext:value-type="float">
            <text:p>1.2987275615</text:p>
          </table:table-cell>
          <table:table-cell office:value-type="float" office:value="1.32438446433155" calcext:value-type="float">
            <text:p>1.3243844643</text:p>
          </table:table-cell>
          <table:table-cell office:value-type="float" office:value="1.32580149683105" calcext:value-type="float">
            <text:p>1.3258014968</text:p>
          </table:table-cell>
          <table:table-cell office:value-type="float" office:value="1.75115970587174" calcext:value-type="float">
            <text:p>1.7511597059</text:p>
          </table:table-cell>
          <table:table-cell office:value-type="float" office:value="1.7324746976421" calcext:value-type="float">
            <text:p>1.7324746976</text:p>
          </table:table-cell>
          <table:table-cell office:value-type="float" office:value="1.5785489944196" calcext:value-type="float">
            <text:p>1.5785489944</text:p>
          </table:table-cell>
          <table:table-cell office:value-type="float" office:value="1.62971367838139" calcext:value-type="float">
            <text:p>1.6297136784</text:p>
          </table:table-cell>
          <table:table-cell office:value-type="float" office:value="1.52554619639737" calcext:value-type="float">
            <text:p>1.5255461964</text:p>
          </table:table-cell>
          <table:table-cell office:value-type="float" office:value="1.73040870746976" calcext:value-type="float">
            <text:p>1.7304087075</text:p>
          </table:table-cell>
          <table:table-cell office:value-type="float" office:value="1.68665132145907" calcext:value-type="float">
            <text:p>1.6866513215</text:p>
          </table:table-cell>
          <table:table-cell office:value-type="float" office:value="1.86934648446164" calcext:value-type="float">
            <text:p>1.8693464845</text:p>
          </table:table-cell>
          <table:table-cell office:value-type="float" office:value="2.15758938952023" calcext:value-type="float">
            <text:p>2.1575893895</text:p>
          </table:table-cell>
          <table:table-cell office:value-type="float" office:value="1.77607775562756" calcext:value-type="float">
            <text:p>1.7760777556</text:p>
          </table:table-cell>
          <table:table-cell office:value-type="float" office:value="1.91183310366191" calcext:value-type="float">
            <text:p>1.9118331037</text:p>
          </table:table-cell>
          <table:table-cell office:value-type="float" office:value="2.05476744046545" calcext:value-type="float">
            <text:p>2.0547674405</text:p>
          </table:table-cell>
          <table:table-cell office:value-type="float" office:value="2.08146087198754" calcext:value-type="float">
            <text:p>2.081460872</text:p>
          </table:table-cell>
          <table:table-cell office:value-type="float" office:value="1.96064612807663" calcext:value-type="float">
            <text:p>1.9606461281</text:p>
          </table:table-cell>
          <table:table-cell office:value-type="float" office:value="1.96019076412841" calcext:value-type="float">
            <text:p>1.9601907641</text:p>
          </table:table-cell>
          <table:table-cell office:value-type="float" office:value="2.06211180689091" calcext:value-type="float">
            <text:p>2.0621118069</text:p>
          </table:table-cell>
          <table:table-cell office:value-type="float" office:value="2.09475105140539" calcext:value-type="float">
            <text:p>2.0947510514</text:p>
          </table:table-cell>
          <table:table-cell office:value-type="float" office:value="2.10538189445407" calcext:value-type="float">
            <text:p>2.1053818945</text:p>
          </table:table-cell>
          <table:table-cell office:value-type="float" office:value="2.15257261516376" calcext:value-type="float">
            <text:p>2.1525726152</text:p>
          </table:table-cell>
          <table:table-cell office:value-type="float" office:value="1.96325034401789" calcext:value-type="float">
            <text:p>1.963250344</text:p>
          </table:table-cell>
          <table:table-cell office:value-type="float" office:value="2.22820490102152" calcext:value-type="float">
            <text:p>2.228204901</text:p>
          </table:table-cell>
          <table:table-cell office:value-type="float" office:value="2.54160793341255" calcext:value-type="float">
            <text:p>2.5416079334</text:p>
          </table:table-cell>
          <table:table-cell office:value-type="float" office:value="2.10621167738091" calcext:value-type="float">
            <text:p>2.1062116774</text:p>
          </table:table-cell>
          <table:table-cell office:value-type="float" office:value="2.2639733819816" calcext:value-type="float">
            <text:p>2.263973382</text:p>
          </table:table-cell>
          <table:table-cell office:value-type="float" office:value="2.02583572515679" calcext:value-type="float">
            <text:p>2.0258357252</text:p>
          </table:table-cell>
          <table:table-cell office:value-type="float" office:value="2.23822164160987" calcext:value-type="float">
            <text:p>2.2382216416</text:p>
          </table:table-cell>
          <table:table-cell office:value-type="float" office:value="2.1921402916232" calcext:value-type="float">
            <text:p>2.1921402916</text:p>
          </table:table-cell>
          <table:table-cell office:value-type="float" office:value="2.3941686355875" calcext:value-type="float">
            <text:p>2.3941686356</text:p>
          </table:table-cell>
          <table:table-cell office:value-type="float" office:value="2.30190722184721" calcext:value-type="float">
            <text:p>2.3019072218</text:p>
          </table:table-cell>
          <table:table-cell office:value-type="float" office:value="2.6511970799958" calcext:value-type="float">
            <text:p>2.65119708</text:p>
          </table:table-cell>
          <table:table-cell office:value-type="float" office:value="2.47814200510885" calcext:value-type="float">
            <text:p>2.4781420051</text:p>
          </table:table-cell>
          <table:table-cell office:value-type="float" office:value="2.33992062017348" calcext:value-type="float">
            <text:p>2.3399206202</text:p>
          </table:table-cell>
          <table:table-cell office:value-type="float" office:value="2.40436162109649" calcext:value-type="float">
            <text:p>2.4043616211</text:p>
          </table:table-cell>
          <table:table-cell office:value-type="float" office:value="2.31538585972315" calcext:value-type="float">
            <text:p>2.3153858597</text:p>
          </table:table-cell>
          <table:table-cell office:value-type="float" office:value="2.36753060804877" calcext:value-type="float">
            <text:p>2.367530608</text:p>
          </table:table-cell>
          <table:table-cell office:value-type="float" office:value="2.45402205829346" calcext:value-type="float">
            <text:p>2.4540220583</text:p>
          </table:table-cell>
          <table:table-cell office:value-type="float" office:value="2.34107234341024" calcext:value-type="float">
            <text:p>2.3410723434</text:p>
          </table:table-cell>
          <table:table-cell office:value-type="float" office:value="2.59929582083889" calcext:value-type="float">
            <text:p>2.5992958208</text:p>
          </table:table-cell>
          <table:table-cell office:value-type="float" office:value="2.50344740655307" calcext:value-type="float">
            <text:p>2.5034474066</text:p>
          </table:table-cell>
          <table:table-cell office:value-type="float" office:value="2.55030534190378" calcext:value-type="float">
            <text:p>2.5503053419</text:p>
          </table:table-cell>
          <table:table-cell office:value-type="float" office:value="2.54347233622464" calcext:value-type="float">
            <text:p>2.5434723362</text:p>
          </table:table-cell>
          <table:table-cell office:value-type="float" office:value="2.57765064761711" calcext:value-type="float">
            <text:p>2.5776506476</text:p>
          </table:table-cell>
          <table:table-cell office:value-type="float" office:value="2.6223686189583" calcext:value-type="float">
            <text:p>2.622368619</text:p>
          </table:table-cell>
          <table:table-cell office:value-type="float" office:value="2.67811709691635" calcext:value-type="float">
            <text:p>2.6781170969</text:p>
          </table:table-cell>
          <table:table-cell office:value-type="float" office:value="2.90968966621043" calcext:value-type="float">
            <text:p>2.9096896662</text:p>
          </table:table-cell>
          <table:table-cell office:value-type="float" office:value="4.73854217101256" calcext:value-type="float">
            <text:p>4.738542171</text:p>
          </table:table-cell>
          <table:table-cell office:value-type="float" office:value="2.93001900712292" calcext:value-type="float">
            <text:p>2.9300190071</text:p>
          </table:table-cell>
          <table:table-cell office:value-type="float" office:value="2.65559791936481" calcext:value-type="float">
            <text:p>2.6555979194</text:p>
          </table:table-cell>
          <table:table-cell office:value-type="float" office:value="2.80634225596217" calcext:value-type="float">
            <text:p>2.806342256</text:p>
          </table:table-cell>
          <table:table-cell office:value-type="float" office:value="2.86210797072741" calcext:value-type="float">
            <text:p>2.8621079707</text:p>
          </table:table-cell>
          <table:table-cell office:value-type="float" office:value="2.76540234371404" calcext:value-type="float">
            <text:p>2.7654023437</text:p>
          </table:table-cell>
          <table:table-cell office:value-type="float" office:value="2.94731298400427" calcext:value-type="float">
            <text:p>2.947312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 train:</text:p>
          </table:table-cell>
          <table:table-cell table:number-columns-repeated="71"/>
        </table:table-row>
        <table:table-row table:style-name="ro1">
          <table:table-cell office:value-type="float" office:value="0.509137887271971" calcext:value-type="float">
            <text:p>0.5091378873</text:p>
          </table:table-cell>
          <table:table-cell office:value-type="float" office:value="0.528421981075653" calcext:value-type="float">
            <text:p>0.5284219811</text:p>
          </table:table-cell>
          <table:table-cell office:value-type="float" office:value="0.543861860498121" calcext:value-type="float">
            <text:p>0.5438618605</text:p>
          </table:table-cell>
          <table:table-cell office:value-type="float" office:value="0.548651373774031" calcext:value-type="float">
            <text:p>0.5486513738</text:p>
          </table:table-cell>
          <table:table-cell office:value-type="float" office:value="0.538883287569483" calcext:value-type="float">
            <text:p>0.5388832876</text:p>
          </table:table-cell>
          <table:table-cell office:value-type="float" office:value="0.529304260356558" calcext:value-type="float">
            <text:p>0.5293042604</text:p>
          </table:table-cell>
          <table:table-cell office:value-type="float" office:value="0.519410133346791" calcext:value-type="float">
            <text:p>0.5194101333</text:p>
          </table:table-cell>
          <table:table-cell office:value-type="float" office:value="0.5113435845577" calcext:value-type="float">
            <text:p>0.5113435846</text:p>
          </table:table-cell>
          <table:table-cell office:value-type="float" office:value="0.504348373853322" calcext:value-type="float">
            <text:p>0.5043483739</text:p>
          </table:table-cell>
          <table:table-cell office:value-type="float" office:value="0.502898915802047" calcext:value-type="float">
            <text:p>0.5028989158</text:p>
          </table:table-cell>
          <table:table-cell office:value-type="float" office:value="0.502835896368558" calcext:value-type="float">
            <text:p>0.5028358964</text:p>
          </table:table-cell>
          <table:table-cell office:value-type="float" office:value="0.501890597624114" calcext:value-type="float">
            <text:p>0.5018905976</text:p>
          </table:table-cell>
          <table:table-cell office:value-type="float" office:value="0.501701538106612" calcext:value-type="float">
            <text:p>0.5017015381</text:p>
          </table:table-cell>
          <table:table-cell office:value-type="float" office:value="0.500945298924745" calcext:value-type="float">
            <text:p>0.5009452989</text:p>
          </table:table-cell>
          <table:table-cell office:value-type="float" office:value="0.500945298481504" calcext:value-type="float">
            <text:p>0.5009452985</text:p>
          </table:table-cell>
          <table:table-cell office:value-type="float" office:value="0.500630198902527" calcext:value-type="float">
            <text:p>0.5006301989</text:p>
          </table:table-cell>
          <table:table-cell office:value-type="float" office:value="0.500378119921486" calcext:value-type="float">
            <text:p>0.5003781199</text:p>
          </table:table-cell>
          <table:table-cell office:value-type="float" office:value="0.500441139174674" calcext:value-type="float">
            <text:p>0.5004411392</text:p>
          </table:table-cell>
          <table:table-cell office:value-type="float" office:value="0.50063019894009" calcext:value-type="float">
            <text:p>0.5006301989</text:p>
          </table:table-cell>
          <table:table-cell office:value-type="float" office:value="0.5003150993536" calcext:value-type="float">
            <text:p>0.5003150994</text:p>
          </table:table-cell>
          <table:table-cell office:value-type="float" office:value="0.500504159780122" calcext:value-type="float">
            <text:p>0.5005041598</text:p>
          </table:table-cell>
          <table:table-cell office:value-type="float" office:value="0.500315099571465" calcext:value-type="float">
            <text:p>0.5003150996</text:p>
          </table:table-cell>
          <table:table-cell office:value-type="float" office:value="0.500126039798536" calcext:value-type="float">
            <text:p>0.5001260398</text:p>
          </table:table-cell>
          <table:table-cell office:value-type="float" office:value="0.500252079664684" calcext:value-type="float">
            <text:p>0.5002520797</text:p>
          </table:table-cell>
          <table:table-cell office:value-type="float" office:value="0.500504159043891" calcext:value-type="float">
            <text:p>0.500504159</text:p>
          </table:table-cell>
          <table:table-cell office:value-type="float" office:value="0.500063019914293" calcext:value-type="float">
            <text:p>0.5000630199</text:p>
          </table:table-cell>
          <table:table-cell office:value-type="float" office:value="0.500063019959368" calcext:value-type="float">
            <text:p>0.50006302</text:p>
          </table:table-cell>
          <table:table-cell office:value-type="float" office:value="0.500252079642147" calcext:value-type="float">
            <text:p>0.5002520796</text:p>
          </table:table-cell>
          <table:table-cell office:value-type="float" office:value="0.500441139174674" calcext:value-type="float">
            <text:p>0.5004411392</text:p>
          </table:table-cell>
          <table:table-cell office:value-type="float" office:value="0.500000000045075" calcext:value-type="float">
            <text:p>0.5</text:p>
          </table:table-cell>
          <table:table-cell office:value-type="float" office:value="0.500126040053963" calcext:value-type="float">
            <text:p>0.5001260401</text:p>
          </table:table-cell>
          <table:table-cell office:value-type="float" office:value="0.500063020109619" calcext:value-type="float">
            <text:p>0.5000630201</text:p>
          </table:table-cell>
          <table:table-cell office:value-type="float" office:value="0.500189059772929" calcext:value-type="float">
            <text:p>0.5001890598</text:p>
          </table:table-cell>
          <table:table-cell office:value-type="float" office:value="0.500126039858636" calcext:value-type="float">
            <text:p>0.5001260399</text:p>
          </table:table-cell>
          <table:table-cell office:value-type="float" office:value="0.500063019688916" calcext:value-type="float">
            <text:p>0.5000630197</text:p>
          </table:table-cell>
          <table:table-cell office:value-type="float" office:value="0.500189059742879" calcext:value-type="float">
            <text:p>0.5001890597</text:p>
          </table:table-cell>
          <table:table-cell office:value-type="float" office:value="0.500000000465779" calcext:value-type="float">
            <text:p>0.5000000005</text:p>
          </table:table-cell>
          <table:table-cell office:value-type="float" office:value="0.50012603978351" calcext:value-type="float">
            <text:p>0.5001260398</text:p>
          </table:table-cell>
          <table:table-cell office:value-type="float" office:value="0.500063020365046" calcext:value-type="float">
            <text:p>0.5000630204</text:p>
          </table:table-cell>
          <table:table-cell office:value-type="float" office:value="0.50006302013967" calcext:value-type="float">
            <text:p>0.5000630201</text:p>
          </table:table-cell>
          <table:table-cell office:value-type="float" office:value="0.499999999827211" calcext:value-type="float">
            <text:p>0.4999999998</text:p>
          </table:table-cell>
          <table:table-cell office:value-type="float" office:value="0.500126039633259" calcext:value-type="float">
            <text:p>0.5001260396</text:p>
          </table:table-cell>
          <table:table-cell office:value-type="float" office:value="0.500063019703941" calcext:value-type="float">
            <text:p>0.5000630197</text:p>
          </table:table-cell>
          <table:table-cell office:value-type="float" office:value="0.500063020334996" calcext:value-type="float">
            <text:p>0.5000630203</text:p>
          </table:table-cell>
          <table:table-cell office:value-type="float" office:value="0.500126039866149" calcext:value-type="float">
            <text:p>0.5001260399</text:p>
          </table:table-cell>
          <table:table-cell office:value-type="float" office:value="0.500000000007512" calcext:value-type="float">
            <text:p>0.5</text:p>
          </table:table-cell>
          <table:table-cell office:value-type="float" office:value="0.50000000003005" calcext:value-type="float">
            <text:p>0.5</text:p>
          </table:table-cell>
          <table:table-cell office:value-type="float" office:value="0.500126040279339" calcext:value-type="float">
            <text:p>0.5001260403</text:p>
          </table:table-cell>
          <table:table-cell office:value-type="float" office:value="0.499999999767111" calcext:value-type="float">
            <text:p>0.4999999998</text:p>
          </table:table-cell>
          <table:table-cell office:value-type="float" office:value="0.500000000450753" calcext:value-type="float">
            <text:p>0.5000000005</text:p>
          </table:table-cell>
          <table:table-cell office:value-type="float" office:value="0.500063019681404" calcext:value-type="float">
            <text:p>0.5000630197</text:p>
          </table:table-cell>
          <table:table-cell office:value-type="float" office:value="0.500063019981906" calcext:value-type="float">
            <text:p>0.50006302</text:p>
          </table:table-cell>
          <table:table-cell office:value-type="float" office:value="0.500063019914293" calcext:value-type="float">
            <text:p>0.5000630199</text:p>
          </table:table-cell>
          <table:table-cell office:value-type="float" office:value="0.500063020124645" calcext:value-type="float">
            <text:p>0.5000630201</text:p>
          </table:table-cell>
          <table:table-cell office:value-type="float" office:value="0.499999999789648" calcext:value-type="float">
            <text:p>0.4999999998</text:p>
          </table:table-cell>
          <table:table-cell office:value-type="float" office:value="0.500000000195327" calcext:value-type="float">
            <text:p>0.5000000002</text:p>
          </table:table-cell>
          <table:table-cell office:value-type="float" office:value="0.500063019688916" calcext:value-type="float">
            <text:p>0.5000630197</text:p>
          </table:table-cell>
          <table:table-cell office:value-type="float" office:value="0.500126039843611" calcext:value-type="float">
            <text:p>0.5001260398</text:p>
          </table:table-cell>
          <table:table-cell office:value-type="float" office:value="0.499999999729548" calcext:value-type="float">
            <text:p>0.4999999997</text:p>
          </table:table-cell>
          <table:table-cell table:number-columns-repeated="2" office:value-type="float" office:value="0.500063019884243" calcext:value-type="float">
            <text:p>0.5000630199</text:p>
          </table:table-cell>
          <table:table-cell office:value-type="float" office:value="0.500063020124645" calcext:value-type="float">
            <text:p>0.5000630201</text:p>
          </table:table-cell>
          <table:table-cell office:value-type="float" office:value="0.500063019899268" calcext:value-type="float">
            <text:p>0.5000630199</text:p>
          </table:table-cell>
          <table:table-cell office:value-type="float" office:value="0.499999999789648" calcext:value-type="float">
            <text:p>0.4999999998</text:p>
          </table:table-cell>
          <table:table-cell office:value-type="float" office:value="0.500063019959368" calcext:value-type="float">
            <text:p>0.50006302</text:p>
          </table:table-cell>
          <table:table-cell office:value-type="float" office:value="0.499999999789648" calcext:value-type="float">
            <text:p>0.4999999998</text:p>
          </table:table-cell>
          <table:table-cell office:value-type="float" office:value="0.50000000003005" calcext:value-type="float">
            <text:p>0.5</text:p>
          </table:table-cell>
          <table:table-cell office:value-type="float" office:value="0.500063019921805" calcext:value-type="float">
            <text:p>0.5000630199</text:p>
          </table:table-cell>
          <table:table-cell office:value-type="float" office:value="0.500063019688916" calcext:value-type="float">
            <text:p>0.5000630197</text:p>
          </table:table-cell>
          <table:table-cell office:value-type="float" office:value="0.500000000052588" calcext:value-type="float">
            <text:p>0.500000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 test:</text:p>
          </table:table-cell>
          <table:table-cell table:number-columns-repeated="71"/>
        </table:table-row>
        <table:table-row table:style-name="ro1">
          <table:table-cell office:value-type="float" office:value="0.577737882171542" calcext:value-type="float">
            <text:p>0.5777378822</text:p>
          </table:table-cell>
          <table:table-cell office:value-type="float" office:value="0.566786355047722" calcext:value-type="float">
            <text:p>0.566786355</text:p>
          </table:table-cell>
          <table:table-cell office:value-type="float" office:value="0.581149013230788" calcext:value-type="float">
            <text:p>0.5811490132</text:p>
          </table:table-cell>
          <table:table-cell table:number-columns-repeated="67" office:value-type="float" office:value="0.582944345367233" calcext:value-type="float">
            <text:p>0.5829443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 train:</text:p>
          </table:table-cell>
          <table:table-cell table:number-columns-repeated="71"/>
        </table:table-row>
        <table:table-row table:style-name="ro1">
          <table:table-cell office:value-type="float" office:value="0.0218765042705322" calcext:value-type="float">
            <text:p>0.0218765043</text:p>
          </table:table-cell>
          <table:table-cell office:value-type="float" office:value="0.0719471831679464" calcext:value-type="float">
            <text:p>0.0719471832</text:p>
          </table:table-cell>
          <table:table-cell office:value-type="float" office:value="0.121539201943346" calcext:value-type="float">
            <text:p>0.1215392019</text:p>
          </table:table-cell>
          <table:table-cell office:value-type="float" office:value="0.153577820559668" calcext:value-type="float">
            <text:p>0.1535778206</text:p>
          </table:table-cell>
          <table:table-cell office:value-type="float" office:value="0.143975521271374" calcext:value-type="float">
            <text:p>0.1439755213</text:p>
          </table:table-cell>
          <table:table-cell office:value-type="float" office:value="0.138522341321541" calcext:value-type="float">
            <text:p>0.1385223413</text:p>
          </table:table-cell>
          <table:table-cell office:value-type="float" office:value="0.113764641558099" calcext:value-type="float">
            <text:p>0.1137646416</text:p>
          </table:table-cell>
          <table:table-cell office:value-type="float" office:value="0.0917099667288117" calcext:value-type="float">
            <text:p>0.0917099667</text:p>
          </table:table-cell>
          <table:table-cell office:value-type="float" office:value="0.0510755105811341" calcext:value-type="float">
            <text:p>0.0510755106</text:p>
          </table:table-cell>
          <table:table-cell office:value-type="float" office:value="0.0385695763095699" calcext:value-type="float">
            <text:p>0.0385695763</text:p>
          </table:table-cell>
          <table:table-cell office:value-type="float" office:value="0.0360170565611294" calcext:value-type="float">
            <text:p>0.0360170566</text:p>
          </table:table-cell>
          <table:table-cell office:value-type="float" office:value="0.027362051796246" calcext:value-type="float">
            <text:p>0.0273620518</text:p>
          </table:table-cell>
          <table:table-cell office:value-type="float" office:value="0.0254326828907802" calcext:value-type="float">
            <text:p>0.0254326829</text:p>
          </table:table-cell>
          <table:table-cell office:value-type="float" office:value="0.0147475130181785" calcext:value-type="float">
            <text:p>0.014747513</text:p>
          </table:table-cell>
          <table:table-cell office:value-type="float" office:value="0.0148985280296365" calcext:value-type="float">
            <text:p>0.014898528</text:p>
          </table:table-cell>
          <table:table-cell office:value-type="float" office:value="0.00869071215413697" calcext:value-type="float">
            <text:p>0.0086907122</text:p>
          </table:table-cell>
          <table:table-cell office:value-type="float" office:value="0.00618959837486319" calcext:value-type="float">
            <text:p>0.0061895984</text:p>
          </table:table-cell>
          <table:table-cell office:value-type="float" office:value="0.00651226772118913" calcext:value-type="float">
            <text:p>0.0065122677</text:p>
          </table:table-cell>
          <table:table-cell office:value-type="float" office:value="0.00976301189150473" calcext:value-type="float">
            <text:p>0.0097630119</text:p>
          </table:table-cell>
          <table:table-cell office:value-type="float" office:value="0.00482416122903865" calcext:value-type="float">
            <text:p>0.0048241612</text:p>
          </table:table-cell>
          <table:table-cell office:value-type="float" office:value="0.00709779472293378" calcext:value-type="float">
            <text:p>0.0070977947</text:p>
          </table:table-cell>
          <table:table-cell office:value-type="float" office:value="0.00440721761858791" calcext:value-type="float">
            <text:p>0.0044072176</text:p>
          </table:table-cell>
          <table:table-cell office:value-type="float" office:value="0.00188317586169424" calcext:value-type="float">
            <text:p>0.0018831759</text:p>
          </table:table-cell>
          <table:table-cell office:value-type="float" office:value="0.00391543689830675" calcext:value-type="float">
            <text:p>0.0039154369</text:p>
          </table:table-cell>
          <table:table-cell office:value-type="float" office:value="0.00735525319219868" calcext:value-type="float">
            <text:p>0.0073552532</text:p>
          </table:table-cell>
          <table:table-cell office:value-type="float" office:value="0.0010840130116737" calcext:value-type="float">
            <text:p>0.001084013</text:p>
          </table:table-cell>
          <table:table-cell office:value-type="float" office:value="0.00115002232352762" calcext:value-type="float">
            <text:p>0.0011500223</text:p>
          </table:table-cell>
          <table:table-cell office:value-type="float" office:value="0.0042714773331477" calcext:value-type="float">
            <text:p>0.0042714773</text:p>
          </table:table-cell>
          <table:table-cell office:value-type="float" office:value="0.00711033023933274" calcext:value-type="float">
            <text:p>0.0071103302</text:p>
          </table:table-cell>
          <table:table-cell office:value-type="float" office:value="0" calcext:value-type="float">
            <text:p>0</text:p>
          </table:table-cell>
          <table:table-cell office:value-type="float" office:value="0.00198949414054422" calcext:value-type="float">
            <text:p>0.0019894941</text:p>
          </table:table-cell>
          <table:table-cell office:value-type="float" office:value="0.00103425667091795" calcext:value-type="float">
            <text:p>0.0010342567</text:p>
          </table:table-cell>
          <table:table-cell office:value-type="float" office:value="0.00292666390526947" calcext:value-type="float">
            <text:p>0.0029266639</text:p>
          </table:table-cell>
          <table:table-cell office:value-type="float" office:value="0.00202926070076529" calcext:value-type="float">
            <text:p>0.0020292607</text:p>
          </table:table-cell>
          <table:table-cell office:value-type="float" office:value="0.000949005771711007" calcext:value-type="float">
            <text:p>0.0009490058</text:p>
          </table:table-cell>
          <table:table-cell office:value-type="float" office:value="0.00322986448445187" calcext:value-type="float">
            <text:p>0.0032298645</text:p>
          </table:table-cell>
          <table:table-cell office:value-type="float" office:value="0" calcext:value-type="float">
            <text:p>0</text:p>
          </table:table-cell>
          <table:table-cell office:value-type="float" office:value="0.0020145561582711" calcext:value-type="float">
            <text:p>0.0020145562</text:p>
          </table:table-cell>
          <table:table-cell office:value-type="float" office:value="0.00106714124609849" calcext:value-type="float">
            <text:p>0.0010671412</text:p>
          </table:table-cell>
          <table:table-cell office:value-type="float" office:value="0.000905223718541739" calcext:value-type="float">
            <text:p>0.0009052237</text:p>
          </table:table-cell>
          <table:table-cell office:value-type="float" office:value="0" calcext:value-type="float">
            <text:p>0</text:p>
          </table:table-cell>
          <table:table-cell office:value-type="float" office:value="0.00197400222174431" calcext:value-type="float">
            <text:p>0.0019740022</text:p>
          </table:table-cell>
          <table:table-cell office:value-type="float" office:value="0.000963995911656142" calcext:value-type="float">
            <text:p>0.0009639959</text:p>
          </table:table-cell>
          <table:table-cell office:value-type="float" office:value="0.00111175648528141" calcext:value-type="float">
            <text:p>0.0011117565</text:p>
          </table:table-cell>
          <table:table-cell office:value-type="float" office:value="0.00206857945235694" calcext:value-type="float">
            <text:p>0.0020685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01712785754001" calcext:value-type="float">
            <text:p>0.0020171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0989708367961" calcext:value-type="float">
            <text:p>0.0011098971</text:p>
          </table:table-cell>
          <table:table-cell office:value-type="float" office:value="0.000861091688106305" calcext:value-type="float">
            <text:p>0.0008610917</text:p>
          </table:table-cell>
          <table:table-cell office:value-type="float" office:value="0.00104237456209929" calcext:value-type="float">
            <text:p>0.0010423746</text:p>
          </table:table-cell>
          <table:table-cell office:value-type="float" office:value="0.00106714124609849" calcext:value-type="float">
            <text:p>0.0010671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71068182308908" calcext:value-type="float">
            <text:p>0.0009710682</text:p>
          </table:table-cell>
          <table:table-cell office:value-type="float" office:value="0.00212218877438006" calcext:value-type="float">
            <text:p>0.0021221888</text:p>
          </table:table-cell>
          <table:table-cell office:value-type="float" office:value="0" calcext:value-type="float">
            <text:p>0</text:p>
          </table:table-cell>
          <table:table-cell office:value-type="float" office:value="0.000949005771711007" calcext:value-type="float">
            <text:p>0.0009490058</text:p>
          </table:table-cell>
          <table:table-cell office:value-type="float" office:value="0.00112755941088566" calcext:value-type="float">
            <text:p>0.0011275594</text:p>
          </table:table-cell>
          <table:table-cell office:value-type="float" office:value="0.00103425667091795" calcext:value-type="float">
            <text:p>0.0010342567</text:p>
          </table:table-cell>
          <table:table-cell office:value-type="float" office:value="0.000971570734957288" calcext:value-type="float">
            <text:p>0.0009715707</text:p>
          </table:table-cell>
          <table:table-cell office:value-type="float" office:value="0" calcext:value-type="float">
            <text:p>0</text:p>
          </table:table-cell>
          <table:table-cell office:value-type="float" office:value="0.000986886138665997" calcext:value-type="float">
            <text:p>0.0009868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02620489025765" calcext:value-type="float">
            <text:p>0.0010262049</text:p>
          </table:table-cell>
          <table:table-cell office:value-type="float" office:value="0.001118686297152" calcext:value-type="float">
            <text:p>0.001118686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 test:</text:p>
          </table:table-cell>
          <table:table-cell table:number-columns-repeated="71"/>
        </table:table-row>
        <table:table-row table:style-name="ro1">
          <table:table-cell office:value-type="float" office:value="-0.019584070887129" calcext:value-type="float">
            <text:p>-0.0195840709</text:p>
          </table:table-cell>
          <table:table-cell office:value-type="float" office:value="-0.00628273250063617" calcext:value-type="float">
            <text:p>-0.0062827325</text:p>
          </table:table-cell>
          <table:table-cell office:value-type="float" office:value="-0.00629044537912365" calcext:value-type="float">
            <text:p>-0.0062904454</text:p>
          </table:table-cell>
          <table:table-cell table:number-columns-repeated="6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(1</text:p>
          </table:table-cell>
          <table:table-cell office:value-type="string" calcext:value-type="string">
            <text:p><text:s/>2): (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0)</text:p>
          </table:table-cell>
          <table:table-cell office:value-type="string" calcext:value-type="string">
            <text:p><text:s/>(1</text:p>
          </table:table-cell>
          <table:table-cell office:value-type="string" calcext:value-type="string">
            <text:p><text:s/>29): (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0)</text:p>
          </table:table-cell>
          <table:table-cell office:value-type="string" calcext:value-type="string">
            <text:p><text:s/>(1</text:p>
          </table:table-cell>
          <table:table-cell office:value-type="string" calcext:value-type="string">
            <text:p><text:s/>8): (3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0)</text:p>
          </table:table-cell>
          <table:table-cell office:value-type="string" calcext:value-type="string">
            <text:p><text:s/>(1</text:p>
          </table:table-cell>
          <table:table-cell office:value-type="string" calcext:value-type="string">
            <text:p><text:s/>36): (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0)}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aving model and weights</text:p>
          </table:table-cell>
          <table:table-cell table:number-columns-repeated="71"/>
        </table:table-row>
        <table:table-row table:style-name="ro1" table:number-rows-repeated="3">
          <table:table-cell table:number-columns-repeated="72"/>
        </table:table-row>
        <table:table-row table:style-name="ro1">
          <table:table-cell office:value-type="string" calcext:value-type="string">
            <text:p><text:s text:c="2"/>trend: <text:s/>1 <text:s text:c="2"/>50 <text:s text:c="2"/></text:p>
          </table:table-cell>
          <table:table-cell table:number-columns-repeated="71"/>
        </table:table-row>
        <table:table-row table:style-name="ro1" table:number-rows-repeated="11">
          <table:table-cell table:number-columns-repeated="72"/>
        </table:table-row>
        <table:table-row table:style-name="ro1">
          <table:table-cell office:value-type="string" calcext:value-type="string">
            <text:p><text:s/>Test 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(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8)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test Acc: <text:s/>0.596383362825266 <text:s/>test MCC: <text:s/>0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<text:s text:c="3"/>0 2232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<text:s text:c="4"/>0 3298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Loss train:</text:p>
          </table:table-cell>
          <table:table-cell table:number-columns-repeated="71"/>
        </table:table-row>
        <table:table-row table:style-name="ro1">
          <table:table-cell office:value-type="float" office:value="0.598895686576553" calcext:value-type="float">
            <text:p>0.5988956866</text:p>
          </table:table-cell>
          <table:table-cell office:value-type="float" office:value="0.499267998335097" calcext:value-type="float">
            <text:p>0.4992679983</text:p>
          </table:table-cell>
          <table:table-cell office:value-type="float" office:value="0.410679902198942" calcext:value-type="float">
            <text:p>0.4106799022</text:p>
          </table:table-cell>
          <table:table-cell office:value-type="float" office:value="0.332273722239765" calcext:value-type="float">
            <text:p>0.3322737222</text:p>
          </table:table-cell>
          <table:table-cell office:value-type="float" office:value="0.262548692824272" calcext:value-type="float">
            <text:p>0.2625486928</text:p>
          </table:table-cell>
          <table:table-cell office:value-type="float" office:value="0.208522865790635" calcext:value-type="float">
            <text:p>0.2085228658</text:p>
          </table:table-cell>
          <table:table-cell office:value-type="float" office:value="0.165539635009794" calcext:value-type="float">
            <text:p>0.165539635</text:p>
          </table:table-cell>
          <table:table-cell office:value-type="float" office:value="0.130917251148857" calcext:value-type="float">
            <text:p>0.1309172511</text:p>
          </table:table-cell>
          <table:table-cell office:value-type="float" office:value="0.105785592880643" calcext:value-type="float">
            <text:p>0.1057855929</text:p>
          </table:table-cell>
          <table:table-cell office:value-type="float" office:value="0.0861359244564606" calcext:value-type="float">
            <text:p>0.0861359245</text:p>
          </table:table-cell>
          <table:table-cell office:value-type="float" office:value="0.0685893538892383" calcext:value-type="float">
            <text:p>0.0685893539</text:p>
          </table:table-cell>
          <table:table-cell office:value-type="float" office:value="0.0569037010452689" calcext:value-type="float">
            <text:p>0.056903701</text:p>
          </table:table-cell>
          <table:table-cell office:value-type="float" office:value="0.0472431607308902" calcext:value-type="float">
            <text:p>0.0472431607</text:p>
          </table:table-cell>
          <table:table-cell office:value-type="float" office:value="0.0410812065805504" calcext:value-type="float">
            <text:p>0.0410812066</text:p>
          </table:table-cell>
          <table:table-cell office:value-type="float" office:value="0.0336097821983927" calcext:value-type="float">
            <text:p>0.0336097822</text:p>
          </table:table-cell>
          <table:table-cell office:value-type="float" office:value="0.0288846008805919" calcext:value-type="float">
            <text:p>0.0288846009</text:p>
          </table:table-cell>
          <table:table-cell office:value-type="float" office:value="0.0243643682080696" calcext:value-type="float">
            <text:p>0.0243643682</text:p>
          </table:table-cell>
          <table:table-cell office:value-type="float" office:value="0.0215392070716599" calcext:value-type="float">
            <text:p>0.0215392071</text:p>
          </table:table-cell>
          <table:table-cell office:value-type="float" office:value="0.0190652921677375" calcext:value-type="float">
            <text:p>0.0190652922</text:p>
          </table:table-cell>
          <table:table-cell office:value-type="float" office:value="0.0171017226549895" calcext:value-type="float">
            <text:p>0.0171017227</text:p>
          </table:table-cell>
          <table:table-cell office:value-type="float" office:value="0.0149589907304654" calcext:value-type="float">
            <text:p>0.0149589907</text:p>
          </table:table-cell>
          <table:table-cell office:value-type="float" office:value="0.013322991825748" calcext:value-type="float">
            <text:p>0.0133229918</text:p>
          </table:table-cell>
          <table:table-cell office:value-type="float" office:value="0.0118998381805436" calcext:value-type="float">
            <text:p>0.0118998382</text:p>
          </table:table-cell>
          <table:table-cell office:value-type="float" office:value="0.0108345936864645" calcext:value-type="float">
            <text:p>0.0108345937</text:p>
          </table:table-cell>
          <table:table-cell office:value-type="float" office:value="0.00952152421496269" calcext:value-type="float">
            <text:p>0.0095215242</text:p>
          </table:table-cell>
          <table:table-cell office:value-type="float" office:value="0.00887508420892021" calcext:value-type="float">
            <text:p>0.0088750842</text:p>
          </table:table-cell>
          <table:table-cell office:value-type="float" office:value="0.00807349898074316" calcext:value-type="float">
            <text:p>0.008073499</text:p>
          </table:table-cell>
          <table:table-cell office:value-type="float" office:value="0.00727524161079876" calcext:value-type="float">
            <text:p>0.0072752416</text:p>
          </table:table-cell>
          <table:table-cell office:value-type="float" office:value="0.00650350148809093" calcext:value-type="float">
            <text:p>0.0065035015</text:p>
          </table:table-cell>
          <table:table-cell office:value-type="float" office:value="0.00618702437206289" calcext:value-type="float">
            <text:p>0.0061870244</text:p>
          </table:table-cell>
          <table:table-cell office:value-type="float" office:value="0.00577227205412397" calcext:value-type="float">
            <text:p>0.0057722721</text:p>
          </table:table-cell>
          <table:table-cell office:value-type="float" office:value="0.00517569912535583" calcext:value-type="float">
            <text:p>0.0051756991</text:p>
          </table:table-cell>
          <table:table-cell office:value-type="float" office:value="0.00492603015412348" calcext:value-type="float">
            <text:p>0.0049260302</text:p>
          </table:table-cell>
          <table:table-cell office:value-type="float" office:value="0.00449118716896462" calcext:value-type="float">
            <text:p>0.0044911872</text:p>
          </table:table-cell>
          <table:table-cell office:value-type="float" office:value="0.00405059063054458" calcext:value-type="float">
            <text:p>0.0040505906</text:p>
          </table:table-cell>
          <table:table-cell office:value-type="float" office:value="0.00390086899843988" calcext:value-type="float">
            <text:p>0.003900869</text:p>
          </table:table-cell>
          <table:table-cell office:value-type="float" office:value="0.00346482286537845" calcext:value-type="float">
            <text:p>0.0034648229</text:p>
          </table:table-cell>
          <table:table-cell office:value-type="float" office:value="0.00321918941151752" calcext:value-type="float">
            <text:p>0.0032191894</text:p>
          </table:table-cell>
          <table:table-cell office:value-type="float" office:value="0.00302011865407883" calcext:value-type="float">
            <text:p>0.0030201187</text:p>
          </table:table-cell>
          <table:table-cell office:value-type="float" office:value="0.0028193200449746" calcext:value-type="float">
            <text:p>0.00281932</text:p>
          </table:table-cell>
          <table:table-cell office:value-type="float" office:value="0.00264731860717611" calcext:value-type="float">
            <text:p>0.0026473186</text:p>
          </table:table-cell>
          <table:table-cell office:value-type="float" office:value="0.00256848966501113" calcext:value-type="float">
            <text:p>0.0025684897</text:p>
          </table:table-cell>
          <table:table-cell office:value-type="float" office:value="0.002227351918394" calcext:value-type="float">
            <text:p>0.0022273519</text:p>
          </table:table-cell>
          <table:table-cell office:value-type="float" office:value="0.00220832773880962" calcext:value-type="float">
            <text:p>0.0022083277</text:p>
          </table:table-cell>
          <table:table-cell office:value-type="float" office:value="0.00197435694335695" calcext:value-type="float">
            <text:p>0.0019743569</text:p>
          </table:table-cell>
          <table:table-cell office:value-type="float" office:value="0.00188962158044003" calcext:value-type="float">
            <text:p>0.0018896216</text:p>
          </table:table-cell>
          <table:table-cell office:value-type="float" office:value="0.00190808921831879" calcext:value-type="float">
            <text:p>0.0019080892</text:p>
          </table:table-cell>
          <table:table-cell office:value-type="float" office:value="0.0017264263454622" calcext:value-type="float">
            <text:p>0.0017264263</text:p>
          </table:table-cell>
          <table:table-cell office:value-type="float" office:value="0.00157088395285267" calcext:value-type="float">
            <text:p>0.001570884</text:p>
          </table:table-cell>
          <table:table-cell office:value-type="float" office:value="0.00173150277872126" calcext:value-type="float">
            <text:p>0.0017315028</text:p>
          </table:table-cell>
          <table:table-cell office:value-type="float" office:value="0.00146677094856101" calcext:value-type="float">
            <text:p>0.0014667709</text:p>
          </table:table-cell>
          <table:table-cell office:value-type="float" office:value="0.00134235941126287" calcext:value-type="float">
            <text:p>0.0013423594</text:p>
          </table:table-cell>
          <table:table-cell office:value-type="float" office:value="0.00127146231240874" calcext:value-type="float">
            <text:p>0.0012714623</text:p>
          </table:table-cell>
          <table:table-cell office:value-type="float" office:value="0.00112185844577463" calcext:value-type="float">
            <text:p>0.0011218584</text:p>
          </table:table-cell>
          <table:table-cell office:value-type="float" office:value="0.00110955359216771" calcext:value-type="float">
            <text:p>0.0011095536</text:p>
          </table:table-cell>
          <table:table-cell office:value-type="float" office:value="0.0010324844088512" calcext:value-type="float">
            <text:p>0.0010324844</text:p>
          </table:table-cell>
          <table:table-cell office:value-type="float" office:value="0.000990205710560547" calcext:value-type="float">
            <text:p>0.0009902057</text:p>
          </table:table-cell>
          <table:table-cell office:value-type="float" office:value="0.00104487718848849" calcext:value-type="float">
            <text:p>0.0010448772</text:p>
          </table:table-cell>
          <table:table-cell office:value-type="float" office:value="0.000907077681030785" calcext:value-type="float">
            <text:p>0.0009070777</text:p>
          </table:table-cell>
          <table:table-cell office:value-type="float" office:value="0.000834719064995203" calcext:value-type="float">
            <text:p>0.0008347191</text:p>
          </table:table-cell>
          <table:table-cell office:value-type="float" office:value="0.000799293648631577" calcext:value-type="float">
            <text:p>0.0007992936</text:p>
          </table:table-cell>
          <table:table-cell office:value-type="float" office:value="0.000763621586456815" calcext:value-type="float">
            <text:p>0.0007636216</text:p>
          </table:table-cell>
          <table:table-cell office:value-type="float" office:value="0.00078088280368012" calcext:value-type="float">
            <text:p>0.0007808828</text:p>
          </table:table-cell>
          <table:table-cell office:value-type="float" office:value="0.000703055526440736" calcext:value-type="float">
            <text:p>0.0007030555</text:p>
          </table:table-cell>
          <table:table-cell office:value-type="float" office:value="0.000694877314302085" calcext:value-type="float">
            <text:p>0.0006948773</text:p>
          </table:table-cell>
          <table:table-cell office:value-type="float" office:value="0.00065525771294927" calcext:value-type="float">
            <text:p>0.0006552577</text:p>
          </table:table-cell>
          <table:table-cell office:value-type="float" office:value="0.00067287866958934" calcext:value-type="float">
            <text:p>0.0006728787</text:p>
          </table:table-cell>
          <table:table-cell office:value-type="float" office:value="0.000635476953742719" calcext:value-type="float">
            <text:p>0.000635477</text:p>
          </table:table-cell>
          <table:table-cell office:value-type="float" office:value="0.000604303059980954" calcext:value-type="float">
            <text:p>0.0006043031</text:p>
          </table:table-cell>
          <table:table-cell office:value-type="float" office:value="0.000568332849739186" calcext:value-type="float">
            <text:p>0.0005683328</text:p>
          </table:table-cell>
          <table:table-cell office:value-type="float" office:value="0.000581212942823683" calcext:value-type="float">
            <text:p>0.0005812129</text:p>
          </table:table-cell>
          <table:table-cell office:value-type="float" office:value="0.000544641571135034" calcext:value-type="float">
            <text:p>0.0005446416</text:p>
          </table:table-cell>
        </table:table-row>
        <table:table-row table:style-name="ro1">
          <table:table-cell office:value-type="string" calcext:value-type="string">
            <text:p>Loss test:</text:p>
          </table:table-cell>
          <table:table-cell table:number-columns-repeated="71"/>
        </table:table-row>
        <table:table-row table:style-name="ro1">
          <table:table-cell office:value-type="float" office:value="0.681896009712495" calcext:value-type="float">
            <text:p>0.6818960097</text:p>
          </table:table-cell>
          <table:table-cell office:value-type="float" office:value="0.666302222509281" calcext:value-type="float">
            <text:p>0.6663022225</text:p>
          </table:table-cell>
          <table:table-cell office:value-type="float" office:value="0.667124900334998" calcext:value-type="float">
            <text:p>0.6671249003</text:p>
          </table:table-cell>
          <table:table-cell office:value-type="float" office:value="0.679339936197774" calcext:value-type="float">
            <text:p>0.6793399362</text:p>
          </table:table-cell>
          <table:table-cell office:value-type="float" office:value="0.694492653599699" calcext:value-type="float">
            <text:p>0.6944926536</text:p>
          </table:table-cell>
          <table:table-cell office:value-type="float" office:value="0.725764953842215" calcext:value-type="float">
            <text:p>0.7257649538</text:p>
          </table:table-cell>
          <table:table-cell office:value-type="float" office:value="0.816127537495404" calcext:value-type="float">
            <text:p>0.8161275375</text:p>
          </table:table-cell>
          <table:table-cell office:value-type="float" office:value="1.10050523213193" calcext:value-type="float">
            <text:p>1.1005052321</text:p>
          </table:table-cell>
          <table:table-cell office:value-type="float" office:value="1.19782170506757" calcext:value-type="float">
            <text:p>1.1978217051</text:p>
          </table:table-cell>
          <table:table-cell office:value-type="float" office:value="1.03473973966205" calcext:value-type="float">
            <text:p>1.0347397397</text:p>
          </table:table-cell>
          <table:table-cell office:value-type="float" office:value="1.26173128156938" calcext:value-type="float">
            <text:p>1.2617312816</text:p>
          </table:table-cell>
          <table:table-cell office:value-type="float" office:value="1.34109978533567" calcext:value-type="float">
            <text:p>1.3410997853</text:p>
          </table:table-cell>
          <table:table-cell office:value-type="float" office:value="1.12384486963693" calcext:value-type="float">
            <text:p>1.1238448696</text:p>
          </table:table-cell>
          <table:table-cell office:value-type="float" office:value="1.23032979807845" calcext:value-type="float">
            <text:p>1.2303297981</text:p>
          </table:table-cell>
          <table:table-cell office:value-type="float" office:value="1.3495822825656" calcext:value-type="float">
            <text:p>1.3495822826</text:p>
          </table:table-cell>
          <table:table-cell office:value-type="float" office:value="1.30925652349189" calcext:value-type="float">
            <text:p>1.3092565235</text:p>
          </table:table-cell>
          <table:table-cell office:value-type="float" office:value="1.1066420134002" calcext:value-type="float">
            <text:p>1.1066420134</text:p>
          </table:table-cell>
          <table:table-cell office:value-type="float" office:value="1.3031833043258" calcext:value-type="float">
            <text:p>1.3031833043</text:p>
          </table:table-cell>
          <table:table-cell office:value-type="float" office:value="1.49377026257205" calcext:value-type="float">
            <text:p>1.4937702626</text:p>
          </table:table-cell>
          <table:table-cell office:value-type="float" office:value="1.32062373096645" calcext:value-type="float">
            <text:p>1.320623731</text:p>
          </table:table-cell>
          <table:table-cell office:value-type="float" office:value="1.66866402137775" calcext:value-type="float">
            <text:p>1.6686640214</text:p>
          </table:table-cell>
          <table:table-cell office:value-type="float" office:value="1.53655851681668" calcext:value-type="float">
            <text:p>1.5365585168</text:p>
          </table:table-cell>
          <table:table-cell office:value-type="float" office:value="1.80401989494267" calcext:value-type="float">
            <text:p>1.8040198949</text:p>
          </table:table-cell>
          <table:table-cell office:value-type="float" office:value="1.72042081555449" calcext:value-type="float">
            <text:p>1.7204208156</text:p>
          </table:table-cell>
          <table:table-cell office:value-type="float" office:value="1.43862929965014" calcext:value-type="float">
            <text:p>1.4386292997</text:p>
          </table:table-cell>
          <table:table-cell office:value-type="float" office:value="1.71483701613023" calcext:value-type="float">
            <text:p>1.7148370161</text:p>
          </table:table-cell>
          <table:table-cell office:value-type="float" office:value="1.93243237581865" calcext:value-type="float">
            <text:p>1.9324323758</text:p>
          </table:table-cell>
          <table:table-cell office:value-type="float" office:value="1.64948675716548" calcext:value-type="float">
            <text:p>1.6494867572</text:p>
          </table:table-cell>
          <table:table-cell office:value-type="float" office:value="1.91754851377894" calcext:value-type="float">
            <text:p>1.9175485138</text:p>
          </table:table-cell>
          <table:table-cell office:value-type="float" office:value="1.64569545894807" calcext:value-type="float">
            <text:p>1.6456954589</text:p>
          </table:table-cell>
          <table:table-cell office:value-type="float" office:value="1.32086335622165" calcext:value-type="float">
            <text:p>1.3208633562</text:p>
          </table:table-cell>
          <table:table-cell office:value-type="float" office:value="1.47966200311619" calcext:value-type="float">
            <text:p>1.4796620031</text:p>
          </table:table-cell>
          <table:table-cell office:value-type="float" office:value="1.52273951935941" calcext:value-type="float">
            <text:p>1.5227395194</text:p>
          </table:table-cell>
          <table:table-cell office:value-type="float" office:value="1.77850575332831" calcext:value-type="float">
            <text:p>1.7785057533</text:p>
          </table:table-cell>
          <table:table-cell office:value-type="float" office:value="2.00313768925762" calcext:value-type="float">
            <text:p>2.0031376893</text:p>
          </table:table-cell>
          <table:table-cell office:value-type="float" office:value="2.14024548187825" calcext:value-type="float">
            <text:p>2.1402454819</text:p>
          </table:table-cell>
          <table:table-cell office:value-type="float" office:value="2.14605803640583" calcext:value-type="float">
            <text:p>2.1460580364</text:p>
          </table:table-cell>
          <table:table-cell office:value-type="float" office:value="2.25161129223287" calcext:value-type="float">
            <text:p>2.2516112922</text:p>
          </table:table-cell>
          <table:table-cell office:value-type="float" office:value="2.27689946358501" calcext:value-type="float">
            <text:p>2.2768994636</text:p>
          </table:table-cell>
          <table:table-cell office:value-type="float" office:value="2.28120229107346" calcext:value-type="float">
            <text:p>2.2812022911</text:p>
          </table:table-cell>
          <table:table-cell office:value-type="float" office:value="1.91168795611716" calcext:value-type="float">
            <text:p>1.9116879561</text:p>
          </table:table-cell>
          <table:table-cell office:value-type="float" office:value="2.15626415193189" calcext:value-type="float">
            <text:p>2.1562641519</text:p>
          </table:table-cell>
          <table:table-cell office:value-type="float" office:value="2.11253363217411" calcext:value-type="float">
            <text:p>2.1125336322</text:p>
          </table:table-cell>
          <table:table-cell office:value-type="float" office:value="2.37035582363067" calcext:value-type="float">
            <text:p>2.3703558236</text:p>
          </table:table-cell>
          <table:table-cell office:value-type="float" office:value="1.99008837108371" calcext:value-type="float">
            <text:p>1.9900883711</text:p>
          </table:table-cell>
          <table:table-cell office:value-type="float" office:value="2.20256606521486" calcext:value-type="float">
            <text:p>2.2025660652</text:p>
          </table:table-cell>
          <table:table-cell office:value-type="float" office:value="2.13068886627772" calcext:value-type="float">
            <text:p>2.1306888663</text:p>
          </table:table-cell>
          <table:table-cell office:value-type="float" office:value="2.4606371972272" calcext:value-type="float">
            <text:p>2.4606371972</text:p>
          </table:table-cell>
          <table:table-cell office:value-type="float" office:value="2.16800254115575" calcext:value-type="float">
            <text:p>2.1680025412</text:p>
          </table:table-cell>
          <table:table-cell office:value-type="float" office:value="1.85963517835946" calcext:value-type="float">
            <text:p>1.8596351784</text:p>
          </table:table-cell>
          <table:table-cell office:value-type="float" office:value="2.02725450533424" calcext:value-type="float">
            <text:p>2.0272545053</text:p>
          </table:table-cell>
          <table:table-cell office:value-type="float" office:value="2.39945771977656" calcext:value-type="float">
            <text:p>2.3994577198</text:p>
          </table:table-cell>
          <table:table-cell office:value-type="float" office:value="2.30769477392838" calcext:value-type="float">
            <text:p>2.3076947739</text:p>
          </table:table-cell>
          <table:table-cell office:value-type="float" office:value="2.25032754304396" calcext:value-type="float">
            <text:p>2.250327543</text:p>
          </table:table-cell>
          <table:table-cell office:value-type="float" office:value="2.28318016564652" calcext:value-type="float">
            <text:p>2.2831801656</text:p>
          </table:table-cell>
          <table:table-cell office:value-type="float" office:value="2.37045946412233" calcext:value-type="float">
            <text:p>2.3704594641</text:p>
          </table:table-cell>
          <table:table-cell office:value-type="float" office:value="2.50668132848377" calcext:value-type="float">
            <text:p>2.5066813285</text:p>
          </table:table-cell>
          <table:table-cell office:value-type="float" office:value="2.4160890550553" calcext:value-type="float">
            <text:p>2.4160890551</text:p>
          </table:table-cell>
          <table:table-cell office:value-type="float" office:value="2.640664815159" calcext:value-type="float">
            <text:p>2.6406648152</text:p>
          </table:table-cell>
          <table:table-cell office:value-type="float" office:value="2.43082938617867" calcext:value-type="float">
            <text:p>2.4308293862</text:p>
          </table:table-cell>
          <table:table-cell office:value-type="float" office:value="2.45452575282637" calcext:value-type="float">
            <text:p>2.4545257528</text:p>
          </table:table-cell>
          <table:table-cell office:value-type="float" office:value="2.56416133299443" calcext:value-type="float">
            <text:p>2.564161333</text:p>
          </table:table-cell>
          <table:table-cell office:value-type="float" office:value="2.50460626157455" calcext:value-type="float">
            <text:p>2.5046062616</text:p>
          </table:table-cell>
          <table:table-cell office:value-type="float" office:value="2.39765807628416" calcext:value-type="float">
            <text:p>2.3976580763</text:p>
          </table:table-cell>
          <table:table-cell office:value-type="float" office:value="2.19324491073598" calcext:value-type="float">
            <text:p>2.1932449107</text:p>
          </table:table-cell>
          <table:table-cell office:value-type="float" office:value="2.13264298906809" calcext:value-type="float">
            <text:p>2.1326429891</text:p>
          </table:table-cell>
          <table:table-cell office:value-type="float" office:value="2.14220028685618" calcext:value-type="float">
            <text:p>2.1422002869</text:p>
          </table:table-cell>
          <table:table-cell office:value-type="float" office:value="2.4514760724028" calcext:value-type="float">
            <text:p>2.4514760724</text:p>
          </table:table-cell>
          <table:table-cell office:value-type="float" office:value="2.36609323876245" calcext:value-type="float">
            <text:p>2.3660932388</text:p>
          </table:table-cell>
          <table:table-cell office:value-type="float" office:value="2.50481687160125" calcext:value-type="float">
            <text:p>2.5048168716</text:p>
          </table:table-cell>
          <table:table-cell office:value-type="float" office:value="1.72851902820965" calcext:value-type="float">
            <text:p>1.7285190282</text:p>
          </table:table-cell>
          <table:table-cell office:value-type="float" office:value="2.30500490114659" calcext:value-type="float">
            <text:p>2.3050049011</text:p>
          </table:table-cell>
        </table:table-row>
        <table:table-row table:style-name="ro1">
          <table:table-cell office:value-type="string" calcext:value-type="string">
            <text:p>Acc train:</text:p>
          </table:table-cell>
          <table:table-cell table:number-columns-repeated="71"/>
        </table:table-row>
        <table:table-row table:style-name="ro1">
          <table:table-cell office:value-type="float" office:value="0.540815031012409" calcext:value-type="float">
            <text:p>0.540815031</text:p>
          </table:table-cell>
          <table:table-cell office:value-type="float" office:value="0.549447759208422" calcext:value-type="float">
            <text:p>0.5494477592</text:p>
          </table:table-cell>
          <table:table-cell office:value-type="float" office:value="0.548876475785398" calcext:value-type="float">
            <text:p>0.5488764758</text:p>
          </table:table-cell>
          <table:table-cell office:value-type="float" office:value="0.54436968382927" calcext:value-type="float">
            <text:p>0.5443696838</text:p>
          </table:table-cell>
          <table:table-cell office:value-type="float" office:value="0.546273962047267" calcext:value-type="float">
            <text:p>0.546273962</text:p>
          </table:table-cell>
          <table:table-cell office:value-type="float" office:value="0.541259362656135" calcext:value-type="float">
            <text:p>0.5412593627</text:p>
          </table:table-cell>
          <table:table-cell office:value-type="float" office:value="0.530658880208703" calcext:value-type="float">
            <text:p>0.5306588802</text:p>
          </table:table-cell>
          <table:table-cell office:value-type="float" office:value="0.528246794449764" calcext:value-type="float">
            <text:p>0.5282467944</text:p>
          </table:table-cell>
          <table:table-cell office:value-type="float" office:value="0.519931445966839" calcext:value-type="float">
            <text:p>0.519931446</text:p>
          </table:table-cell>
          <table:table-cell office:value-type="float" office:value="0.514472514807126" calcext:value-type="float">
            <text:p>0.5144725148</text:p>
          </table:table-cell>
          <table:table-cell office:value-type="float" office:value="0.511489145462474" calcext:value-type="float">
            <text:p>0.5114891455</text:p>
          </table:table-cell>
          <table:table-cell office:value-type="float" office:value="0.509902247078636" calcext:value-type="float">
            <text:p>0.5099022471</text:p>
          </table:table-cell>
          <table:table-cell office:value-type="float" office:value="0.510981338057736" calcext:value-type="float">
            <text:p>0.5109813381</text:p>
          </table:table-cell>
          <table:table-cell office:value-type="float" office:value="0.50799796858823" calcext:value-type="float">
            <text:p>0.5079979686</text:p>
          </table:table-cell>
          <table:table-cell office:value-type="float" office:value="0.504760695681197" calcext:value-type="float">
            <text:p>0.5047606957</text:p>
          </table:table-cell>
          <table:table-cell office:value-type="float" office:value="0.504697219844516" calcext:value-type="float">
            <text:p>0.5046972198</text:p>
          </table:table-cell>
          <table:table-cell office:value-type="float" office:value="0.505585882874693" calcext:value-type="float">
            <text:p>0.5055858829</text:p>
          </table:table-cell>
          <table:table-cell office:value-type="float" office:value="0.505078075424554" calcext:value-type="float">
            <text:p>0.5050780754</text:p>
          </table:table-cell>
          <table:table-cell office:value-type="float" office:value="0.503998984260064" calcext:value-type="float">
            <text:p>0.5039989843</text:p>
          </table:table-cell>
          <table:table-cell office:value-type="float" office:value="0.503998984339517" calcext:value-type="float">
            <text:p>0.5039989843</text:p>
          </table:table-cell>
          <table:table-cell office:value-type="float" office:value="0.503364224777134" calcext:value-type="float">
            <text:p>0.5033642248</text:p>
          </table:table-cell>
          <table:table-cell office:value-type="float" office:value="0.504062460251867" calcext:value-type="float">
            <text:p>0.5040624603</text:p>
          </table:table-cell>
          <table:table-cell office:value-type="float" office:value="0.503237273164308" calcext:value-type="float">
            <text:p>0.5032372732</text:p>
          </table:table-cell>
          <table:table-cell office:value-type="float" office:value="0.502412085743805" calcext:value-type="float">
            <text:p>0.5024120857</text:p>
          </table:table-cell>
          <table:table-cell office:value-type="float" office:value="0.503110321127734" calcext:value-type="float">
            <text:p>0.5031103211</text:p>
          </table:table-cell>
          <table:table-cell office:value-type="float" office:value="0.503110321097467" calcext:value-type="float">
            <text:p>0.5031103211</text:p>
          </table:table-cell>
          <table:table-cell office:value-type="float" office:value="0.501967754175749" calcext:value-type="float">
            <text:p>0.5019677542</text:p>
          </table:table-cell>
          <table:table-cell office:value-type="float" office:value="0.501332994870642" calcext:value-type="float">
            <text:p>0.5013329949</text:p>
          </table:table-cell>
          <table:table-cell office:value-type="float" office:value="0.502285133813168" calcext:value-type="float">
            <text:p>0.5022851338</text:p>
          </table:table-cell>
          <table:table-cell office:value-type="float" office:value="0.50260251361706" calcext:value-type="float">
            <text:p>0.5026025136</text:p>
          </table:table-cell>
          <table:table-cell office:value-type="float" office:value="0.501586898595711" calcext:value-type="float">
            <text:p>0.5015868986</text:p>
          </table:table-cell>
          <table:table-cell office:value-type="float" office:value="0.501650374568597" calcext:value-type="float">
            <text:p>0.5016503746</text:p>
          </table:table-cell>
          <table:table-cell office:value-type="float" office:value="0.501206042834068" calcext:value-type="float">
            <text:p>0.5012060428</text:p>
          </table:table-cell>
          <table:table-cell office:value-type="float" office:value="0.500952139093865" calcext:value-type="float">
            <text:p>0.5009521391</text:p>
          </table:table-cell>
          <table:table-cell office:value-type="float" office:value="0.50165037446266" calcext:value-type="float">
            <text:p>0.5016503745</text:p>
          </table:table-cell>
          <table:table-cell office:value-type="float" office:value="0.501015615006215" calcext:value-type="float">
            <text:p>0.501015615</text:p>
          </table:table-cell>
          <table:table-cell office:value-type="float" office:value="0.501459946544004" calcext:value-type="float">
            <text:p>0.5014599465</text:p>
          </table:table-cell>
          <table:table-cell office:value-type="float" office:value="0.501713850496081" calcext:value-type="float">
            <text:p>0.5017138505</text:p>
          </table:table-cell>
          <table:table-cell office:value-type="float" office:value="0.501206042970273" calcext:value-type="float">
            <text:p>0.501206043</text:p>
          </table:table-cell>
          <table:table-cell office:value-type="float" office:value="0.501396470752724" calcext:value-type="float">
            <text:p>0.5013964708</text:p>
          </table:table-cell>
          <table:table-cell office:value-type="float" office:value="0.501142567073056" calcext:value-type="float">
            <text:p>0.5011425671</text:p>
          </table:table-cell>
          <table:table-cell office:value-type="float" office:value="0.500888663120979" calcext:value-type="float">
            <text:p>0.5008886631</text:p>
          </table:table-cell>
          <table:table-cell office:value-type="float" office:value="0.501015615127286" calcext:value-type="float">
            <text:p>0.5010156151</text:p>
          </table:table-cell>
          <table:table-cell office:value-type="float" office:value="0.501840802184576" calcext:value-type="float">
            <text:p>0.5018408022</text:p>
          </table:table-cell>
          <table:table-cell office:value-type="float" office:value="0.501650374508061" calcext:value-type="float">
            <text:p>0.5016503745</text:p>
          </table:table-cell>
          <table:table-cell office:value-type="float" office:value="0.501269518897757" calcext:value-type="float">
            <text:p>0.5012695189</text:p>
          </table:table-cell>
          <table:table-cell office:value-type="float" office:value="0.501396470767858" calcext:value-type="float">
            <text:p>0.5013964708</text:p>
          </table:table-cell>
          <table:table-cell office:value-type="float" office:value="0.500825187238897" calcext:value-type="float">
            <text:p>0.5008251872</text:p>
          </table:table-cell>
          <table:table-cell office:value-type="float" office:value="0.501650374492928" calcext:value-type="float">
            <text:p>0.5016503745</text:p>
          </table:table-cell>
          <table:table-cell office:value-type="float" office:value="0.500952139003062" calcext:value-type="float">
            <text:p>0.500952139</text:p>
          </table:table-cell>
          <table:table-cell office:value-type="float" office:value="0.500634759471579" calcext:value-type="float">
            <text:p>0.5006347595</text:p>
          </table:table-cell>
          <table:table-cell office:value-type="float" office:value="0.500444331537789" calcext:value-type="float">
            <text:p>0.5004443315</text:p>
          </table:table-cell>
          <table:table-cell office:value-type="float" office:value="0.501015615127286" calcext:value-type="float">
            <text:p>0.5010156151</text:p>
          </table:table-cell>
          <table:table-cell office:value-type="float" office:value="0.501269518806953" calcext:value-type="float">
            <text:p>0.5012695188</text:p>
          </table:table-cell>
          <table:table-cell office:value-type="float" office:value="0.50133299482524" calcext:value-type="float">
            <text:p>0.5013329948</text:p>
          </table:table-cell>
          <table:table-cell office:value-type="float" office:value="0.501459946559138" calcext:value-type="float">
            <text:p>0.5014599466</text:p>
          </table:table-cell>
          <table:table-cell office:value-type="float" office:value="0.501777326514368" calcext:value-type="float">
            <text:p>0.5017773265</text:p>
          </table:table-cell>
          <table:table-cell office:value-type="float" office:value="0.501650374583731" calcext:value-type="float">
            <text:p>0.5016503746</text:p>
          </table:table-cell>
          <table:table-cell office:value-type="float" office:value="0.501459946695342" calcext:value-type="float">
            <text:p>0.5014599467</text:p>
          </table:table-cell>
          <table:table-cell office:value-type="float" office:value="0.501650374383207" calcext:value-type="float">
            <text:p>0.5016503744</text:p>
          </table:table-cell>
          <table:table-cell office:value-type="float" office:value="0.501396470692189" calcext:value-type="float">
            <text:p>0.5013964707</text:p>
          </table:table-cell>
          <table:table-cell office:value-type="float" office:value="0.501650374629132" calcext:value-type="float">
            <text:p>0.5016503746</text:p>
          </table:table-cell>
          <table:table-cell office:value-type="float" office:value="0.502475561701557" calcext:value-type="float">
            <text:p>0.5024755617</text:p>
          </table:table-cell>
          <table:table-cell office:value-type="float" office:value="0.501777326423565" calcext:value-type="float">
            <text:p>0.5017773264</text:p>
          </table:table-cell>
          <table:table-cell office:value-type="float" office:value="0.501840802184576" calcext:value-type="float">
            <text:p>0.5018408022</text:p>
          </table:table-cell>
          <table:table-cell office:value-type="float" office:value="0.501967754160615" calcext:value-type="float">
            <text:p>0.5019677542</text:p>
          </table:table-cell>
          <table:table-cell office:value-type="float" office:value="0.500507807450139" calcext:value-type="float">
            <text:p>0.5005078075</text:p>
          </table:table-cell>
          <table:table-cell office:value-type="float" office:value="0.501015615021349" calcext:value-type="float">
            <text:p>0.501015615</text:p>
          </table:table-cell>
          <table:table-cell office:value-type="float" office:value="0.500698235274209" calcext:value-type="float">
            <text:p>0.5006982353</text:p>
          </table:table-cell>
          <table:table-cell office:value-type="float" office:value="0.500825187238897" calcext:value-type="float">
            <text:p>0.5008251872</text:p>
          </table:table-cell>
          <table:table-cell office:value-type="float" office:value="0.500952139214935" calcext:value-type="float">
            <text:p>0.5009521392</text:p>
          </table:table-cell>
          <table:table-cell office:value-type="float" office:value="0.500888663090712" calcext:value-type="float">
            <text:p>0.5008886631</text:p>
          </table:table-cell>
        </table:table-row>
        <table:table-row table:style-name="ro1">
          <table:table-cell office:value-type="string" calcext:value-type="string">
            <text:p>Acc test:</text:p>
          </table:table-cell>
          <table:table-cell table:number-columns-repeated="71"/>
        </table:table-row>
        <table:table-row table:style-name="ro1">
          <table:table-cell office:value-type="float" office:value="0.596202530998865" calcext:value-type="float">
            <text:p>0.596202531</text:p>
          </table:table-cell>
          <table:table-cell office:value-type="float" office:value="0.596383362825266" calcext:value-type="float">
            <text:p>0.5963833628</text:p>
          </table:table-cell>
          <table:table-cell office:value-type="float" office:value="0.592947559395492" calcext:value-type="float">
            <text:p>0.5929475594</text:p>
          </table:table-cell>
          <table:table-cell office:value-type="float" office:value="0.591681735338828" calcext:value-type="float">
            <text:p>0.5916817353</text:p>
          </table:table-cell>
          <table:table-cell office:value-type="float" office:value="0.596383362825266" calcext:value-type="float">
            <text:p>0.5963833628</text:p>
          </table:table-cell>
          <table:table-cell office:value-type="float" office:value="0.577215189851861" calcext:value-type="float">
            <text:p>0.5772151899</text:p>
          </table:table-cell>
          <table:table-cell office:value-type="float" office:value="0.596021699172463" calcext:value-type="float">
            <text:p>0.5960216992</text:p>
          </table:table-cell>
          <table:table-cell table:number-columns-repeated="9" office:value-type="float" office:value="0.596383362825266" calcext:value-type="float">
            <text:p>0.5963833628</text:p>
          </table:table-cell>
          <table:table-cell table:number-columns-repeated="2" office:value-type="float" office:value="0.596202530998865" calcext:value-type="float">
            <text:p>0.596202531</text:p>
          </table:table-cell>
          <table:table-cell table:number-columns-repeated="54" office:value-type="float" office:value="0.596383362825266" calcext:value-type="float">
            <text:p>0.5963833628</text:p>
          </table:table-cell>
        </table:table-row>
        <table:table-row table:style-name="ro1">
          <table:table-cell office:value-type="string" calcext:value-type="string">
            <text:p>MCC train:</text:p>
          </table:table-cell>
          <table:table-cell table:number-columns-repeated="71"/>
        </table:table-row>
        <table:table-row table:style-name="ro1">
          <table:table-cell office:value-type="float" office:value="0.0874275250973527" calcext:value-type="float">
            <text:p>0.0874275251</text:p>
          </table:table-cell>
          <table:table-cell office:value-type="float" office:value="0.134836687116782" calcext:value-type="float">
            <text:p>0.1348366871</text:p>
          </table:table-cell>
          <table:table-cell office:value-type="float" office:value="0.155816804378812" calcext:value-type="float">
            <text:p>0.1558168044</text:p>
          </table:table-cell>
          <table:table-cell office:value-type="float" office:value="0.154621388171551" calcext:value-type="float">
            <text:p>0.1546213882</text:p>
          </table:table-cell>
          <table:table-cell office:value-type="float" office:value="0.17917232708957" calcext:value-type="float">
            <text:p>0.1791723271</text:p>
          </table:table-cell>
          <table:table-cell office:value-type="float" office:value="0.175348341035574" calcext:value-type="float">
            <text:p>0.175348341</text:p>
          </table:table-cell>
          <table:table-cell office:value-type="float" office:value="0.151523321768619" calcext:value-type="float">
            <text:p>0.1515233218</text:p>
          </table:table-cell>
          <table:table-cell office:value-type="float" office:value="0.154362020001309" calcext:value-type="float">
            <text:p>0.15436202</text:p>
          </table:table-cell>
          <table:table-cell office:value-type="float" office:value="0.12607072752503" calcext:value-type="float">
            <text:p>0.1260707275</text:p>
          </table:table-cell>
          <table:table-cell office:value-type="float" office:value="0.107596574465878" calcext:value-type="float">
            <text:p>0.1075965745</text:p>
          </table:table-cell>
          <table:table-cell office:value-type="float" office:value="0.0964071973988031" calcext:value-type="float">
            <text:p>0.0964071974</text:p>
          </table:table-cell>
          <table:table-cell office:value-type="float" office:value="0.0915866854269674" calcext:value-type="float">
            <text:p>0.0915866854</text:p>
          </table:table-cell>
          <table:table-cell office:value-type="float" office:value="0.0981503338429458" calcext:value-type="float">
            <text:p>0.0981503338</text:p>
          </table:table-cell>
          <table:table-cell office:value-type="float" office:value="0.0774677695300474" calcext:value-type="float">
            <text:p>0.0774677695</text:p>
          </table:table-cell>
          <table:table-cell office:value-type="float" office:value="0.0581154919336922" calcext:value-type="float">
            <text:p>0.0581154919</text:p>
          </table:table-cell>
          <table:table-cell office:value-type="float" office:value="0.0555110004357734" calcext:value-type="float">
            <text:p>0.0555110004</text:p>
          </table:table-cell>
          <table:table-cell office:value-type="float" office:value="0.0656417219396986" calcext:value-type="float">
            <text:p>0.0656417219</text:p>
          </table:table-cell>
          <table:table-cell office:value-type="float" office:value="0.0597455917131754" calcext:value-type="float">
            <text:p>0.0597455917</text:p>
          </table:table-cell>
          <table:table-cell office:value-type="float" office:value="0.0500846344746353" calcext:value-type="float">
            <text:p>0.0500846345</text:p>
          </table:table-cell>
          <table:table-cell office:value-type="float" office:value="0.0516094955617709" calcext:value-type="float">
            <text:p>0.0516094956</text:p>
          </table:table-cell>
          <table:table-cell office:value-type="float" office:value="0.0454604524910503" calcext:value-type="float">
            <text:p>0.0454604525</text:p>
          </table:table-cell>
          <table:table-cell office:value-type="float" office:value="0.0498153435649705" calcext:value-type="float">
            <text:p>0.0498153436</text:p>
          </table:table-cell>
          <table:table-cell office:value-type="float" office:value="0.0424260958751113" calcext:value-type="float">
            <text:p>0.0424260959</text:p>
          </table:table-cell>
          <table:table-cell office:value-type="float" office:value="0.0324040194733336" calcext:value-type="float">
            <text:p>0.0324040195</text:p>
          </table:table-cell>
          <table:table-cell office:value-type="float" office:value="0.0421124031296445" calcext:value-type="float">
            <text:p>0.0421124031</text:p>
          </table:table-cell>
          <table:table-cell office:value-type="float" office:value="0.0383784328489811" calcext:value-type="float">
            <text:p>0.0383784328</text:p>
          </table:table-cell>
          <table:table-cell office:value-type="float" office:value="0.0292976856897579" calcext:value-type="float">
            <text:p>0.0292976857</text:p>
          </table:table-cell>
          <table:table-cell office:value-type="float" office:value="0.019926292242186" calcext:value-type="float">
            <text:p>0.0199262922</text:p>
          </table:table-cell>
          <table:table-cell office:value-type="float" office:value="0.0326631985386268" calcext:value-type="float">
            <text:p>0.0326631985</text:p>
          </table:table-cell>
          <table:table-cell office:value-type="float" office:value="0.0346854859928772" calcext:value-type="float">
            <text:p>0.034685486</text:p>
          </table:table-cell>
          <table:table-cell office:value-type="float" office:value="0.0231935391414206" calcext:value-type="float">
            <text:p>0.0231935391</text:p>
          </table:table-cell>
          <table:table-cell office:value-type="float" office:value="0.0251516841216727" calcext:value-type="float">
            <text:p>0.0251516841</text:p>
          </table:table-cell>
          <table:table-cell office:value-type="float" office:value="0.0189793502465713" calcext:value-type="float">
            <text:p>0.0189793502</text:p>
          </table:table-cell>
          <table:table-cell office:value-type="float" office:value="0.0152056306483283" calcext:value-type="float">
            <text:p>0.0152056306</text:p>
          </table:table-cell>
          <table:table-cell office:value-type="float" office:value="0.0235299059805023" calcext:value-type="float">
            <text:p>0.023529906</text:p>
          </table:table-cell>
          <table:table-cell office:value-type="float" office:value="0.0159150180862657" calcext:value-type="float">
            <text:p>0.0159150181</text:p>
          </table:table-cell>
          <table:table-cell office:value-type="float" office:value="0.0206187986129732" calcext:value-type="float">
            <text:p>0.0206187986</text:p>
          </table:table-cell>
          <table:table-cell office:value-type="float" office:value="0.0256673501230094" calcext:value-type="float">
            <text:p>0.0256673501</text:p>
          </table:table-cell>
          <table:table-cell office:value-type="float" office:value="0.0181072779199383" calcext:value-type="float">
            <text:p>0.0181072779</text:p>
          </table:table-cell>
          <table:table-cell office:value-type="float" office:value="0.0205772257523139" calcext:value-type="float">
            <text:p>0.0205772258</text:p>
          </table:table-cell>
          <table:table-cell office:value-type="float" office:value="0.0174782993800449" calcext:value-type="float">
            <text:p>0.0174782994</text:p>
          </table:table-cell>
          <table:table-cell office:value-type="float" office:value="0.0137825107852926" calcext:value-type="float">
            <text:p>0.0137825108</text:p>
          </table:table-cell>
          <table:table-cell office:value-type="float" office:value="0.0150464175845276" calcext:value-type="float">
            <text:p>0.0150464176</text:p>
          </table:table-cell>
          <table:table-cell office:value-type="float" office:value="0.0286194593209943" calcext:value-type="float">
            <text:p>0.0286194593</text:p>
          </table:table-cell>
          <table:table-cell office:value-type="float" office:value="0.022509023122479" calcext:value-type="float">
            <text:p>0.0225090231</text:p>
          </table:table-cell>
          <table:table-cell office:value-type="float" office:value="0.0199253574378814" calcext:value-type="float">
            <text:p>0.0199253574</text:p>
          </table:table-cell>
          <table:table-cell office:value-type="float" office:value="0.0199865923778984" calcext:value-type="float">
            <text:p>0.0199865924</text:p>
          </table:table-cell>
          <table:table-cell office:value-type="float" office:value="0.0126464016110337" calcext:value-type="float">
            <text:p>0.0126464016</text:p>
          </table:table-cell>
          <table:table-cell office:value-type="float" office:value="0.0249103125663855" calcext:value-type="float">
            <text:p>0.0249103126</text:p>
          </table:table-cell>
          <table:table-cell office:value-type="float" office:value="0.0141782233356991" calcext:value-type="float">
            <text:p>0.0141782233</text:p>
          </table:table-cell>
          <table:table-cell office:value-type="float" office:value="0.0104494272217285" calcext:value-type="float">
            <text:p>0.0104494272</text:p>
          </table:table-cell>
          <table:table-cell office:value-type="float" office:value="0.007370263288904" calcext:value-type="float">
            <text:p>0.0073702633</text:p>
          </table:table-cell>
          <table:table-cell office:value-type="float" office:value="0.0154173361766273" calcext:value-type="float">
            <text:p>0.0154173362</text:p>
          </table:table-cell>
          <table:table-cell office:value-type="float" office:value="0.0201840779259451" calcext:value-type="float">
            <text:p>0.0201840779</text:p>
          </table:table-cell>
          <table:table-cell office:value-type="float" office:value="0.0203033100761132" calcext:value-type="float">
            <text:p>0.0203033101</text:p>
          </table:table-cell>
          <table:table-cell office:value-type="float" office:value="0.0219300990614232" calcext:value-type="float">
            <text:p>0.0219300991</text:p>
          </table:table-cell>
          <table:table-cell office:value-type="float" office:value="0.0247875974915938" calcext:value-type="float">
            <text:p>0.0247875975</text:p>
          </table:table-cell>
          <table:table-cell office:value-type="float" office:value="0.0248420855653033" calcext:value-type="float">
            <text:p>0.0248420856</text:p>
          </table:table-cell>
          <table:table-cell office:value-type="float" office:value="0.0218093576536606" calcext:value-type="float">
            <text:p>0.0218093577</text:p>
          </table:table-cell>
          <table:table-cell office:value-type="float" office:value="0.0240333837286627" calcext:value-type="float">
            <text:p>0.0240333837</text:p>
          </table:table-cell>
          <table:table-cell office:value-type="float" office:value="0.0184817536918134" calcext:value-type="float">
            <text:p>0.0184817537</text:p>
          </table:table-cell>
          <table:table-cell office:value-type="float" office:value="0.0245038956059437" calcext:value-type="float">
            <text:p>0.0245038956</text:p>
          </table:table-cell>
          <table:table-cell office:value-type="float" office:value="0.0342341950055653" calcext:value-type="float">
            <text:p>0.034234195</text:p>
          </table:table-cell>
          <table:table-cell office:value-type="float" office:value="0.0257769781758947" calcext:value-type="float">
            <text:p>0.0257769782</text:p>
          </table:table-cell>
          <table:table-cell office:value-type="float" office:value="0.0267840596463333" calcext:value-type="float">
            <text:p>0.0267840596</text:p>
          </table:table-cell>
          <table:table-cell office:value-type="float" office:value="0.0281754199874663" calcext:value-type="float">
            <text:p>0.02817542</text:p>
          </table:table-cell>
          <table:table-cell office:value-type="float" office:value="0.00774224833272595" calcext:value-type="float">
            <text:p>0.0077422483</text:p>
          </table:table-cell>
          <table:table-cell office:value-type="float" office:value="0.0157491765198436" calcext:value-type="float">
            <text:p>0.0157491765</text:p>
          </table:table-cell>
          <table:table-cell office:value-type="float" office:value="0.0109273124894349" calcext:value-type="float">
            <text:p>0.0109273125</text:p>
          </table:table-cell>
          <table:table-cell office:value-type="float" office:value="0.0131384629320641" calcext:value-type="float">
            <text:p>0.0131384629</text:p>
          </table:table-cell>
          <table:table-cell office:value-type="float" office:value="0.0155605393889532" calcext:value-type="float">
            <text:p>0.0155605394</text:p>
          </table:table-cell>
          <table:table-cell office:value-type="float" office:value="0.0140383513245892" calcext:value-type="float">
            <text:p>0.0140383513</text:p>
          </table:table-cell>
        </table:table-row>
        <table:table-row table:style-name="ro1">
          <table:table-cell office:value-type="string" calcext:value-type="string">
            <text:p>MCC test:</text:p>
          </table:table-cell>
          <table:table-cell table:number-columns-repeated="71"/>
        </table:table-row>
        <table:table-row table:style-name="ro1">
          <table:table-cell office:value-type="float" office:value="-0.00270182952742896" calcext:value-type="float">
            <text:p>-0.0027018295</text:p>
          </table:table-cell>
          <table:table-cell office:value-type="float" office:value="0" calcext:value-type="float">
            <text:p>0</text:p>
          </table:table-cell>
          <table:table-cell office:value-type="float" office:value="0.0400471972581168" calcext:value-type="float">
            <text:p>0.0400471973</text:p>
          </table:table-cell>
          <table:table-cell office:value-type="float" office:value="0.0157767908132313" calcext:value-type="float">
            <text:p>0.0157767908</text:p>
          </table:table-cell>
          <table:table-cell office:value-type="float" office:value="0.0443241198713913" calcext:value-type="float">
            <text:p>0.0443241199</text:p>
          </table:table-cell>
          <table:table-cell office:value-type="float" office:value="0.0854562824433686" calcext:value-type="float">
            <text:p>0.0854562824</text:p>
          </table:table-cell>
          <table:table-cell office:value-type="float" office:value="0.00196070283058539" calcext:value-type="float">
            <text:p>0.00196070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0270182952742896" calcext:value-type="float">
            <text:p>-0.0027018295</text:p>
          </table:table-cell>
          <table:table-cell office:value-type="float" office:value="-0.00165628998878852" calcext:value-type="float">
            <text:p>-0.00165629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{(1</text:p>
          </table:table-cell>
          <table:table-cell office:value-type="string" calcext:value-type="string">
            <text:p><text:s/>2): (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0)</text:p>
          </table:table-cell>
          <table:table-cell office:value-type="string" calcext:value-type="string">
            <text:p><text:s/>(1</text:p>
          </table:table-cell>
          <table:table-cell office:value-type="string" calcext:value-type="string">
            <text:p><text:s/>29): (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0)</text:p>
          </table:table-cell>
          <table:table-cell office:value-type="string" calcext:value-type="string">
            <text:p><text:s/>(1</text:p>
          </table:table-cell>
          <table:table-cell office:value-type="string" calcext:value-type="string">
            <text:p><text:s/>8): (3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0)</text:p>
          </table:table-cell>
          <table:table-cell office:value-type="string" calcext:value-type="string">
            <text:p><text:s/>(1</text:p>
          </table:table-cell>
          <table:table-cell office:value-type="string" calcext:value-type="string">
            <text:p><text:s/>50): (1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72)</text:p>
          </table:table-cell>
          <table:table-cell office:value-type="string" calcext:value-type="string">
            <text:p><text:s/>(1</text:p>
          </table:table-cell>
          <table:table-cell office:value-type="string" calcext:value-type="string">
            <text:p><text:s/>36): (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0)}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Saving model and weights</text:p>
          </table:table-cell>
          <table:table-cell table:number-columns-repeated="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3T09:06:41.995475285</dc:date>
    <meta:editing-duration>PT6M11S</meta:editing-duration>
    <meta:editing-cycles>2</meta:editing-cycles>
    <meta:generator>LibreOffice/5.1.6.2$Linux_X86_64 LibreOffice_project/10m0$Build-2</meta:generator>
    <meta:document-statistic meta:table-count="1" meta:cell-count="2262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946cm" svg:height="4.505cm" xlink:href=".." xlink:type="simple" chart:class="chart:line" chart:style-name="ch1">
        <chart:legend chart:legend-position="end" svg:x="14.464cm" svg:y="1.704cm" style:legend-expansion="high" chart:style-name="ch2"/>
        <chart:plot-area chart:style-name="ch3" table:cell-range-address="LearningCurves.A10:LearningCurves.BR10 LearningCurves.A12:LearningCurves.BR12" svg:x="0.338cm" svg:y="0.09cm" svg:width="13.788cm" svg:height="4.325cm">
          <chartooo:coordinate-region svg:x="1.065cm" svg:y="0.29cm" svg:width="12.921cm" svg:height="3.3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earningCurves.A10:LearningCurves.BR10" chart:class="chart:line">
            <chart:data-point chart:repeated="70"/>
          </chart:series>
          <chart:series chart:style-name="ch7" chart:values-cell-range-address="LearningCurves.A12:LearningCurves.BR12" chart:class="chart:line">
            <chart:data-point chart:repeated="7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0.624375499587295">
                <text:p>0.624375499587295</text:p>
                <draw:g>
                  <svg:desc>LearningCurves.A10:LearningCurves.BR10</svg:desc>
                </draw:g>
              </table:table-cell>
              <table:table-cell office:value-type="float" office:value="0.573848537232774">
                <text:p>0.573848537232774</text:p>
              </table:table-cell>
              <table:table-cell office:value-type="float" office:value="0.52162352922741">
                <text:p>0.52162352922741</text:p>
              </table:table-cell>
              <table:table-cell office:value-type="float" office:value="0.46157917473143">
                <text:p>0.46157917473143</text:p>
              </table:table-cell>
              <table:table-cell office:value-type="float" office:value="0.379897192275235">
                <text:p>0.379897192275235</text:p>
              </table:table-cell>
              <table:table-cell office:value-type="float" office:value="0.309192894548693">
                <text:p>0.309192894548693</text:p>
              </table:table-cell>
              <table:table-cell office:value-type="float" office:value="0.241905135834093">
                <text:p>0.241905135834093</text:p>
              </table:table-cell>
              <table:table-cell office:value-type="float" office:value="0.193033212333952">
                <text:p>0.193033212333952</text:p>
              </table:table-cell>
              <table:table-cell office:value-type="float" office:value="0.155250508256575">
                <text:p>0.155250508256575</text:p>
              </table:table-cell>
              <table:table-cell office:value-type="float" office:value="0.125539391880561">
                <text:p>0.125539391880561</text:p>
              </table:table-cell>
              <table:table-cell office:value-type="float" office:value="0.103117012200746">
                <text:p>0.103117012200746</text:p>
              </table:table-cell>
              <table:table-cell office:value-type="float" office:value="0.0853286102293822">
                <text:p>0.0853286102293822</text:p>
              </table:table-cell>
              <table:table-cell office:value-type="float" office:value="0.0716397551284736">
                <text:p>0.0716397551284736</text:p>
              </table:table-cell>
              <table:table-cell office:value-type="float" office:value="0.0609603542125555">
                <text:p>0.0609603542125555</text:p>
              </table:table-cell>
              <table:table-cell office:value-type="float" office:value="0.0517652634243377">
                <text:p>0.0517652634243377</text:p>
              </table:table-cell>
              <table:table-cell office:value-type="float" office:value="0.0442275416058721">
                <text:p>0.0442275416058721</text:p>
              </table:table-cell>
              <table:table-cell office:value-type="float" office:value="0.038016435876059">
                <text:p>0.038016435876059</text:p>
              </table:table-cell>
              <table:table-cell office:value-type="float" office:value="0.0333017988287282">
                <text:p>0.0333017988287282</text:p>
              </table:table-cell>
              <table:table-cell office:value-type="float" office:value="0.0286617186436088">
                <text:p>0.0286617186436088</text:p>
              </table:table-cell>
              <table:table-cell office:value-type="float" office:value="0.025060901886675">
                <text:p>0.025060901886675</text:p>
              </table:table-cell>
              <table:table-cell office:value-type="float" office:value="0.0226150560165909">
                <text:p>0.0226150560165909</text:p>
              </table:table-cell>
              <table:table-cell office:value-type="float" office:value="0.020249317126239">
                <text:p>0.020249317126239</text:p>
              </table:table-cell>
              <table:table-cell office:value-type="float" office:value="0.0178497113328268">
                <text:p>0.0178497113328268</text:p>
              </table:table-cell>
              <table:table-cell office:value-type="float" office:value="0.016059623328666">
                <text:p>0.016059623328666</text:p>
              </table:table-cell>
              <table:table-cell office:value-type="float" office:value="0.014571491531134">
                <text:p>0.014571491531134</text:p>
              </table:table-cell>
              <table:table-cell office:value-type="float" office:value="0.0135203546607027">
                <text:p>0.0135203546607027</text:p>
              </table:table-cell>
              <table:table-cell office:value-type="float" office:value="0.0120394612160848">
                <text:p>0.0120394612160848</text:p>
              </table:table-cell>
              <table:table-cell office:value-type="float" office:value="0.0112188696085702">
                <text:p>0.0112188696085702</text:p>
              </table:table-cell>
              <table:table-cell office:value-type="float" office:value="0.0101305302694406">
                <text:p>0.0101305302694406</text:p>
              </table:table-cell>
              <table:table-cell office:value-type="float" office:value="0.00945037056937934">
                <text:p>0.00945037056937934</text:p>
              </table:table-cell>
              <table:table-cell office:value-type="float" office:value="0.00862651356338011">
                <text:p>0.00862651356338011</text:p>
              </table:table-cell>
              <table:table-cell office:value-type="float" office:value="0.00800151471907945">
                <text:p>0.00800151471907945</text:p>
              </table:table-cell>
              <table:table-cell office:value-type="float" office:value="0.0074654268181422">
                <text:p>0.0074654268181422</text:p>
              </table:table-cell>
              <table:table-cell office:value-type="float" office:value="0.00694851506385424">
                <text:p>0.00694851506385424</text:p>
              </table:table-cell>
              <table:table-cell office:value-type="float" office:value="0.00646504397356868">
                <text:p>0.00646504397356868</text:p>
              </table:table-cell>
              <table:table-cell office:value-type="float" office:value="0.00602286618316789">
                <text:p>0.00602286618316789</text:p>
              </table:table-cell>
              <table:table-cell office:value-type="float" office:value="0.00558501288816848">
                <text:p>0.00558501288816848</text:p>
              </table:table-cell>
              <table:table-cell office:value-type="float" office:value="0.00519727145492463">
                <text:p>0.00519727145492463</text:p>
              </table:table-cell>
              <table:table-cell office:value-type="float" office:value="0.00495513476164971">
                <text:p>0.00495513476164971</text:p>
              </table:table-cell>
              <table:table-cell office:value-type="float" office:value="0.0045477206482538">
                <text:p>0.0045477206482538</text:p>
              </table:table-cell>
              <table:table-cell office:value-type="float" office:value="0.00431594524356389">
                <text:p>0.00431594524356389</text:p>
              </table:table-cell>
              <table:table-cell office:value-type="float" office:value="0.00400834895225699">
                <text:p>0.00400834895225699</text:p>
              </table:table-cell>
              <table:table-cell office:value-type="float" office:value="0.00375378646564508">
                <text:p>0.00375378646564508</text:p>
              </table:table-cell>
              <table:table-cell office:value-type="float" office:value="0.00360529658662836">
                <text:p>0.00360529658662836</text:p>
              </table:table-cell>
              <table:table-cell office:value-type="float" office:value="0.00335026200862887">
                <text:p>0.00335026200862887</text:p>
              </table:table-cell>
              <table:table-cell office:value-type="float" office:value="0.00317381619075109">
                <text:p>0.00317381619075109</text:p>
              </table:table-cell>
              <table:table-cell office:value-type="float" office:value="0.00303184758601098">
                <text:p>0.00303184758601098</text:p>
              </table:table-cell>
              <table:table-cell office:value-type="float" office:value="0.00284197350621284">
                <text:p>0.00284197350621284</text:p>
              </table:table-cell>
              <table:table-cell office:value-type="float" office:value="0.00270532878924638">
                <text:p>0.00270532878924638</text:p>
              </table:table-cell>
              <table:table-cell office:value-type="float" office:value="0.00253220028866989">
                <text:p>0.00253220028866989</text:p>
              </table:table-cell>
              <table:table-cell office:value-type="float" office:value="0.0023924927815318">
                <text:p>0.0023924927815318</text:p>
              </table:table-cell>
              <table:table-cell office:value-type="float" office:value="0.00228561347617951">
                <text:p>0.00228561347617951</text:p>
              </table:table-cell>
              <table:table-cell office:value-type="float" office:value="0.00216769122232865">
                <text:p>0.00216769122232865</text:p>
              </table:table-cell>
              <table:table-cell office:value-type="float" office:value="0.00210621515976431">
                <text:p>0.00210621515976431</text:p>
              </table:table-cell>
              <table:table-cell office:value-type="float" office:value="0.00195837898782509">
                <text:p>0.00195837898782509</text:p>
              </table:table-cell>
              <table:table-cell office:value-type="float" office:value="0.00189726517711376">
                <text:p>0.00189726517711376</text:p>
              </table:table-cell>
              <table:table-cell office:value-type="float" office:value="0.00177845675304893">
                <text:p>0.00177845675304893</text:p>
              </table:table-cell>
              <table:table-cell office:value-type="float" office:value="0.00170013639200994">
                <text:p>0.00170013639200994</text:p>
              </table:table-cell>
              <table:table-cell office:value-type="float" office:value="0.00161591612313892">
                <text:p>0.00161591612313892</text:p>
              </table:table-cell>
              <table:table-cell office:value-type="float" office:value="0.00158523796424334">
                <text:p>0.00158523796424334</text:p>
              </table:table-cell>
              <table:table-cell office:value-type="float" office:value="0.00147116851400489">
                <text:p>0.00147116851400489</text:p>
              </table:table-cell>
              <table:table-cell office:value-type="float" office:value="0.00141217398971229">
                <text:p>0.00141217398971229</text:p>
              </table:table-cell>
              <table:table-cell office:value-type="float" office:value="0.00134771881528916">
                <text:p>0.00134771881528916</text:p>
              </table:table-cell>
              <table:table-cell office:value-type="float" office:value="0.00128432236960418">
                <text:p>0.00128432236960418</text:p>
              </table:table-cell>
              <table:table-cell office:value-type="float" office:value="0.00121659056725026">
                <text:p>0.00121659056725026</text:p>
              </table:table-cell>
              <table:table-cell office:value-type="float" office:value="0.00118219564242381">
                <text:p>0.00118219564242381</text:p>
              </table:table-cell>
              <table:table-cell office:value-type="float" office:value="0.001113064396179">
                <text:p>0.001113064396179</text:p>
              </table:table-cell>
              <table:table-cell office:value-type="float" office:value="0.00108651888164431">
                <text:p>0.00108651888164431</text:p>
              </table:table-cell>
              <table:table-cell office:value-type="float" office:value="0.0010406210354713">
                <text:p>0.0010406210354713</text:p>
              </table:table-cell>
              <table:table-cell office:value-type="float" office:value="0.000994480945327831">
                <text:p>0.000994480945327831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0.700873545216925">
                <text:p>0.700873545216925</text:p>
                <draw:g>
                  <svg:desc>LearningCurves.A12:LearningCurves.BR12</svg:desc>
                </draw:g>
              </table:table-cell>
              <table:table-cell office:value-type="float" office:value="0.705643625423391">
                <text:p>0.705643625423391</text:p>
              </table:table-cell>
              <table:table-cell office:value-type="float" office:value="1.184639429121">
                <text:p>1.184639429121</text:p>
              </table:table-cell>
              <table:table-cell office:value-type="float" office:value="0.741863436631635">
                <text:p>0.741863436631635</text:p>
              </table:table-cell>
              <table:table-cell office:value-type="float" office:value="0.80618488992543">
                <text:p>0.80618488992543</text:p>
              </table:table-cell>
              <table:table-cell office:value-type="float" office:value="0.762833142385701">
                <text:p>0.762833142385701</text:p>
              </table:table-cell>
              <table:table-cell office:value-type="float" office:value="0.744121159048097">
                <text:p>0.744121159048097</text:p>
              </table:table-cell>
              <table:table-cell office:value-type="float" office:value="1.10609563204347">
                <text:p>1.10609563204347</text:p>
              </table:table-cell>
              <table:table-cell office:value-type="float" office:value="1.15450646894108">
                <text:p>1.15450646894108</text:p>
              </table:table-cell>
              <table:table-cell office:value-type="float" office:value="0.840752846034115">
                <text:p>0.840752846034115</text:p>
              </table:table-cell>
              <table:table-cell office:value-type="float" office:value="0.942656911765036">
                <text:p>0.942656911765036</text:p>
              </table:table-cell>
              <table:table-cell office:value-type="float" office:value="1.01435687537757">
                <text:p>1.01435687537757</text:p>
              </table:table-cell>
              <table:table-cell office:value-type="float" office:value="1.25818643784397">
                <text:p>1.25818643784397</text:p>
              </table:table-cell>
              <table:table-cell office:value-type="float" office:value="1.32585027182123">
                <text:p>1.32585027182123</text:p>
              </table:table-cell>
              <table:table-cell office:value-type="float" office:value="2.41495489111233">
                <text:p>2.41495489111233</text:p>
              </table:table-cell>
              <table:table-cell office:value-type="float" office:value="1.60154949243737">
                <text:p>1.60154949243737</text:p>
              </table:table-cell>
              <table:table-cell office:value-type="float" office:value="1.3163116447299">
                <text:p>1.3163116447299</text:p>
              </table:table-cell>
              <table:table-cell office:value-type="float" office:value="1.23588703076045">
                <text:p>1.23588703076045</text:p>
              </table:table-cell>
              <table:table-cell office:value-type="float" office:value="1.68814366132915">
                <text:p>1.68814366132915</text:p>
              </table:table-cell>
              <table:table-cell office:value-type="float" office:value="1.53034746100242">
                <text:p>1.53034746100242</text:p>
              </table:table-cell>
              <table:table-cell office:value-type="float" office:value="1.73262133421721">
                <text:p>1.73262133421721</text:p>
              </table:table-cell>
              <table:table-cell office:value-type="float" office:value="1.79478520501858">
                <text:p>1.79478520501858</text:p>
              </table:table-cell>
              <table:table-cell office:value-type="float" office:value="1.75456142156423">
                <text:p>1.75456142156423</text:p>
              </table:table-cell>
              <table:table-cell office:value-type="float" office:value="1.74847919877875">
                <text:p>1.74847919877875</text:p>
              </table:table-cell>
              <table:table-cell office:value-type="float" office:value="1.77397056269267">
                <text:p>1.77397056269267</text:p>
              </table:table-cell>
              <table:table-cell office:value-type="float" office:value="1.97768852765388">
                <text:p>1.97768852765388</text:p>
              </table:table-cell>
              <table:table-cell office:value-type="float" office:value="1.89031274146294">
                <text:p>1.89031274146294</text:p>
              </table:table-cell>
              <table:table-cell office:value-type="float" office:value="2.04399684001109">
                <text:p>2.04399684001109</text:p>
              </table:table-cell>
              <table:table-cell office:value-type="float" office:value="1.95303027945221">
                <text:p>1.95303027945221</text:p>
              </table:table-cell>
              <table:table-cell office:value-type="float" office:value="1.97510748287988">
                <text:p>1.97510748287988</text:p>
              </table:table-cell>
              <table:table-cell office:value-type="float" office:value="2.15656020288114">
                <text:p>2.15656020288114</text:p>
              </table:table-cell>
              <table:table-cell office:value-type="float" office:value="2.08422066803752">
                <text:p>2.08422066803752</text:p>
              </table:table-cell>
              <table:table-cell office:value-type="float" office:value="2.24548888248531">
                <text:p>2.24548888248531</text:p>
              </table:table-cell>
              <table:table-cell office:value-type="float" office:value="2.12758609697722">
                <text:p>2.12758609697722</text:p>
              </table:table-cell>
              <table:table-cell office:value-type="float" office:value="2.11721932757679">
                <text:p>2.11721932757679</text:p>
              </table:table-cell>
              <table:table-cell office:value-type="float" office:value="2.11364431381226">
                <text:p>2.11364431381226</text:p>
              </table:table-cell>
              <table:table-cell office:value-type="float" office:value="2.2240774354817">
                <text:p>2.2240774354817</text:p>
              </table:table-cell>
              <table:table-cell office:value-type="float" office:value="2.31106779444996">
                <text:p>2.31106779444996</text:p>
              </table:table-cell>
              <table:table-cell office:value-type="float" office:value="2.15031452780258">
                <text:p>2.15031452780258</text:p>
              </table:table-cell>
              <table:table-cell office:value-type="float" office:value="2.26947322926193">
                <text:p>2.26947322926193</text:p>
              </table:table-cell>
              <table:table-cell office:value-type="float" office:value="2.36097115255117">
                <text:p>2.36097115255117</text:p>
              </table:table-cell>
              <table:table-cell office:value-type="float" office:value="2.41307070801918">
                <text:p>2.41307070801918</text:p>
              </table:table-cell>
              <table:table-cell office:value-type="float" office:value="2.3673446968119">
                <text:p>2.3673446968119</text:p>
              </table:table-cell>
              <table:table-cell office:value-type="float" office:value="2.2938486253984">
                <text:p>2.2938486253984</text:p>
              </table:table-cell>
              <table:table-cell office:value-type="float" office:value="2.34452521304815">
                <text:p>2.34452521304815</text:p>
              </table:table-cell>
              <table:table-cell office:value-type="float" office:value="2.48492308625889">
                <text:p>2.48492308625889</text:p>
              </table:table-cell>
              <table:table-cell office:value-type="float" office:value="2.37711488431093">
                <text:p>2.37711488431093</text:p>
              </table:table-cell>
              <table:table-cell office:value-type="float" office:value="2.43017318257159">
                <text:p>2.43017318257159</text:p>
              </table:table-cell>
              <table:table-cell office:value-type="float" office:value="2.5072953400368">
                <text:p>2.5072953400368</text:p>
              </table:table-cell>
              <table:table-cell office:value-type="float" office:value="2.58087865414863">
                <text:p>2.58087865414863</text:p>
              </table:table-cell>
              <table:table-cell office:value-type="float" office:value="2.68438762697593">
                <text:p>2.68438762697593</text:p>
              </table:table-cell>
              <table:table-cell office:value-type="float" office:value="2.52699714543748">
                <text:p>2.52699714543748</text:p>
              </table:table-cell>
              <table:table-cell office:value-type="float" office:value="2.48741005556083">
                <text:p>2.48741005556083</text:p>
              </table:table-cell>
              <table:table-cell office:value-type="float" office:value="2.60093891216964">
                <text:p>2.60093891216964</text:p>
              </table:table-cell>
              <table:table-cell office:value-type="float" office:value="2.66294959344141">
                <text:p>2.66294959344141</text:p>
              </table:table-cell>
              <table:table-cell office:value-type="float" office:value="2.59363663713768">
                <text:p>2.59363663713768</text:p>
              </table:table-cell>
              <table:table-cell office:value-type="float" office:value="2.68319578452506">
                <text:p>2.68319578452506</text:p>
              </table:table-cell>
              <table:table-cell office:value-type="float" office:value="2.66069154928601">
                <text:p>2.66069154928601</text:p>
              </table:table-cell>
              <table:table-cell office:value-type="float" office:value="2.56136174546768">
                <text:p>2.56136174546768</text:p>
              </table:table-cell>
              <table:table-cell office:value-type="float" office:value="2.74219892374002">
                <text:p>2.74219892374002</text:p>
              </table:table-cell>
              <table:table-cell office:value-type="float" office:value="2.77300773112652">
                <text:p>2.77300773112652</text:p>
              </table:table-cell>
              <table:table-cell office:value-type="float" office:value="2.75943204940311">
                <text:p>2.75943204940311</text:p>
              </table:table-cell>
              <table:table-cell office:value-type="float" office:value="2.69813843841485">
                <text:p>2.69813843841485</text:p>
              </table:table-cell>
              <table:table-cell office:value-type="float" office:value="2.80790433526249">
                <text:p>2.80790433526249</text:p>
              </table:table-cell>
              <table:table-cell office:value-type="float" office:value="2.69745860331063">
                <text:p>2.69745860331063</text:p>
              </table:table-cell>
              <table:table-cell office:value-type="float" office:value="2.72346808254403">
                <text:p>2.72346808254403</text:p>
              </table:table-cell>
              <table:table-cell office:value-type="float" office:value="2.7617328223728">
                <text:p>2.7617328223728</text:p>
              </table:table-cell>
              <table:table-cell office:value-type="float" office:value="2.93905673514808">
                <text:p>2.93905673514808</text:p>
              </table:table-cell>
              <table:table-cell office:value-type="float" office:value="2.9369681524011">
                <text:p>2.9369681524011</text:p>
              </table:table-cell>
              <table:table-cell office:value-type="float" office:value="3.01525379345741">
                <text:p>3.015253793457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986cm" svg:height="7.04cm" xlink:href=".." xlink:type="simple" chart:class="chart:line" chart:style-name="ch1">
        <chart:legend chart:legend-position="end" svg:x="16.504cm" svg:y="2.972cm" style:legend-expansion="high" chart:style-name="ch2"/>
        <chart:plot-area chart:style-name="ch3" table:cell-range-address="LearningCurves.A18:LearningCurves.BR18 LearningCurves.A20:LearningCurves.BR20" svg:x="0.379cm" svg:y="0.14cm" svg:width="15.746cm" svg:height="6.76cm">
          <chartooo:coordinate-region svg:x="1.583cm" svg:y="0.339cm" svg:width="14.403cm" svg:height="6.3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earningCurves.A18:LearningCurves.BR18" chart:class="chart:line">
            <chart:data-point chart:repeated="70"/>
          </chart:series>
          <chart:series chart:style-name="ch7" chart:values-cell-range-address="LearningCurves.A20:LearningCurves.BR20" chart:class="chart:line">
            <chart:data-point chart:repeated="7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</table:table-row>
          </table:table-header-rows>
          <table:table-rows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0.0150823677721355">
                <text:p>0.0150823677721355</text:p>
                <draw:g>
                  <svg:desc>LearningCurves.A18:LearningCurves.BR18</svg:desc>
                </draw:g>
              </table:table-cell>
              <table:table-cell office:value-type="float" office:value="0.0171441937976161">
                <text:p>0.0171441937976161</text:p>
              </table:table-cell>
              <table:table-cell office:value-type="float" office:value="-0.00459259073652817">
                <text:p>-0.00459259073652817</text:p>
              </table:table-cell>
              <table:table-cell office:value-type="float" office:value="-0.0136296218465219">
                <text:p>-0.0136296218465219</text:p>
              </table:table-cell>
              <table:table-cell office:value-type="float" office:value="0.00963085248739799">
                <text:p>0.00963085248739799</text:p>
              </table:table-cell>
              <table:table-cell office:value-type="float" office:value="0.00125892343259531">
                <text:p>0.00125892343259531</text:p>
              </table:table-cell>
              <table:table-cell office:value-type="float" office:value="0.00681753279673496">
                <text:p>0.00681753279673496</text:p>
              </table:table-cell>
              <table:table-cell office:value-type="float" office:value="0.00438938304489734">
                <text:p>0.00438938304489734</text:p>
              </table:table-cell>
              <table:table-cell office:value-type="float" office:value="-0.000033603751260654">
                <text:p>-0.000033603751260654</text:p>
              </table:table-cell>
              <table:table-cell office:value-type="float" office:value="-0.00163326365174994">
                <text:p>-0.00163326365174994</text:p>
              </table:table-cell>
              <table:table-cell office:value-type="float" office:value="-0.00355079120418192">
                <text:p>-0.00355079120418192</text:p>
              </table:table-cell>
              <table:table-cell office:value-type="float" office:value="0.00208481524092378">
                <text:p>0.00208481524092378</text:p>
              </table:table-cell>
              <table:table-cell office:value-type="float" office:value="-0.000976641904111552">
                <text:p>-0.000976641904111552</text:p>
              </table:table-cell>
              <table:table-cell office:value-type="float" office:value="0.00123029610414956">
                <text:p>0.00123029610414956</text:p>
              </table:table-cell>
              <table:table-cell office:value-type="float" office:value="0.00100489739315733">
                <text:p>0.001004897393157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0.000823043725688201">
                <text:p>0.000823043725688201</text:p>
                <draw:g>
                  <svg:desc>LearningCurves.A20:LearningCurves.BR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576cm" svg:height="6.987cm" xlink:href=".." xlink:type="simple" chart:class="chart:line" chart:style-name="ch1">
        <chart:legend chart:legend-position="end" svg:x="16.094cm" svg:y="2.945cm" style:legend-expansion="high" chart:style-name="ch2"/>
        <chart:plot-area chart:style-name="ch3" table:cell-range-address="LearningCurves.A44:LearningCurves.BR44 LearningCurves.A46:LearningCurves.BR46" svg:x="0.371cm" svg:y="0.139cm" svg:width="15.352cm" svg:height="6.709cm">
          <chartooo:coordinate-region svg:x="1.098cm" svg:y="0.338cm" svg:width="14.485cm" svg:height="5.7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earningCurves.A44:LearningCurves.BR44" chart:class="chart:line">
            <chart:data-point chart:repeated="70"/>
          </chart:series>
          <chart:series chart:style-name="ch7" chart:values-cell-range-address="LearningCurves.A46:LearningCurves.BR46" chart:class="chart:line">
            <chart:data-point chart:repeated="7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</table:table-row>
          </table:table-header-rows>
          <table:table-rows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0.843410165402361">
                <text:p>0.843410165402361</text:p>
                <draw:g>
                  <svg:desc>LearningCurves.A44:LearningCurves.BR44</svg:desc>
                </draw:g>
              </table:table-cell>
              <table:table-cell office:value-type="float" office:value="0.732335927123686">
                <text:p>0.732335927123686</text:p>
              </table:table-cell>
              <table:table-cell office:value-type="float" office:value="0.655628292862748">
                <text:p>0.655628292862748</text:p>
              </table:table-cell>
              <table:table-cell office:value-type="float" office:value="0.606113706154044">
                <text:p>0.606113706154044</text:p>
              </table:table-cell>
              <table:table-cell office:value-type="float" office:value="0.565403062255781">
                <text:p>0.565403062255781</text:p>
              </table:table-cell>
              <table:table-cell office:value-type="float" office:value="0.531465555498558">
                <text:p>0.531465555498558</text:p>
              </table:table-cell>
              <table:table-cell office:value-type="float" office:value="0.503427488222233">
                <text:p>0.503427488222233</text:p>
              </table:table-cell>
              <table:table-cell office:value-type="float" office:value="0.476713693261936">
                <text:p>0.476713693261936</text:p>
              </table:table-cell>
              <table:table-cell office:value-type="float" office:value="0.451385884498554">
                <text:p>0.451385884498554</text:p>
              </table:table-cell>
              <table:table-cell office:value-type="float" office:value="0.427841182911401">
                <text:p>0.427841182911401</text:p>
              </table:table-cell>
              <table:table-cell office:value-type="float" office:value="0.404341527576818">
                <text:p>0.404341527576818</text:p>
              </table:table-cell>
              <table:table-cell office:value-type="float" office:value="0.38164753543253">
                <text:p>0.38164753543253</text:p>
              </table:table-cell>
              <table:table-cell office:value-type="float" office:value="0.360298527968669">
                <text:p>0.360298527968669</text:p>
              </table:table-cell>
              <table:table-cell office:value-type="float" office:value="0.338241691763152">
                <text:p>0.338241691763152</text:p>
              </table:table-cell>
              <table:table-cell office:value-type="float" office:value="0.317663663058744">
                <text:p>0.317663663058744</text:p>
              </table:table-cell>
              <table:table-cell office:value-type="float" office:value="0.296093929443725">
                <text:p>0.296093929443725</text:p>
              </table:table-cell>
              <table:table-cell office:value-type="float" office:value="0.277036230461998">
                <text:p>0.277036230461998</text:p>
              </table:table-cell>
              <table:table-cell office:value-type="float" office:value="0.257656152321509">
                <text:p>0.257656152321509</text:p>
              </table:table-cell>
              <table:table-cell office:value-type="float" office:value="0.239447599286212">
                <text:p>0.239447599286212</text:p>
              </table:table-cell>
              <table:table-cell office:value-type="float" office:value="0.221932296844902">
                <text:p>0.221932296844902</text:p>
              </table:table-cell>
              <table:table-cell office:value-type="float" office:value="0.205921141072602">
                <text:p>0.205921141072602</text:p>
              </table:table-cell>
              <table:table-cell office:value-type="float" office:value="0.190314621294999">
                <text:p>0.190314621294999</text:p>
              </table:table-cell>
              <table:table-cell office:value-type="float" office:value="0.176142676819129">
                <text:p>0.176142676819129</text:p>
              </table:table-cell>
              <table:table-cell office:value-type="float" office:value="0.162932292885304">
                <text:p>0.162932292885304</text:p>
              </table:table-cell>
              <table:table-cell office:value-type="float" office:value="0.149867834657966">
                <text:p>0.149867834657966</text:p>
              </table:table-cell>
              <table:table-cell office:value-type="float" office:value="0.138762910174222">
                <text:p>0.138762910174222</text:p>
              </table:table-cell>
              <table:table-cell office:value-type="float" office:value="0.127638385152836">
                <text:p>0.127638385152836</text:p>
              </table:table-cell>
              <table:table-cell office:value-type="float" office:value="0.118116968856875">
                <text:p>0.118116968856875</text:p>
              </table:table-cell>
              <table:table-cell office:value-type="float" office:value="0.108482816308805">
                <text:p>0.108482816308805</text:p>
              </table:table-cell>
              <table:table-cell office:value-type="float" office:value="0.100211297958554">
                <text:p>0.100211297958554</text:p>
              </table:table-cell>
              <table:table-cell office:value-type="float" office:value="0.0924575361625163">
                <text:p>0.0924575361625163</text:p>
              </table:table-cell>
              <table:table-cell office:value-type="float" office:value="0.0853135552080624">
                <text:p>0.0853135552080624</text:p>
              </table:table-cell>
              <table:table-cell office:value-type="float" office:value="0.079043090341462">
                <text:p>0.079043090341462</text:p>
              </table:table-cell>
              <table:table-cell office:value-type="float" office:value="0.0731362534699255">
                <text:p>0.0731362534699255</text:p>
              </table:table-cell>
              <table:table-cell office:value-type="float" office:value="0.0676657610892879">
                <text:p>0.0676657610892879</text:p>
              </table:table-cell>
              <table:table-cell office:value-type="float" office:value="0.0628576855303677">
                <text:p>0.0628576855303677</text:p>
              </table:table-cell>
              <table:table-cell office:value-type="float" office:value="0.0583599982427079">
                <text:p>0.0583599982427079</text:p>
              </table:table-cell>
              <table:table-cell office:value-type="float" office:value="0.0542074231454294">
                <text:p>0.0542074231454294</text:p>
              </table:table-cell>
              <table:table-cell office:value-type="float" office:value="0.0503629098381203">
                <text:p>0.0503629098381203</text:p>
              </table:table-cell>
              <table:table-cell office:value-type="float" office:value="0.046810438119327">
                <text:p>0.046810438119327</text:p>
              </table:table-cell>
              <table:table-cell office:value-type="float" office:value="0.0436871238158548">
                <text:p>0.0436871238158548</text:p>
              </table:table-cell>
              <table:table-cell office:value-type="float" office:value="0.040740986296638">
                <text:p>0.040740986296638</text:p>
              </table:table-cell>
              <table:table-cell office:value-type="float" office:value="0.037897004369521">
                <text:p>0.037897004369521</text:p>
              </table:table-cell>
              <table:table-cell office:value-type="float" office:value="0.0356626997595743">
                <text:p>0.0356626997595743</text:p>
              </table:table-cell>
              <table:table-cell office:value-type="float" office:value="0.033296457132046">
                <text:p>0.033296457132046</text:p>
              </table:table-cell>
              <table:table-cell office:value-type="float" office:value="0.0311527454948996">
                <text:p>0.0311527454948996</text:p>
              </table:table-cell>
              <table:table-cell office:value-type="float" office:value="0.0292425011520594">
                <text:p>0.0292425011520594</text:p>
              </table:table-cell>
              <table:table-cell office:value-type="float" office:value="0.027391518205062">
                <text:p>0.027391518205062</text:p>
              </table:table-cell>
              <table:table-cell office:value-type="float" office:value="0.0257930654089623">
                <text:p>0.0257930654089623</text:p>
              </table:table-cell>
              <table:table-cell office:value-type="float" office:value="0.0241645349844245">
                <text:p>0.0241645349844245</text:p>
              </table:table-cell>
              <table:table-cell office:value-type="float" office:value="0.0228314478881028">
                <text:p>0.0228314478881028</text:p>
              </table:table-cell>
              <table:table-cell office:value-type="float" office:value="0.021429450232664">
                <text:p>0.021429450232664</text:p>
              </table:table-cell>
              <table:table-cell office:value-type="float" office:value="0.0202820436592852">
                <text:p>0.0202820436592852</text:p>
              </table:table-cell>
              <table:table-cell office:value-type="float" office:value="0.019128648104913">
                <text:p>0.019128648104913</text:p>
              </table:table-cell>
              <table:table-cell office:value-type="float" office:value="0.0179765294306609">
                <text:p>0.0179765294306609</text:p>
              </table:table-cell>
              <table:table-cell office:value-type="float" office:value="0.0169995743605156">
                <text:p>0.0169995743605156</text:p>
              </table:table-cell>
              <table:table-cell office:value-type="float" office:value="0.0160801955027494">
                <text:p>0.0160801955027494</text:p>
              </table:table-cell>
              <table:table-cell office:value-type="float" office:value="0.0151802767031655">
                <text:p>0.0151802767031655</text:p>
              </table:table-cell>
              <table:table-cell office:value-type="float" office:value="0.0143895677004325">
                <text:p>0.0143895677004325</text:p>
              </table:table-cell>
              <table:table-cell office:value-type="float" office:value="0.0136345615803012">
                <text:p>0.0136345615803012</text:p>
              </table:table-cell>
              <table:table-cell office:value-type="float" office:value="0.0129207901335994">
                <text:p>0.0129207901335994</text:p>
              </table:table-cell>
              <table:table-cell office:value-type="float" office:value="0.0122815757334774">
                <text:p>0.0122815757334774</text:p>
              </table:table-cell>
              <table:table-cell office:value-type="float" office:value="0.0116035290625676">
                <text:p>0.0116035290625676</text:p>
              </table:table-cell>
              <table:table-cell office:value-type="float" office:value="0.0110098224484591">
                <text:p>0.0110098224484591</text:p>
              </table:table-cell>
              <table:table-cell office:value-type="float" office:value="0.0104651122729344">
                <text:p>0.0104651122729344</text:p>
              </table:table-cell>
              <table:table-cell office:value-type="float" office:value="0.00988968199267712">
                <text:p>0.00988968199267712</text:p>
              </table:table-cell>
              <table:table-cell office:value-type="float" office:value="0.00944496845402938">
                <text:p>0.00944496845402938</text:p>
              </table:table-cell>
              <table:table-cell office:value-type="float" office:value="0.0089847021939432">
                <text:p>0.0089847021939432</text:p>
              </table:table-cell>
              <table:table-cell office:value-type="float" office:value="0.00857290114219359">
                <text:p>0.00857290114219359</text:p>
              </table:table-cell>
              <table:table-cell office:value-type="float" office:value="0.00816279035421493">
                <text:p>0.00816279035421493</text:p>
              </table:table-cell>
            </table:table-row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0.711870698928833">
                <text:p>0.711870698928833</text:p>
                <draw:g>
                  <svg:desc>LearningCurves.A46:LearningCurves.BR46</svg:desc>
                </draw:g>
              </table:table-cell>
              <table:table-cell office:value-type="float" office:value="0.693277077484975">
                <text:p>0.693277077484975</text:p>
              </table:table-cell>
              <table:table-cell office:value-type="float" office:value="0.694184403588287">
                <text:p>0.694184403588287</text:p>
              </table:table-cell>
              <table:table-cell office:value-type="float" office:value="0.690612314127188">
                <text:p>0.690612314127188</text:p>
              </table:table-cell>
              <table:table-cell office:value-type="float" office:value="0.693027788347903">
                <text:p>0.693027788347903</text:p>
              </table:table-cell>
              <table:table-cell office:value-type="float" office:value="0.696854235788362">
                <text:p>0.696854235788362</text:p>
              </table:table-cell>
              <table:table-cell office:value-type="float" office:value="0.701454652452891">
                <text:p>0.701454652452891</text:p>
              </table:table-cell>
              <table:table-cell office:value-type="float" office:value="0.704749961321333">
                <text:p>0.704749961321333</text:p>
              </table:table-cell>
              <table:table-cell office:value-type="float" office:value="0.716258599905841">
                <text:p>0.716258599905841</text:p>
              </table:table-cell>
              <table:table-cell office:value-type="float" office:value="0.717552725783492">
                <text:p>0.717552725783492</text:p>
              </table:table-cell>
              <table:table-cell office:value-type="float" office:value="0.731755941378332">
                <text:p>0.731755941378332</text:p>
              </table:table-cell>
              <table:table-cell office:value-type="float" office:value="0.759599776943173">
                <text:p>0.759599776943173</text:p>
              </table:table-cell>
              <table:table-cell office:value-type="float" office:value="0.745300284930035">
                <text:p>0.745300284930035</text:p>
              </table:table-cell>
              <table:table-cell office:value-type="float" office:value="0.77337282851734">
                <text:p>0.77337282851734</text:p>
              </table:table-cell>
              <table:table-cell office:value-type="float" office:value="0.784226354856407">
                <text:p>0.784226354856407</text:p>
              </table:table-cell>
              <table:table-cell office:value-type="float" office:value="0.791920071302262">
                <text:p>0.791920071302262</text:p>
              </table:table-cell>
              <table:table-cell office:value-type="float" office:value="0.872388933253499">
                <text:p>0.872388933253499</text:p>
              </table:table-cell>
              <table:table-cell office:value-type="float" office:value="0.843695434658928">
                <text:p>0.843695434658928</text:p>
              </table:table-cell>
              <table:table-cell office:value-type="float" office:value="0.911622633047863">
                <text:p>0.911622633047863</text:p>
              </table:table-cell>
              <table:table-cell office:value-type="float" office:value="0.95525737745572">
                <text:p>0.95525737745572</text:p>
              </table:table-cell>
              <table:table-cell office:value-type="float" office:value="0.89285935287982">
                <text:p>0.89285935287982</text:p>
              </table:table-cell>
              <table:table-cell office:value-type="float" office:value="0.951701231002808">
                <text:p>0.951701231002808</text:p>
              </table:table-cell>
              <table:table-cell office:value-type="float" office:value="0.918905426991724">
                <text:p>0.918905426991724</text:p>
              </table:table-cell>
              <table:table-cell office:value-type="float" office:value="0.970114765589216">
                <text:p>0.970114765589216</text:p>
              </table:table-cell>
              <table:table-cell office:value-type="float" office:value="1.08410021992911">
                <text:p>1.08410021992911</text:p>
              </table:table-cell>
              <table:table-cell office:value-type="float" office:value="1.13406198872929">
                <text:p>1.13406198872929</text:p>
              </table:table-cell>
              <table:table-cell office:value-type="float" office:value="1.07054377450352">
                <text:p>1.07054377450352</text:p>
              </table:table-cell>
              <table:table-cell office:value-type="float" office:value="1.04853454497008">
                <text:p>1.04853454497008</text:p>
              </table:table-cell>
              <table:table-cell office:value-type="float" office:value="1.10277971132667">
                <text:p>1.10277971132667</text:p>
              </table:table-cell>
              <table:table-cell office:value-type="float" office:value="1.12349492798864">
                <text:p>1.12349492798864</text:p>
              </table:table-cell>
              <table:table-cell office:value-type="float" office:value="1.17251660916658">
                <text:p>1.17251660916658</text:p>
              </table:table-cell>
              <table:table-cell office:value-type="float" office:value="1.24913153724333">
                <text:p>1.24913153724333</text:p>
              </table:table-cell>
              <table:table-cell office:value-type="float" office:value="1.20455299968213">
                <text:p>1.20455299968213</text:p>
              </table:table-cell>
              <table:table-cell office:value-type="float" office:value="1.22034384153586">
                <text:p>1.22034384153586</text:p>
              </table:table-cell>
              <table:table-cell office:value-type="float" office:value="1.33406755325014">
                <text:p>1.33406755325014</text:p>
              </table:table-cell>
              <table:table-cell office:value-type="float" office:value="1.35274724103708">
                <text:p>1.35274724103708</text:p>
              </table:table-cell>
              <table:table-cell office:value-type="float" office:value="1.46512326105506">
                <text:p>1.46512326105506</text:p>
              </table:table-cell>
              <table:table-cell office:value-type="float" office:value="1.40015525231319">
                <text:p>1.40015525231319</text:p>
              </table:table-cell>
              <table:table-cell office:value-type="float" office:value="1.41489783105597">
                <text:p>1.41489783105597</text:p>
              </table:table-cell>
              <table:table-cell office:value-type="float" office:value="1.36542848789586">
                <text:p>1.36542848789586</text:p>
              </table:table-cell>
              <table:table-cell office:value-type="float" office:value="1.43750950501028">
                <text:p>1.43750950501028</text:p>
              </table:table-cell>
              <table:table-cell office:value-type="float" office:value="1.59589115476186">
                <text:p>1.59589115476186</text:p>
              </table:table-cell>
              <table:table-cell office:value-type="float" office:value="1.56372071413867">
                <text:p>1.56372071413867</text:p>
              </table:table-cell>
              <table:table-cell office:value-type="float" office:value="1.49824284325659">
                <text:p>1.49824284325659</text:p>
              </table:table-cell>
              <table:table-cell office:value-type="float" office:value="1.53904830645671">
                <text:p>1.53904830645671</text:p>
              </table:table-cell>
              <table:table-cell office:value-type="float" office:value="1.64233534310771">
                <text:p>1.64233534310771</text:p>
              </table:table-cell>
              <table:table-cell office:value-type="float" office:value="1.58150743341024">
                <text:p>1.58150743341024</text:p>
              </table:table-cell>
              <table:table-cell office:value-type="float" office:value="1.70889466593751">
                <text:p>1.70889466593751</text:p>
              </table:table-cell>
              <table:table-cell office:value-type="float" office:value="1.67615275336578">
                <text:p>1.67615275336578</text:p>
              </table:table-cell>
              <table:table-cell office:value-type="float" office:value="1.70924584392953">
                <text:p>1.70924584392953</text:p>
              </table:table-cell>
              <table:table-cell office:value-type="float" office:value="1.73943705896361">
                <text:p>1.73943705896361</text:p>
              </table:table-cell>
              <table:table-cell office:value-type="float" office:value="1.76501865830042">
                <text:p>1.76501865830042</text:p>
              </table:table-cell>
              <table:table-cell office:value-type="float" office:value="1.76370967021031">
                <text:p>1.76370967021031</text:p>
              </table:table-cell>
              <table:table-cell office:value-type="float" office:value="1.8190518910484">
                <text:p>1.8190518910484</text:p>
              </table:table-cell>
              <table:table-cell office:value-type="float" office:value="1.79879922233852">
                <text:p>1.79879922233852</text:p>
              </table:table-cell>
              <table:table-cell office:value-type="float" office:value="1.9035325487947">
                <text:p>1.9035325487947</text:p>
              </table:table-cell>
              <table:table-cell office:value-type="float" office:value="1.90424115396179">
                <text:p>1.90424115396179</text:p>
              </table:table-cell>
              <table:table-cell office:value-type="float" office:value="1.95983336592143">
                <text:p>1.95983336592143</text:p>
              </table:table-cell>
              <table:table-cell office:value-type="float" office:value="1.9219179703282">
                <text:p>1.9219179703282</text:p>
              </table:table-cell>
              <table:table-cell office:value-type="float" office:value="2.04494066559108">
                <text:p>2.04494066559108</text:p>
              </table:table-cell>
              <table:table-cell office:value-type="float" office:value="1.99482252745502">
                <text:p>1.99482252745502</text:p>
              </table:table-cell>
              <table:table-cell office:value-type="float" office:value="1.94854194641113">
                <text:p>1.94854194641113</text:p>
              </table:table-cell>
              <table:table-cell office:value-type="float" office:value="2.08083376538437">
                <text:p>2.08083376538437</text:p>
              </table:table-cell>
              <table:table-cell office:value-type="float" office:value="2.0580720906553">
                <text:p>2.0580720906553</text:p>
              </table:table-cell>
              <table:table-cell office:value-type="float" office:value="2.12217080014997">
                <text:p>2.12217080014997</text:p>
              </table:table-cell>
              <table:table-cell office:value-type="float" office:value="2.11270654391398">
                <text:p>2.11270654391398</text:p>
              </table:table-cell>
              <table:table-cell office:value-type="float" office:value="2.10969649914092">
                <text:p>2.10969649914092</text:p>
              </table:table-cell>
              <table:table-cell office:value-type="float" office:value="2.13875596814451">
                <text:p>2.13875596814451</text:p>
              </table:table-cell>
              <table:table-cell office:value-type="float" office:value="2.17447932994471">
                <text:p>2.17447932994471</text:p>
              </table:table-cell>
              <table:table-cell office:value-type="float" office:value="2.24007412184656">
                <text:p>2.240074121846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237cm" svg:height="5.34cm" xlink:href=".." xlink:type="simple" chart:class="chart:line" chart:style-name="ch1">
        <chart:legend chart:legend-position="end" svg:x="14.755cm" svg:y="2.122cm" style:legend-expansion="high" chart:style-name="ch2"/>
        <chart:plot-area chart:style-name="ch3" table:cell-range-address="LearningCurves.A52:LearningCurves.BR52 LearningCurves.A54:LearningCurves.BR54" svg:x="0.344cm" svg:y="0.106cm" svg:width="14.067cm" svg:height="5.128cm">
          <chartooo:coordinate-region svg:x="1.548cm" svg:y="0.305cm" svg:width="12.723cm" svg:height="4.5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earningCurves.A52:LearningCurves.BR52" chart:class="chart:line">
            <chart:data-point chart:repeated="70"/>
          </chart:series>
          <chart:series chart:style-name="ch7" chart:values-cell-range-address="LearningCurves.A54:LearningCurves.BR54" chart:class="chart:line">
            <chart:data-point chart:repeated="7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</table:table-row>
          </table:table-header-rows>
          <table:table-rows>
            <table:table-row>
              <table:table-cell office:value-type="string">
                <text:p>Row 52</text:p>
                <draw:g>
                  <svg:desc/>
                </draw:g>
              </table:table-cell>
              <table:table-cell office:value-type="float" office:value="0.00882822252712352">
                <text:p>0.00882822252712352</text:p>
                <draw:g>
                  <svg:desc>LearningCurves.A52:LearningCurves.BR52</svg:desc>
                </draw:g>
              </table:table-cell>
              <table:table-cell office:value-type="float" office:value="0.0203871957433254">
                <text:p>0.0203871957433254</text:p>
              </table:table-cell>
              <table:table-cell office:value-type="float" office:value="0.0383579827625636">
                <text:p>0.0383579827625636</text:p>
              </table:table-cell>
              <table:table-cell office:value-type="float" office:value="0.0255237860342624">
                <text:p>0.0255237860342624</text:p>
              </table:table-cell>
              <table:table-cell office:value-type="float" office:value="0.0283399740431079">
                <text:p>0.0283399740431079</text:p>
              </table:table-cell>
              <table:table-cell office:value-type="float" office:value="0.00181300370904775">
                <text:p>0.00181300370904775</text:p>
              </table:table-cell>
              <table:table-cell office:value-type="float" office:value="0.00147734649268989">
                <text:p>0.00147734649268989</text:p>
              </table:table-cell>
              <table:table-cell office:value-type="float" office:value="0.00743352166194733">
                <text:p>0.00743352166194733</text:p>
              </table:table-cell>
              <table:table-cell office:value-type="float" office:value="0.00260776520095521">
                <text:p>0.00260776520095521</text:p>
              </table:table-cell>
              <table:table-cell office:value-type="float" office:value="0.000947805445446483">
                <text:p>0.000947805445446483</text:p>
              </table:table-cell>
              <table:table-cell office:value-type="float" office:value="-0.00254702136381593">
                <text:p>-0.00254702136381593</text:p>
              </table:table-cell>
              <table:table-cell office:value-type="float" office:value="-0.000016047821755571">
                <text:p>-0.000016047821755571</text:p>
              </table:table-cell>
              <table:table-cell office:value-type="float" office:value="-0.000426504518869454">
                <text:p>-0.000426504518869454</text:p>
              </table:table-cell>
              <table:table-cell office:value-type="float" office:value="-0.000583997176734358">
                <text:p>-0.000583997176734358</text:p>
              </table:table-cell>
              <table:table-cell office:value-type="float" office:value="-0.0000182482829336829">
                <text:p>-0.0000182482829336829</text:p>
              </table:table-cell>
              <table:table-cell office:value-type="float" office:value="0.000985858150791951">
                <text:p>0.000985858150791951</text:p>
              </table:table-cell>
              <table:table-cell office:value-type="float" office:value="-0.00117124568576862">
                <text:p>-0.00117124568576862</text:p>
              </table:table-cell>
              <table:table-cell office:value-type="float" office:value="0.00216239594942878">
                <text:p>0.00216239594942878</text:p>
              </table:table-cell>
              <table:table-cell office:value-type="float" office:value="0.00233207433839985">
                <text:p>0.00233207433839985</text:p>
              </table:table-cell>
              <table:table-cell office:value-type="float" office:value="0.00226143743037984">
                <text:p>0.00226143743037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29880300809718">
                <text:p>0.00129880300809718</text:p>
              </table:table-cell>
              <table:table-cell office:value-type="float" office:value="0.00110010939052887">
                <text:p>0.00110010939052887</text:p>
              </table:table-cell>
              <table:table-cell office:value-type="float" office:value="0">
                <text:p>0</text:p>
              </table:table-cell>
              <table:table-cell office:value-type="float" office:value="0.0021495060765442">
                <text:p>0.0021495060765442</text:p>
              </table:table-cell>
              <table:table-cell office:value-type="float" office:value="0.00116208069647604">
                <text:p>0.001162080696476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993653642633544">
                <text:p>0.000993653642633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54</text:p>
                <draw:g>
                  <svg:desc/>
                </draw:g>
              </table:table-cell>
              <table:table-cell office:value-type="float" office:value="0.0186054418783272">
                <text:p>0.0186054418783272</text:p>
                <draw:g>
                  <svg:desc>LearningCurves.A54:LearningCurves.BR54</svg:desc>
                </draw:g>
              </table:table-cell>
              <table:table-cell office:value-type="float" office:value="0.0132479909457992">
                <text:p>0.0132479909457992</text:p>
              </table:table-cell>
              <table:table-cell office:value-type="float" office:value="0.0212519725234108">
                <text:p>0.0212519725234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265cm" svg:height="5.845cm" xlink:href=".." xlink:type="simple" chart:class="chart:line" chart:style-name="ch1">
        <chart:legend chart:legend-position="end" svg:x="14.783cm" svg:y="2.374cm" style:legend-expansion="high" chart:style-name="ch2"/>
        <chart:plot-area chart:style-name="ch3" table:cell-range-address="LearningCurves.A78:LearningCurves.BR78 LearningCurves.A80:LearningCurves.BR80" svg:x="0.345cm" svg:y="0.116cm" svg:width="14.093cm" svg:height="5.613cm">
          <chartooo:coordinate-region svg:x="1.072cm" svg:y="0.315cm" svg:width="13.226cm" svg:height="4.6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earningCurves.A78:LearningCurves.BR78" chart:class="chart:line">
            <chart:data-point chart:repeated="70"/>
          </chart:series>
          <chart:series chart:style-name="ch7" chart:values-cell-range-address="LearningCurves.A80:LearningCurves.BR80" chart:class="chart:line">
            <chart:data-point chart:repeated="7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</table:table-row>
          </table:table-header-rows>
          <table:table-rows>
            <table:table-row>
              <table:table-cell office:value-type="string">
                <text:p>Row 78</text:p>
                <draw:g>
                  <svg:desc/>
                </draw:g>
              </table:table-cell>
              <table:table-cell office:value-type="float" office:value="0.653711224715055">
                <text:p>0.653711224715055</text:p>
                <draw:g>
                  <svg:desc>LearningCurves.A78:LearningCurves.BR78</svg:desc>
                </draw:g>
              </table:table-cell>
              <table:table-cell office:value-type="float" office:value="0.60517879448862">
                <text:p>0.60517879448862</text:p>
              </table:table-cell>
              <table:table-cell office:value-type="float" office:value="0.554475802320372">
                <text:p>0.554475802320372</text:p>
              </table:table-cell>
              <table:table-cell office:value-type="float" office:value="0.507347595460731">
                <text:p>0.507347595460731</text:p>
              </table:table-cell>
              <table:table-cell office:value-type="float" office:value="0.464255027781344">
                <text:p>0.464255027781344</text:p>
              </table:table-cell>
              <table:table-cell office:value-type="float" office:value="0.425000026509033">
                <text:p>0.425000026509033</text:p>
              </table:table-cell>
              <table:table-cell office:value-type="float" office:value="0.369980956641574">
                <text:p>0.369980956641574</text:p>
              </table:table-cell>
              <table:table-cell office:value-type="float" office:value="0.311023260219425">
                <text:p>0.311023260219425</text:p>
              </table:table-cell>
              <table:table-cell office:value-type="float" office:value="0.265134605851949">
                <text:p>0.265134605851949</text:p>
              </table:table-cell>
              <table:table-cell office:value-type="float" office:value="0.232806177874274">
                <text:p>0.232806177874274</text:p>
              </table:table-cell>
              <table:table-cell office:value-type="float" office:value="0.199751855333821">
                <text:p>0.199751855333821</text:p>
              </table:table-cell>
              <table:table-cell office:value-type="float" office:value="0.172352808497772">
                <text:p>0.172352808497772</text:p>
              </table:table-cell>
              <table:table-cell office:value-type="float" office:value="0.151832805426035">
                <text:p>0.151832805426035</text:p>
              </table:table-cell>
              <table:table-cell office:value-type="float" office:value="0.129550407637004">
                <text:p>0.129550407637004</text:p>
              </table:table-cell>
              <table:table-cell office:value-type="float" office:value="0.125937067350924">
                <text:p>0.125937067350924</text:p>
              </table:table-cell>
              <table:table-cell office:value-type="float" office:value="0.105958226007633">
                <text:p>0.105958226007633</text:p>
              </table:table-cell>
              <table:table-cell office:value-type="float" office:value="0.0953367001561342">
                <text:p>0.0953367001561342</text:p>
              </table:table-cell>
              <table:table-cell office:value-type="float" office:value="0.0858178948108348">
                <text:p>0.0858178948108348</text:p>
              </table:table-cell>
              <table:table-cell office:value-type="float" office:value="0.0803407267615216">
                <text:p>0.0803407267615216</text:p>
              </table:table-cell>
              <table:table-cell office:value-type="float" office:value="0.0697182109927416">
                <text:p>0.0697182109927416</text:p>
              </table:table-cell>
              <table:table-cell office:value-type="float" office:value="0.0618295229972346">
                <text:p>0.0618295229972346</text:p>
              </table:table-cell>
              <table:table-cell office:value-type="float" office:value="0.0571227711317846">
                <text:p>0.0571227711317846</text:p>
              </table:table-cell>
              <table:table-cell office:value-type="float" office:value="0.0557499185470699">
                <text:p>0.0557499185470699</text:p>
              </table:table-cell>
              <table:table-cell office:value-type="float" office:value="0.0489464654634191">
                <text:p>0.0489464654634191</text:p>
              </table:table-cell>
              <table:table-cell office:value-type="float" office:value="0.0430851538174331">
                <text:p>0.0430851538174331</text:p>
              </table:table-cell>
              <table:table-cell office:value-type="float" office:value="0.0393003400718398">
                <text:p>0.0393003400718398</text:p>
              </table:table-cell>
              <table:table-cell office:value-type="float" office:value="0.0361713144995234">
                <text:p>0.0361713144995234</text:p>
              </table:table-cell>
              <table:table-cell office:value-type="float" office:value="0.0328383179017584">
                <text:p>0.0328383179017584</text:p>
              </table:table-cell>
              <table:table-cell office:value-type="float" office:value="0.029984952570515">
                <text:p>0.029984952570515</text:p>
              </table:table-cell>
              <table:table-cell office:value-type="float" office:value="0.0343687702785788">
                <text:p>0.0343687702785788</text:p>
              </table:table-cell>
              <table:table-cell office:value-type="float" office:value="0.0282128157519654">
                <text:p>0.0282128157519654</text:p>
              </table:table-cell>
              <table:table-cell office:value-type="float" office:value="0.0259230902957675">
                <text:p>0.0259230902957675</text:p>
              </table:table-cell>
              <table:table-cell office:value-type="float" office:value="0.0225938804605117">
                <text:p>0.0225938804605117</text:p>
              </table:table-cell>
              <table:table-cell office:value-type="float" office:value="0.0210314440531714">
                <text:p>0.0210314440531714</text:p>
              </table:table-cell>
              <table:table-cell office:value-type="float" office:value="0.0175470105132304">
                <text:p>0.0175470105132304</text:p>
              </table:table-cell>
              <table:table-cell office:value-type="float" office:value="0.0169642304014876">
                <text:p>0.0169642304014876</text:p>
              </table:table-cell>
              <table:table-cell office:value-type="float" office:value="0.015438734747072">
                <text:p>0.015438734747072</text:p>
              </table:table-cell>
              <table:table-cell office:value-type="float" office:value="0.0133039866133461">
                <text:p>0.0133039866133461</text:p>
              </table:table-cell>
              <table:table-cell office:value-type="float" office:value="0.0119912007350017">
                <text:p>0.0119912007350017</text:p>
              </table:table-cell>
              <table:table-cell office:value-type="float" office:value="0.0124506851322438">
                <text:p>0.0124506851322438</text:p>
              </table:table-cell>
              <table:table-cell office:value-type="float" office:value="0.0116693296942263">
                <text:p>0.0116693296942263</text:p>
              </table:table-cell>
              <table:table-cell office:value-type="float" office:value="0.0104256923447421">
                <text:p>0.0104256923447421</text:p>
              </table:table-cell>
              <table:table-cell office:value-type="float" office:value="0.0154765933207959">
                <text:p>0.0154765933207959</text:p>
              </table:table-cell>
              <table:table-cell office:value-type="float" office:value="0.011043751927472">
                <text:p>0.011043751927472</text:p>
              </table:table-cell>
              <table:table-cell office:value-type="float" office:value="0.009669450622866">
                <text:p>0.009669450622866</text:p>
              </table:table-cell>
              <table:table-cell office:value-type="float" office:value="0.0100015316084487">
                <text:p>0.0100015316084487</text:p>
              </table:table-cell>
              <table:table-cell office:value-type="float" office:value="0.00856281112181697">
                <text:p>0.00856281112181697</text:p>
              </table:table-cell>
              <table:table-cell office:value-type="float" office:value="0.00677933305518809">
                <text:p>0.00677933305518809</text:p>
              </table:table-cell>
              <table:table-cell office:value-type="float" office:value="0.00677012053213696">
                <text:p>0.00677012053213696</text:p>
              </table:table-cell>
              <table:table-cell office:value-type="float" office:value="0.00606795709911987">
                <text:p>0.00606795709911987</text:p>
              </table:table-cell>
              <table:table-cell office:value-type="float" office:value="0.00564928325279167">
                <text:p>0.00564928325279167</text:p>
              </table:table-cell>
              <table:table-cell office:value-type="float" office:value="0.00574998500878651">
                <text:p>0.00574998500878651</text:p>
              </table:table-cell>
              <table:table-cell office:value-type="float" office:value="0.00591676877390939">
                <text:p>0.00591676877390939</text:p>
              </table:table-cell>
              <table:table-cell office:value-type="float" office:value="0.00523558928410864">
                <text:p>0.00523558928410864</text:p>
              </table:table-cell>
              <table:table-cell office:value-type="float" office:value="0.00514459809433547">
                <text:p>0.00514459809433547</text:p>
              </table:table-cell>
              <table:table-cell office:value-type="float" office:value="0.00460835795757941">
                <text:p>0.00460835795757941</text:p>
              </table:table-cell>
              <table:table-cell office:value-type="float" office:value="0.00397945805353762">
                <text:p>0.00397945805353762</text:p>
              </table:table-cell>
              <table:table-cell office:value-type="float" office:value="0.00408637108779663">
                <text:p>0.00408637108779663</text:p>
              </table:table-cell>
              <table:table-cell office:value-type="float" office:value="0.00587258535557494">
                <text:p>0.00587258535557494</text:p>
              </table:table-cell>
              <table:table-cell office:value-type="float" office:value="0.00774182000595002">
                <text:p>0.00774182000595002</text:p>
              </table:table-cell>
              <table:table-cell office:value-type="float" office:value="0.0045978158301382">
                <text:p>0.0045978158301382</text:p>
              </table:table-cell>
              <table:table-cell office:value-type="float" office:value="0.00399116989805571">
                <text:p>0.00399116989805571</text:p>
              </table:table-cell>
              <table:table-cell office:value-type="float" office:value="0.00337652858275935">
                <text:p>0.00337652858275935</text:p>
              </table:table-cell>
              <table:table-cell office:value-type="float" office:value="0.00312439487520162">
                <text:p>0.00312439487520162</text:p>
              </table:table-cell>
              <table:table-cell office:value-type="float" office:value="0.00278786043901287">
                <text:p>0.00278786043901287</text:p>
              </table:table-cell>
              <table:table-cell office:value-type="float" office:value="0.00243139414444267">
                <text:p>0.00243139414444267</text:p>
              </table:table-cell>
              <table:table-cell office:value-type="float" office:value="0.00234400493945249">
                <text:p>0.00234400493945249</text:p>
              </table:table-cell>
              <table:table-cell office:value-type="float" office:value="0.00213590018537445">
                <text:p>0.00213590018537445</text:p>
              </table:table-cell>
              <table:table-cell office:value-type="float" office:value="0.0020639506766308">
                <text:p>0.0020639506766308</text:p>
              </table:table-cell>
              <table:table-cell office:value-type="float" office:value="0.00180238628173173">
                <text:p>0.00180238628173173</text:p>
              </table:table-cell>
            </table:table-row>
            <table:table-row>
              <table:table-cell office:value-type="string">
                <text:p>Row 80</text:p>
                <draw:g>
                  <svg:desc/>
                </draw:g>
              </table:table-cell>
              <table:table-cell office:value-type="float" office:value="0.685802053424241">
                <text:p>0.685802053424241</text:p>
                <draw:g>
                  <svg:desc>LearningCurves.A80:LearningCurves.BR80</svg:desc>
                </draw:g>
              </table:table-cell>
              <table:table-cell office:value-type="float" office:value="0.681769775150074">
                <text:p>0.681769775150074</text:p>
              </table:table-cell>
              <table:table-cell office:value-type="float" office:value="0.682316540626806">
                <text:p>0.682316540626806</text:p>
              </table:table-cell>
              <table:table-cell office:value-type="float" office:value="0.683484098757742">
                <text:p>0.683484098757742</text:p>
              </table:table-cell>
              <table:table-cell office:value-type="float" office:value="0.680366368349208">
                <text:p>0.680366368349208</text:p>
              </table:table-cell>
              <table:table-cell office:value-type="float" office:value="0.698045075110331">
                <text:p>0.698045075110331</text:p>
              </table:table-cell>
              <table:table-cell office:value-type="float" office:value="0.734942121966367">
                <text:p>0.734942121966367</text:p>
              </table:table-cell>
              <table:table-cell office:value-type="float" office:value="0.688536057574591">
                <text:p>0.688536057574591</text:p>
              </table:table-cell>
              <table:table-cell office:value-type="float" office:value="0.844412520917029">
                <text:p>0.844412520917029</text:p>
              </table:table-cell>
              <table:table-cell office:value-type="float" office:value="0.772063640703669">
                <text:p>0.772063640703669</text:p>
              </table:table-cell>
              <table:table-cell office:value-type="float" office:value="0.727057849699781">
                <text:p>0.727057849699781</text:p>
              </table:table-cell>
              <table:table-cell office:value-type="float" office:value="1.02705336977629">
                <text:p>1.02705336977629</text:p>
              </table:table-cell>
              <table:table-cell office:value-type="float" office:value="0.948587291846335">
                <text:p>0.948587291846335</text:p>
              </table:table-cell>
              <table:table-cell office:value-type="float" office:value="1.19154825417428">
                <text:p>1.19154825417428</text:p>
              </table:table-cell>
              <table:table-cell office:value-type="float" office:value="0.996891330457117">
                <text:p>0.996891330457117</text:p>
              </table:table-cell>
              <table:table-cell office:value-type="float" office:value="0.757432942164392">
                <text:p>0.757432942164392</text:p>
              </table:table-cell>
              <table:table-cell office:value-type="float" office:value="1.0098424454921">
                <text:p>1.0098424454921</text:p>
              </table:table-cell>
              <table:table-cell office:value-type="float" office:value="0.770174728501888">
                <text:p>0.770174728501888</text:p>
              </table:table-cell>
              <table:table-cell office:value-type="float" office:value="1.38117803748904">
                <text:p>1.38117803748904</text:p>
              </table:table-cell>
              <table:table-cell office:value-type="float" office:value="0.8510608252771">
                <text:p>0.8510608252771</text:p>
              </table:table-cell>
              <table:table-cell office:value-type="float" office:value="1.59094363346509">
                <text:p>1.59094363346509</text:p>
              </table:table-cell>
              <table:table-cell office:value-type="float" office:value="0.868062447371338">
                <text:p>0.868062447371338</text:p>
              </table:table-cell>
              <table:table-cell office:value-type="float" office:value="1.20602771193056">
                <text:p>1.20602771193056</text:p>
              </table:table-cell>
              <table:table-cell office:value-type="float" office:value="0.820790435973562">
                <text:p>0.820790435973562</text:p>
              </table:table-cell>
              <table:table-cell office:value-type="float" office:value="1.77592523377355">
                <text:p>1.77592523377355</text:p>
              </table:table-cell>
              <table:table-cell office:value-type="float" office:value="1.49551816673313">
                <text:p>1.49551816673313</text:p>
              </table:table-cell>
              <table:table-cell office:value-type="float" office:value="1.10399347181184">
                <text:p>1.10399347181184</text:p>
              </table:table-cell>
              <table:table-cell office:value-type="float" office:value="1.17044893477599">
                <text:p>1.17044893477599</text:p>
              </table:table-cell>
              <table:table-cell office:value-type="float" office:value="1.57705414120328">
                <text:p>1.57705414120328</text:p>
              </table:table-cell>
              <table:table-cell office:value-type="float" office:value="0.939208540506994">
                <text:p>0.939208540506994</text:p>
              </table:table-cell>
              <table:table-cell office:value-type="float" office:value="2.01020908153121">
                <text:p>2.01020908153121</text:p>
              </table:table-cell>
              <table:table-cell office:value-type="float" office:value="0.977777396161143">
                <text:p>0.977777396161143</text:p>
              </table:table-cell>
              <table:table-cell office:value-type="float" office:value="1.71821938559066">
                <text:p>1.71821938559066</text:p>
              </table:table-cell>
              <table:table-cell office:value-type="float" office:value="1.47556395782341">
                <text:p>1.47556395782341</text:p>
              </table:table-cell>
              <table:table-cell office:value-type="float" office:value="1.92764050538297">
                <text:p>1.92764050538297</text:p>
              </table:table-cell>
              <table:table-cell office:value-type="float" office:value="2.08119593212558">
                <text:p>2.08119593212558</text:p>
              </table:table-cell>
              <table:table-cell office:value-type="float" office:value="1.94032580291649">
                <text:p>1.94032580291649</text:p>
              </table:table-cell>
              <table:table-cell office:value-type="float" office:value="2.3048497728457">
                <text:p>2.3048497728457</text:p>
              </table:table-cell>
              <table:table-cell office:value-type="float" office:value="2.20211760178875">
                <text:p>2.20211760178875</text:p>
              </table:table-cell>
              <table:table-cell office:value-type="float" office:value="0.98832571657911">
                <text:p>0.98832571657911</text:p>
              </table:table-cell>
              <table:table-cell office:value-type="float" office:value="2.15109237008103">
                <text:p>2.15109237008103</text:p>
              </table:table-cell>
              <table:table-cell office:value-type="float" office:value="1.08841756134426">
                <text:p>1.08841756134426</text:p>
              </table:table-cell>
              <table:table-cell office:value-type="float" office:value="1.05743780897427">
                <text:p>1.05743780897427</text:p>
              </table:table-cell>
              <table:table-cell office:value-type="float" office:value="1.24340303784406">
                <text:p>1.24340303784406</text:p>
              </table:table-cell>
              <table:table-cell office:value-type="float" office:value="2.40277241201861">
                <text:p>2.40277241201861</text:p>
              </table:table-cell>
              <table:table-cell office:value-type="float" office:value="1.05871159279709">
                <text:p>1.05871159279709</text:p>
              </table:table-cell>
              <table:table-cell office:value-type="float" office:value="1.94452362000836">
                <text:p>1.94452362000836</text:p>
              </table:table-cell>
              <table:table-cell office:value-type="float" office:value="2.47851078117896">
                <text:p>2.47851078117896</text:p>
              </table:table-cell>
              <table:table-cell office:value-type="float" office:value="2.18794420635551">
                <text:p>2.18794420635551</text:p>
              </table:table-cell>
              <table:table-cell office:value-type="float" office:value="2.43674721244409">
                <text:p>2.43674721244409</text:p>
              </table:table-cell>
              <table:table-cell office:value-type="float" office:value="2.57982468686078">
                <text:p>2.57982468686078</text:p>
              </table:table-cell>
              <table:table-cell office:value-type="float" office:value="2.66413121278896">
                <text:p>2.66413121278896</text:p>
              </table:table-cell>
              <table:table-cell office:value-type="float" office:value="1.11461644695142">
                <text:p>1.11461644695142</text:p>
              </table:table-cell>
              <table:table-cell office:value-type="float" office:value="2.71400719354319">
                <text:p>2.71400719354319</text:p>
              </table:table-cell>
              <table:table-cell office:value-type="float" office:value="2.34118964987705">
                <text:p>2.34118964987705</text:p>
              </table:table-cell>
              <table:table-cell office:value-type="float" office:value="2.4559733387396">
                <text:p>2.4559733387396</text:p>
              </table:table-cell>
              <table:table-cell office:value-type="float" office:value="2.76854220869716">
                <text:p>2.76854220869716</text:p>
              </table:table-cell>
              <table:table-cell office:value-type="float" office:value="2.61760565232292">
                <text:p>2.61760565232292</text:p>
              </table:table-cell>
              <table:table-cell office:value-type="float" office:value="4.15304600915243">
                <text:p>4.15304600915243</text:p>
              </table:table-cell>
              <table:table-cell office:value-type="float" office:value="1.86454365114833">
                <text:p>1.86454365114833</text:p>
              </table:table-cell>
              <table:table-cell office:value-type="float" office:value="2.67214944678257">
                <text:p>2.67214944678257</text:p>
              </table:table-cell>
              <table:table-cell office:value-type="float" office:value="2.05643637095027">
                <text:p>2.05643637095027</text:p>
              </table:table-cell>
              <table:table-cell office:value-type="float" office:value="3.30425554157796">
                <text:p>3.30425554157796</text:p>
              </table:table-cell>
              <table:table-cell office:value-type="float" office:value="2.95520517877261">
                <text:p>2.95520517877261</text:p>
              </table:table-cell>
              <table:table-cell office:value-type="float" office:value="2.90930219135899">
                <text:p>2.90930219135899</text:p>
              </table:table-cell>
              <table:table-cell office:value-type="float" office:value="2.50898365897655">
                <text:p>2.50898365897655</text:p>
              </table:table-cell>
              <table:table-cell office:value-type="float" office:value="2.50174958484117">
                <text:p>2.50174958484117</text:p>
              </table:table-cell>
              <table:table-cell office:value-type="float" office:value="2.75760110507924">
                <text:p>2.75760110507924</text:p>
              </table:table-cell>
              <table:table-cell office:value-type="float" office:value="3.07100564691376">
                <text:p>3.07100564691376</text:p>
              </table:table-cell>
              <table:table-cell office:value-type="float" office:value="1.29177664774262">
                <text:p>1.291776647742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626cm" svg:height="6.03cm" xlink:href=".." xlink:type="simple" chart:class="chart:line" chart:style-name="ch1">
        <chart:legend chart:legend-position="end" svg:x="13.144cm" svg:y="2.467cm" style:legend-expansion="high" chart:style-name="ch2"/>
        <chart:plot-area chart:style-name="ch3" table:cell-range-address="LearningCurves.A86:LearningCurves.BR86 LearningCurves.A88:LearningCurves.BR88" svg:x="0.312cm" svg:y="0.12cm" svg:width="12.52cm" svg:height="5.79cm">
          <chartooo:coordinate-region svg:x="1.33cm" svg:y="0.319cm" svg:width="11.502cm" svg:height="5.3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earningCurves.A86:LearningCurves.BR86" chart:class="chart:line">
            <chart:data-point chart:repeated="70"/>
          </chart:series>
          <chart:series chart:style-name="ch7" chart:values-cell-range-address="LearningCurves.A88:LearningCurves.BR88" chart:class="chart:line">
            <chart:data-point chart:repeated="7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</table:table-row>
          </table:table-header-rows>
          <table:table-rows>
            <table:table-row>
              <table:table-cell office:value-type="string">
                <text:p>Row 86</text:p>
                <draw:g>
                  <svg:desc/>
                </draw:g>
              </table:table-cell>
              <table:table-cell office:value-type="float" office:value="0.0177919359750936">
                <text:p>0.0177919359750936</text:p>
                <draw:g>
                  <svg:desc>LearningCurves.A86:LearningCurves.BR86</svg:desc>
                </draw:g>
              </table:table-cell>
              <table:table-cell office:value-type="float" office:value="0.0248166526739126">
                <text:p>0.0248166526739126</text:p>
              </table:table-cell>
              <table:table-cell office:value-type="float" office:value="0.0583176600612894">
                <text:p>0.0583176600612894</text:p>
              </table:table-cell>
              <table:table-cell office:value-type="float" office:value="0.0634533023797486">
                <text:p>0.0634533023797486</text:p>
              </table:table-cell>
              <table:table-cell office:value-type="float" office:value="0.085692461713603">
                <text:p>0.085692461713603</text:p>
              </table:table-cell>
              <table:table-cell office:value-type="float" office:value="0.116145840070505">
                <text:p>0.116145840070505</text:p>
              </table:table-cell>
              <table:table-cell office:value-type="float" office:value="0.115622250971771">
                <text:p>0.115622250971771</text:p>
              </table:table-cell>
              <table:table-cell office:value-type="float" office:value="0.142483732440604">
                <text:p>0.142483732440604</text:p>
              </table:table-cell>
              <table:table-cell office:value-type="float" office:value="0.147603474483353">
                <text:p>0.147603474483353</text:p>
              </table:table-cell>
              <table:table-cell office:value-type="float" office:value="0.146821112825985">
                <text:p>0.146821112825985</text:p>
              </table:table-cell>
              <table:table-cell office:value-type="float" office:value="0.151935750222803">
                <text:p>0.151935750222803</text:p>
              </table:table-cell>
              <table:table-cell office:value-type="float" office:value="0.165986321098865">
                <text:p>0.165986321098865</text:p>
              </table:table-cell>
              <table:table-cell office:value-type="float" office:value="0.163398652121562">
                <text:p>0.163398652121562</text:p>
              </table:table-cell>
              <table:table-cell office:value-type="float" office:value="0.181983865646146">
                <text:p>0.181983865646146</text:p>
              </table:table-cell>
              <table:table-cell office:value-type="float" office:value="0.165812325010451">
                <text:p>0.165812325010451</text:p>
              </table:table-cell>
              <table:table-cell office:value-type="float" office:value="0.17581424763074">
                <text:p>0.17581424763074</text:p>
              </table:table-cell>
              <table:table-cell office:value-type="float" office:value="0.171922896990447">
                <text:p>0.171922896990447</text:p>
              </table:table-cell>
              <table:table-cell office:value-type="float" office:value="0.17734848022281">
                <text:p>0.17734848022281</text:p>
              </table:table-cell>
              <table:table-cell office:value-type="float" office:value="0.167135430465466">
                <text:p>0.167135430465466</text:p>
              </table:table-cell>
              <table:table-cell office:value-type="float" office:value="0.180107230155374">
                <text:p>0.180107230155374</text:p>
              </table:table-cell>
              <table:table-cell office:value-type="float" office:value="0.183217407555112">
                <text:p>0.183217407555112</text:p>
              </table:table-cell>
              <table:table-cell office:value-type="float" office:value="0.181818249038457">
                <text:p>0.181818249038457</text:p>
              </table:table-cell>
              <table:table-cell office:value-type="float" office:value="0.176209996267075">
                <text:p>0.176209996267075</text:p>
              </table:table-cell>
              <table:table-cell office:value-type="float" office:value="0.171056436051181">
                <text:p>0.171056436051181</text:p>
              </table:table-cell>
              <table:table-cell office:value-type="float" office:value="0.180843464674957">
                <text:p>0.180843464674957</text:p>
              </table:table-cell>
              <table:table-cell office:value-type="float" office:value="0.174530727563151">
                <text:p>0.174530727563151</text:p>
              </table:table-cell>
              <table:table-cell office:value-type="float" office:value="0.173282045416899">
                <text:p>0.173282045416899</text:p>
              </table:table-cell>
              <table:table-cell office:value-type="float" office:value="0.176950865030919">
                <text:p>0.176950865030919</text:p>
              </table:table-cell>
              <table:table-cell office:value-type="float" office:value="0.175600120962483">
                <text:p>0.175600120962483</text:p>
              </table:table-cell>
              <table:table-cell office:value-type="float" office:value="0.152269190828041">
                <text:p>0.152269190828041</text:p>
              </table:table-cell>
              <table:table-cell office:value-type="float" office:value="0.166927383217906">
                <text:p>0.166927383217906</text:p>
              </table:table-cell>
              <table:table-cell office:value-type="float" office:value="0.165944209307571">
                <text:p>0.165944209307571</text:p>
              </table:table-cell>
              <table:table-cell office:value-type="float" office:value="0.165031645167232">
                <text:p>0.165031645167232</text:p>
              </table:table-cell>
              <table:table-cell office:value-type="float" office:value="0.162399329124179">
                <text:p>0.162399329124179</text:p>
              </table:table-cell>
              <table:table-cell office:value-type="float" office:value="0.160553790258677">
                <text:p>0.160553790258677</text:p>
              </table:table-cell>
              <table:table-cell office:value-type="float" office:value="0.165494054327192">
                <text:p>0.165494054327192</text:p>
              </table:table-cell>
              <table:table-cell office:value-type="float" office:value="0.164568601374147">
                <text:p>0.164568601374147</text:p>
              </table:table-cell>
              <table:table-cell office:value-type="float" office:value="0.16628087489976">
                <text:p>0.16628087489976</text:p>
              </table:table-cell>
              <table:table-cell office:value-type="float" office:value="0.163409942747707">
                <text:p>0.163409942747707</text:p>
              </table:table-cell>
              <table:table-cell office:value-type="float" office:value="0.163066779799335">
                <text:p>0.163066779799335</text:p>
              </table:table-cell>
              <table:table-cell office:value-type="float" office:value="0.160633098632603">
                <text:p>0.160633098632603</text:p>
              </table:table-cell>
              <table:table-cell office:value-type="float" office:value="0.162339570659454">
                <text:p>0.162339570659454</text:p>
              </table:table-cell>
              <table:table-cell office:value-type="float" office:value="0.137465861103777">
                <text:p>0.137465861103777</text:p>
              </table:table-cell>
              <table:table-cell office:value-type="float" office:value="0.143219472537447">
                <text:p>0.143219472537447</text:p>
              </table:table-cell>
              <table:table-cell office:value-type="float" office:value="0.147400577978033">
                <text:p>0.147400577978033</text:p>
              </table:table-cell>
              <table:table-cell office:value-type="float" office:value="0.14343997734135">
                <text:p>0.14343997734135</text:p>
              </table:table-cell>
              <table:table-cell office:value-type="float" office:value="0.138782772242251">
                <text:p>0.138782772242251</text:p>
              </table:table-cell>
              <table:table-cell office:value-type="float" office:value="0.149506653087411">
                <text:p>0.149506653087411</text:p>
              </table:table-cell>
              <table:table-cell office:value-type="float" office:value="0.144141909168537">
                <text:p>0.144141909168537</text:p>
              </table:table-cell>
              <table:table-cell office:value-type="float" office:value="0.147265004915237">
                <text:p>0.147265004915237</text:p>
              </table:table-cell>
              <table:table-cell office:value-type="float" office:value="0.14468113975317">
                <text:p>0.14468113975317</text:p>
              </table:table-cell>
              <table:table-cell office:value-type="float" office:value="0.142888171211446">
                <text:p>0.142888171211446</text:p>
              </table:table-cell>
              <table:table-cell office:value-type="float" office:value="0.138800439373144">
                <text:p>0.138800439373144</text:p>
              </table:table-cell>
              <table:table-cell office:value-type="float" office:value="0.141272452671973">
                <text:p>0.141272452671973</text:p>
              </table:table-cell>
              <table:table-cell office:value-type="float" office:value="0.142175347949517">
                <text:p>0.142175347949517</text:p>
              </table:table-cell>
              <table:table-cell office:value-type="float" office:value="0.143274201913695">
                <text:p>0.143274201913695</text:p>
              </table:table-cell>
              <table:table-cell office:value-type="float" office:value="0.145010240701238">
                <text:p>0.145010240701238</text:p>
              </table:table-cell>
              <table:table-cell office:value-type="float" office:value="0.139492519847521">
                <text:p>0.139492519847521</text:p>
              </table:table-cell>
              <table:table-cell office:value-type="float" office:value="0.133345520487745">
                <text:p>0.133345520487745</text:p>
              </table:table-cell>
              <table:table-cell office:value-type="float" office:value="0.0890477714538274">
                <text:p>0.0890477714538274</text:p>
              </table:table-cell>
              <table:table-cell office:value-type="float" office:value="0.105370524364802">
                <text:p>0.105370524364802</text:p>
              </table:table-cell>
              <table:table-cell office:value-type="float" office:value="0.107849895586711">
                <text:p>0.107849895586711</text:p>
              </table:table-cell>
              <table:table-cell office:value-type="float" office:value="0.111123431927154">
                <text:p>0.111123431927154</text:p>
              </table:table-cell>
              <table:table-cell office:value-type="float" office:value="0.118326913533998">
                <text:p>0.118326913533998</text:p>
              </table:table-cell>
              <table:table-cell office:value-type="float" office:value="0.118254115437843">
                <text:p>0.118254115437843</text:p>
              </table:table-cell>
              <table:table-cell office:value-type="float" office:value="0.123514780204601">
                <text:p>0.123514780204601</text:p>
              </table:table-cell>
              <table:table-cell office:value-type="float" office:value="0.121628965674924">
                <text:p>0.121628965674924</text:p>
              </table:table-cell>
              <table:table-cell office:value-type="float" office:value="0.116953925496153">
                <text:p>0.116953925496153</text:p>
              </table:table-cell>
              <table:table-cell office:value-type="float" office:value="0.119109929020352">
                <text:p>0.119109929020352</text:p>
              </table:table-cell>
              <table:table-cell office:value-type="float" office:value="0.120867152951291">
                <text:p>0.120867152951291</text:p>
              </table:table-cell>
            </table:table-row>
            <table:table-row>
              <table:table-cell office:value-type="string">
                <text:p>Row 8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LearningCurves.A88:LearningCurves.BR8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25867010927584">
                <text:p>0.0425867010927584</text:p>
              </table:table-cell>
              <table:table-cell office:value-type="float" office:value="0">
                <text:p>0</text:p>
              </table:table-cell>
              <table:table-cell office:value-type="float" office:value="0.0111487900421743">
                <text:p>0.0111487900421743</text:p>
              </table:table-cell>
              <table:table-cell office:value-type="float" office:value="0.0168449182389887">
                <text:p>0.0168449182389887</text:p>
              </table:table-cell>
              <table:table-cell office:value-type="float" office:value="0">
                <text:p>0</text:p>
              </table:table-cell>
              <table:table-cell office:value-type="float" office:value="0.00745142969121233">
                <text:p>0.00745142969121233</text:p>
              </table:table-cell>
              <table:table-cell office:value-type="float" office:value="0">
                <text:p>0</text:p>
              </table:table-cell>
              <table:table-cell office:value-type="float" office:value="0.00914719831165133">
                <text:p>0.00914719831165133</text:p>
              </table:table-cell>
              <table:table-cell office:value-type="float" office:value="0.0119190913793333">
                <text:p>0.0119190913793333</text:p>
              </table:table-cell>
              <table:table-cell office:value-type="float" office:value="0.0134545217606377">
                <text:p>0.0134545217606377</text:p>
              </table:table-cell>
              <table:table-cell office:value-type="float" office:value="0.0507314931981146">
                <text:p>0.0507314931981146</text:p>
              </table:table-cell>
              <table:table-cell office:value-type="float" office:value="0">
                <text:p>0</text:p>
              </table:table-cell>
              <table:table-cell office:value-type="float" office:value="0.00913144138496709">
                <text:p>0.00913144138496709</text:p>
              </table:table-cell>
              <table:table-cell office:value-type="float" office:value="0">
                <text:p>0</text:p>
              </table:table-cell>
              <table:table-cell office:value-type="float" office:value="0.0469286820393102">
                <text:p>0.0469286820393102</text:p>
              </table:table-cell>
              <table:table-cell office:value-type="float" office:value="-0.00343915601535859">
                <text:p>-0.00343915601535859</text:p>
              </table:table-cell>
              <table:table-cell office:value-type="float" office:value="0.047032352987417">
                <text:p>0.047032352987417</text:p>
              </table:table-cell>
              <table:table-cell office:value-type="float" office:value="0">
                <text:p>0</text:p>
              </table:table-cell>
              <table:table-cell office:value-type="float" office:value="0.0059966094165454">
                <text:p>0.0059966094165454</text:p>
              </table:table-cell>
              <table:table-cell office:value-type="float" office:value="0.00995312351233631">
                <text:p>0.00995312351233631</text:p>
              </table:table-cell>
              <table:table-cell office:value-type="float" office:value="0.0168379469719684">
                <text:p>0.0168379469719684</text:p>
              </table:table-cell>
              <table:table-cell office:value-type="float" office:value="-0.00112468347566499">
                <text:p>-0.00112468347566499</text:p>
              </table:table-cell>
              <table:table-cell office:value-type="float" office:value="0.00727555742837182">
                <text:p>0.00727555742837182</text:p>
              </table:table-cell>
              <table:table-cell office:value-type="float" office:value="0">
                <text:p>0</text:p>
              </table:table-cell>
              <table:table-cell office:value-type="float" office:value="0.00962044233406273">
                <text:p>0.00962044233406273</text:p>
              </table:table-cell>
              <table:table-cell office:value-type="float" office:value="0.00419278323970242">
                <text:p>0.00419278323970242</text:p>
              </table:table-cell>
              <table:table-cell office:value-type="float" office:value="0.0133035180393826">
                <text:p>0.0133035180393826</text:p>
              </table:table-cell>
              <table:table-cell office:value-type="float" office:value="-0.00277959775839381">
                <text:p>-0.00277959775839381</text:p>
              </table:table-cell>
              <table:table-cell office:value-type="float" office:value="0">
                <text:p>0</text:p>
              </table:table-cell>
              <table:table-cell office:value-type="float" office:value="0.00169201158453612">
                <text:p>0.001692011584536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3150013042664">
                <text:p>0.0173150013042664</text:p>
              </table:table-cell>
              <table:table-cell office:value-type="float" office:value="0">
                <text:p>0</text:p>
              </table:table-cell>
              <table:table-cell office:value-type="float" office:value="0.0359483048426444">
                <text:p>0.0359483048426444</text:p>
              </table:table-cell>
              <table:table-cell office:value-type="float" office:value="0.0463483382183026">
                <text:p>0.0463483382183026</text:p>
              </table:table-cell>
              <table:table-cell office:value-type="float" office:value="0.0173953503966731">
                <text:p>0.0173953503966731</text:p>
              </table:table-cell>
              <table:table-cell office:value-type="float" office:value="0">
                <text:p>0</text:p>
              </table:table-cell>
              <table:table-cell office:value-type="float" office:value="0.0387658274824163">
                <text:p>0.0387658274824163</text:p>
              </table:table-cell>
              <table:table-cell office:value-type="float" office:value="0.00895742883835794">
                <text:p>0.00895742883835794</text:p>
              </table:table-cell>
              <table:table-cell office:value-type="float" office:value="0">
                <text:p>0</text:p>
              </table:table-cell>
              <table:table-cell office:value-type="float" office:value="0.00419278323970242">
                <text:p>0.00419278323970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24322702122556">
                <text:p>0.0224322702122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48554618712615">
                <text:p>0.0248554618712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148278869328644">
                <text:p>-0.001482788693286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77261634658829">
                <text:p>0.02772616346588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09cm" svg:height="6.276cm" xlink:href=".." xlink:type="simple" chart:class="chart:line" chart:style-name="ch1">
        <chart:legend chart:legend-position="end" svg:x="13.842cm" svg:y="2.59cm" style:legend-expansion="high" chart:style-name="ch2"/>
        <chart:plot-area chart:style-name="ch3" table:cell-range-address="LearningCurves.A112:LearningCurves.BR112 LearningCurves.A114:LearningCurves.BR114" svg:x="0.33cm" svg:y="0.125cm" svg:width="13.182cm" svg:height="6.026cm">
          <chartooo:coordinate-region svg:x="1.057cm" svg:y="0.324cm" svg:width="12.315cm" svg:height="5.0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earningCurves.A112:LearningCurves.BR112" chart:class="chart:line">
            <chart:data-point chart:repeated="70"/>
          </chart:series>
          <chart:series chart:style-name="ch7" chart:values-cell-range-address="LearningCurves.A114:LearningCurves.BR114" chart:class="chart:line">
            <chart:data-point chart:repeated="7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</table:table-row>
          </table:table-header-rows>
          <table:table-rows>
            <table:table-row>
              <table:table-cell office:value-type="string">
                <text:p>Row 112</text:p>
                <draw:g>
                  <svg:desc/>
                </draw:g>
              </table:table-cell>
              <table:table-cell office:value-type="float" office:value="0.587406800710978">
                <text:p>0.587406800710978</text:p>
                <draw:g>
                  <svg:desc>LearningCurves.A112:LearningCurves.BR112</svg:desc>
                </draw:g>
              </table:table-cell>
              <table:table-cell office:value-type="float" office:value="0.470343456697728">
                <text:p>0.470343456697728</text:p>
              </table:table-cell>
              <table:table-cell office:value-type="float" office:value="0.376394747222795">
                <text:p>0.376394747222795</text:p>
              </table:table-cell>
              <table:table-cell office:value-type="float" office:value="0.299402865394105">
                <text:p>0.299402865394105</text:p>
              </table:table-cell>
              <table:table-cell office:value-type="float" office:value="0.242292922759254">
                <text:p>0.242292922759254</text:p>
              </table:table-cell>
              <table:table-cell office:value-type="float" office:value="0.190625347484411">
                <text:p>0.190625347484411</text:p>
              </table:table-cell>
              <table:table-cell office:value-type="float" office:value="0.153498829590574">
                <text:p>0.153498829590574</text:p>
              </table:table-cell>
              <table:table-cell office:value-type="float" office:value="0.12285768154108">
                <text:p>0.12285768154108</text:p>
              </table:table-cell>
              <table:table-cell office:value-type="float" office:value="0.0983662500128597">
                <text:p>0.0983662500128597</text:p>
              </table:table-cell>
              <table:table-cell office:value-type="float" office:value="0.0806244710098294">
                <text:p>0.0806244710098294</text:p>
              </table:table-cell>
              <table:table-cell office:value-type="float" office:value="0.0675932750564124">
                <text:p>0.0675932750564124</text:p>
              </table:table-cell>
              <table:table-cell office:value-type="float" office:value="0.0547423096881245">
                <text:p>0.0547423096881245</text:p>
              </table:table-cell>
              <table:table-cell office:value-type="float" office:value="0.0473409024639351">
                <text:p>0.0473409024639351</text:p>
              </table:table-cell>
              <table:table-cell office:value-type="float" office:value="0.0405801498273142">
                <text:p>0.0405801498273142</text:p>
              </table:table-cell>
              <table:table-cell office:value-type="float" office:value="0.0340701276945893">
                <text:p>0.0340701276945893</text:p>
              </table:table-cell>
              <table:table-cell office:value-type="float" office:value="0.0293039094383437">
                <text:p>0.0293039094383437</text:p>
              </table:table-cell>
              <table:table-cell office:value-type="float" office:value="0.0255867175538143">
                <text:p>0.0255867175538143</text:p>
              </table:table-cell>
              <table:table-cell office:value-type="float" office:value="0.0229717207950934">
                <text:p>0.0229717207950934</text:p>
              </table:table-cell>
              <table:table-cell office:value-type="float" office:value="0.0199960551767197">
                <text:p>0.0199960551767197</text:p>
              </table:table-cell>
              <table:table-cell office:value-type="float" office:value="0.017967766061151">
                <text:p>0.017967766061151</text:p>
              </table:table-cell>
              <table:table-cell office:value-type="float" office:value="0.0164562514488932">
                <text:p>0.0164562514488932</text:p>
              </table:table-cell>
              <table:table-cell office:value-type="float" office:value="0.0146888781656805">
                <text:p>0.0146888781656805</text:p>
              </table:table-cell>
              <table:table-cell office:value-type="float" office:value="0.0130539606413366">
                <text:p>0.0130539606413366</text:p>
              </table:table-cell>
              <table:table-cell office:value-type="float" office:value="0.0114559193153732">
                <text:p>0.0114559193153732</text:p>
              </table:table-cell>
              <table:table-cell office:value-type="float" office:value="0.0102129413438517">
                <text:p>0.0102129413438517</text:p>
              </table:table-cell>
              <table:table-cell office:value-type="float" office:value="0.0100797676381061">
                <text:p>0.0100797676381061</text:p>
              </table:table-cell>
              <table:table-cell office:value-type="float" office:value="0.00896510064993021">
                <text:p>0.00896510064993021</text:p>
              </table:table-cell>
              <table:table-cell office:value-type="float" office:value="0.00790699119831055">
                <text:p>0.00790699119831055</text:p>
              </table:table-cell>
              <table:table-cell office:value-type="float" office:value="0.00717463317771616">
                <text:p>0.00717463317771616</text:p>
              </table:table-cell>
              <table:table-cell office:value-type="float" office:value="0.00683328146579785">
                <text:p>0.00683328146579785</text:p>
              </table:table-cell>
              <table:table-cell office:value-type="float" office:value="0.00616576059533362">
                <text:p>0.00616576059533362</text:p>
              </table:table-cell>
              <table:table-cell office:value-type="float" office:value="0.00568792621520817">
                <text:p>0.00568792621520817</text:p>
              </table:table-cell>
              <table:table-cell office:value-type="float" office:value="0.0054028241039177">
                <text:p>0.0054028241039177</text:p>
              </table:table-cell>
              <table:table-cell office:value-type="float" office:value="0.00496432017372982">
                <text:p>0.00496432017372982</text:p>
              </table:table-cell>
              <table:table-cell office:value-type="float" office:value="0.00454901388447468">
                <text:p>0.00454901388447468</text:p>
              </table:table-cell>
              <table:table-cell office:value-type="float" office:value="0.00423116528060271">
                <text:p>0.00423116528060271</text:p>
              </table:table-cell>
              <table:table-cell office:value-type="float" office:value="0.00398658204167323">
                <text:p>0.00398658204167323</text:p>
              </table:table-cell>
              <table:table-cell office:value-type="float" office:value="0.00384377206743556">
                <text:p>0.00384377206743556</text:p>
              </table:table-cell>
              <table:table-cell office:value-type="float" office:value="0.00392165173334381">
                <text:p>0.00392165173334381</text:p>
              </table:table-cell>
              <table:table-cell office:value-type="float" office:value="0.0036820975254483">
                <text:p>0.0036820975254483</text:p>
              </table:table-cell>
              <table:table-cell office:value-type="float" office:value="0.00338132641113166">
                <text:p>0.00338132641113166</text:p>
              </table:table-cell>
              <table:table-cell office:value-type="float" office:value="0.00306369359319772">
                <text:p>0.00306369359319772</text:p>
              </table:table-cell>
              <table:table-cell office:value-type="float" office:value="0.00303404148724865">
                <text:p>0.00303404148724865</text:p>
              </table:table-cell>
              <table:table-cell office:value-type="float" office:value="0.00278712755124542">
                <text:p>0.00278712755124542</text:p>
              </table:table-cell>
              <table:table-cell office:value-type="float" office:value="0.00250581348447995">
                <text:p>0.00250581348447995</text:p>
              </table:table-cell>
              <table:table-cell office:value-type="float" office:value="0.00239831566557529">
                <text:p>0.00239831566557529</text:p>
              </table:table-cell>
              <table:table-cell office:value-type="float" office:value="0.00221661839350464">
                <text:p>0.00221661839350464</text:p>
              </table:table-cell>
              <table:table-cell office:value-type="float" office:value="0.00211512654822438">
                <text:p>0.00211512654822438</text:p>
              </table:table-cell>
              <table:table-cell office:value-type="float" office:value="0.0020288301725774">
                <text:p>0.0020288301725774</text:p>
              </table:table-cell>
              <table:table-cell office:value-type="float" office:value="0.00185639281372862">
                <text:p>0.00185639281372862</text:p>
              </table:table-cell>
              <table:table-cell office:value-type="float" office:value="0.0018375654563304">
                <text:p>0.0018375654563304</text:p>
              </table:table-cell>
              <table:table-cell office:value-type="float" office:value="0.00168524017261225">
                <text:p>0.00168524017261225</text:p>
              </table:table-cell>
              <table:table-cell office:value-type="float" office:value="0.00158714258918087">
                <text:p>0.00158714258918087</text:p>
              </table:table-cell>
              <table:table-cell office:value-type="float" office:value="0.00145257348381359">
                <text:p>0.00145257348381359</text:p>
              </table:table-cell>
              <table:table-cell office:value-type="float" office:value="0.00140852018485195">
                <text:p>0.00140852018485195</text:p>
              </table:table-cell>
              <table:table-cell office:value-type="float" office:value="0.00130643930413178">
                <text:p>0.00130643930413178</text:p>
              </table:table-cell>
              <table:table-cell office:value-type="float" office:value="0.00131699509924794">
                <text:p>0.00131699509924794</text:p>
              </table:table-cell>
              <table:table-cell office:value-type="float" office:value="0.00120051684949588">
                <text:p>0.00120051684949588</text:p>
              </table:table-cell>
              <table:table-cell office:value-type="float" office:value="0.0011558858954477">
                <text:p>0.0011558858954477</text:p>
              </table:table-cell>
              <table:table-cell office:value-type="float" office:value="0.00110738688497892">
                <text:p>0.00110738688497892</text:p>
              </table:table-cell>
              <table:table-cell office:value-type="float" office:value="0.00105451869526312">
                <text:p>0.00105451869526312</text:p>
              </table:table-cell>
              <table:table-cell office:value-type="float" office:value="0.000988721822326022">
                <text:p>0.000988721822326022</text:p>
              </table:table-cell>
              <table:table-cell office:value-type="float" office:value="0.000992264696946243">
                <text:p>0.000992264696946243</text:p>
              </table:table-cell>
              <table:table-cell office:value-type="float" office:value="0.000952838777670346">
                <text:p>0.000952838777670346</text:p>
              </table:table-cell>
              <table:table-cell office:value-type="float" office:value="0.000968272230711857">
                <text:p>0.000968272230711857</text:p>
              </table:table-cell>
              <table:table-cell office:value-type="float" office:value="0.000926781231809792">
                <text:p>0.000926781231809792</text:p>
              </table:table-cell>
              <table:table-cell office:value-type="float" office:value="0.000852041434667904">
                <text:p>0.000852041434667904</text:p>
              </table:table-cell>
              <table:table-cell office:value-type="float" office:value="0.000852929889934054">
                <text:p>0.000852929889934054</text:p>
              </table:table-cell>
              <table:table-cell office:value-type="float" office:value="0.000829959610311109">
                <text:p>0.000829959610311109</text:p>
              </table:table-cell>
              <table:table-cell office:value-type="float" office:value="0.000785849747691822">
                <text:p>0.000785849747691822</text:p>
              </table:table-cell>
            </table:table-row>
            <table:table-row>
              <table:table-cell office:value-type="string">
                <text:p>Row 114</text:p>
                <draw:g>
                  <svg:desc/>
                </draw:g>
              </table:table-cell>
              <table:table-cell office:value-type="float" office:value="0.688070667774502">
                <text:p>0.688070667774502</text:p>
                <draw:g>
                  <svg:desc>LearningCurves.A114:LearningCurves.BR114</svg:desc>
                </draw:g>
              </table:table-cell>
              <table:table-cell office:value-type="float" office:value="0.685776557442958">
                <text:p>0.685776557442958</text:p>
              </table:table-cell>
              <table:table-cell office:value-type="float" office:value="0.684912022439967">
                <text:p>0.684912022439967</text:p>
              </table:table-cell>
              <table:table-cell office:value-type="float" office:value="0.770452210109152">
                <text:p>0.770452210109152</text:p>
              </table:table-cell>
              <table:table-cell office:value-type="float" office:value="0.828394387515272">
                <text:p>0.828394387515272</text:p>
              </table:table-cell>
              <table:table-cell office:value-type="float" office:value="0.803434962751193">
                <text:p>0.803434962751193</text:p>
              </table:table-cell>
              <table:table-cell office:value-type="float" office:value="1.0163860638651">
                <text:p>1.0163860638651</text:p>
              </table:table-cell>
              <table:table-cell office:value-type="float" office:value="0.764776570653573">
                <text:p>0.764776570653573</text:p>
              </table:table-cell>
              <table:table-cell office:value-type="float" office:value="1.36052893562848">
                <text:p>1.36052893562848</text:p>
              </table:table-cell>
              <table:table-cell office:value-type="float" office:value="1.10282410334">
                <text:p>1.10282410334</text:p>
              </table:table-cell>
              <table:table-cell office:value-type="float" office:value="0.928453291628904">
                <text:p>0.928453291628904</text:p>
              </table:table-cell>
              <table:table-cell office:value-type="float" office:value="1.36957533757605">
                <text:p>1.36957533757605</text:p>
              </table:table-cell>
              <table:table-cell office:value-type="float" office:value="0.972026790868444">
                <text:p>0.972026790868444</text:p>
              </table:table-cell>
              <table:table-cell office:value-type="float" office:value="1.39518292752802">
                <text:p>1.39518292752802</text:p>
              </table:table-cell>
              <table:table-cell office:value-type="float" office:value="1.50235329937036">
                <text:p>1.50235329937036</text:p>
              </table:table-cell>
              <table:table-cell office:value-type="float" office:value="1.29872756152007">
                <text:p>1.29872756152007</text:p>
              </table:table-cell>
              <table:table-cell office:value-type="float" office:value="1.32438446433155">
                <text:p>1.32438446433155</text:p>
              </table:table-cell>
              <table:table-cell office:value-type="float" office:value="1.32580149683105">
                <text:p>1.32580149683105</text:p>
              </table:table-cell>
              <table:table-cell office:value-type="float" office:value="1.75115970587174">
                <text:p>1.75115970587174</text:p>
              </table:table-cell>
              <table:table-cell office:value-type="float" office:value="1.7324746976421">
                <text:p>1.7324746976421</text:p>
              </table:table-cell>
              <table:table-cell office:value-type="float" office:value="1.5785489944196">
                <text:p>1.5785489944196</text:p>
              </table:table-cell>
              <table:table-cell office:value-type="float" office:value="1.62971367838139">
                <text:p>1.62971367838139</text:p>
              </table:table-cell>
              <table:table-cell office:value-type="float" office:value="1.52554619639737">
                <text:p>1.52554619639737</text:p>
              </table:table-cell>
              <table:table-cell office:value-type="float" office:value="1.73040870746976">
                <text:p>1.73040870746976</text:p>
              </table:table-cell>
              <table:table-cell office:value-type="float" office:value="1.68665132145907">
                <text:p>1.68665132145907</text:p>
              </table:table-cell>
              <table:table-cell office:value-type="float" office:value="1.86934648446164">
                <text:p>1.86934648446164</text:p>
              </table:table-cell>
              <table:table-cell office:value-type="float" office:value="2.15758938952023">
                <text:p>2.15758938952023</text:p>
              </table:table-cell>
              <table:table-cell office:value-type="float" office:value="1.77607775562756">
                <text:p>1.77607775562756</text:p>
              </table:table-cell>
              <table:table-cell office:value-type="float" office:value="1.91183310366191">
                <text:p>1.91183310366191</text:p>
              </table:table-cell>
              <table:table-cell office:value-type="float" office:value="2.05476744046545">
                <text:p>2.05476744046545</text:p>
              </table:table-cell>
              <table:table-cell office:value-type="float" office:value="2.08146087198754">
                <text:p>2.08146087198754</text:p>
              </table:table-cell>
              <table:table-cell office:value-type="float" office:value="1.96064612807663">
                <text:p>1.96064612807663</text:p>
              </table:table-cell>
              <table:table-cell office:value-type="float" office:value="1.96019076412841">
                <text:p>1.96019076412841</text:p>
              </table:table-cell>
              <table:table-cell office:value-type="float" office:value="2.06211180689091">
                <text:p>2.06211180689091</text:p>
              </table:table-cell>
              <table:table-cell office:value-type="float" office:value="2.09475105140539">
                <text:p>2.09475105140539</text:p>
              </table:table-cell>
              <table:table-cell office:value-type="float" office:value="2.10538189445407">
                <text:p>2.10538189445407</text:p>
              </table:table-cell>
              <table:table-cell office:value-type="float" office:value="2.15257261516376">
                <text:p>2.15257261516376</text:p>
              </table:table-cell>
              <table:table-cell office:value-type="float" office:value="1.96325034401789">
                <text:p>1.96325034401789</text:p>
              </table:table-cell>
              <table:table-cell office:value-type="float" office:value="2.22820490102152">
                <text:p>2.22820490102152</text:p>
              </table:table-cell>
              <table:table-cell office:value-type="float" office:value="2.54160793341255">
                <text:p>2.54160793341255</text:p>
              </table:table-cell>
              <table:table-cell office:value-type="float" office:value="2.10621167738091">
                <text:p>2.10621167738091</text:p>
              </table:table-cell>
              <table:table-cell office:value-type="float" office:value="2.2639733819816">
                <text:p>2.2639733819816</text:p>
              </table:table-cell>
              <table:table-cell office:value-type="float" office:value="2.02583572515679">
                <text:p>2.02583572515679</text:p>
              </table:table-cell>
              <table:table-cell office:value-type="float" office:value="2.23822164160987">
                <text:p>2.23822164160987</text:p>
              </table:table-cell>
              <table:table-cell office:value-type="float" office:value="2.1921402916232">
                <text:p>2.1921402916232</text:p>
              </table:table-cell>
              <table:table-cell office:value-type="float" office:value="2.3941686355875">
                <text:p>2.3941686355875</text:p>
              </table:table-cell>
              <table:table-cell office:value-type="float" office:value="2.30190722184721">
                <text:p>2.30190722184721</text:p>
              </table:table-cell>
              <table:table-cell office:value-type="float" office:value="2.6511970799958">
                <text:p>2.6511970799958</text:p>
              </table:table-cell>
              <table:table-cell office:value-type="float" office:value="2.47814200510885">
                <text:p>2.47814200510885</text:p>
              </table:table-cell>
              <table:table-cell office:value-type="float" office:value="2.33992062017348">
                <text:p>2.33992062017348</text:p>
              </table:table-cell>
              <table:table-cell office:value-type="float" office:value="2.40436162109649">
                <text:p>2.40436162109649</text:p>
              </table:table-cell>
              <table:table-cell office:value-type="float" office:value="2.31538585972315">
                <text:p>2.31538585972315</text:p>
              </table:table-cell>
              <table:table-cell office:value-type="float" office:value="2.36753060804877">
                <text:p>2.36753060804877</text:p>
              </table:table-cell>
              <table:table-cell office:value-type="float" office:value="2.45402205829346">
                <text:p>2.45402205829346</text:p>
              </table:table-cell>
              <table:table-cell office:value-type="float" office:value="2.34107234341024">
                <text:p>2.34107234341024</text:p>
              </table:table-cell>
              <table:table-cell office:value-type="float" office:value="2.59929582083889">
                <text:p>2.59929582083889</text:p>
              </table:table-cell>
              <table:table-cell office:value-type="float" office:value="2.50344740655307">
                <text:p>2.50344740655307</text:p>
              </table:table-cell>
              <table:table-cell office:value-type="float" office:value="2.55030534190378">
                <text:p>2.55030534190378</text:p>
              </table:table-cell>
              <table:table-cell office:value-type="float" office:value="2.54347233622464">
                <text:p>2.54347233622464</text:p>
              </table:table-cell>
              <table:table-cell office:value-type="float" office:value="2.57765064761711">
                <text:p>2.57765064761711</text:p>
              </table:table-cell>
              <table:table-cell office:value-type="float" office:value="2.6223686189583">
                <text:p>2.6223686189583</text:p>
              </table:table-cell>
              <table:table-cell office:value-type="float" office:value="2.67811709691635">
                <text:p>2.67811709691635</text:p>
              </table:table-cell>
              <table:table-cell office:value-type="float" office:value="2.90968966621043">
                <text:p>2.90968966621043</text:p>
              </table:table-cell>
              <table:table-cell office:value-type="float" office:value="4.73854217101256">
                <text:p>4.73854217101256</text:p>
              </table:table-cell>
              <table:table-cell office:value-type="float" office:value="2.93001900712292">
                <text:p>2.93001900712292</text:p>
              </table:table-cell>
              <table:table-cell office:value-type="float" office:value="2.65559791936481">
                <text:p>2.65559791936481</text:p>
              </table:table-cell>
              <table:table-cell office:value-type="float" office:value="2.80634225596217">
                <text:p>2.80634225596217</text:p>
              </table:table-cell>
              <table:table-cell office:value-type="float" office:value="2.86210797072741">
                <text:p>2.86210797072741</text:p>
              </table:table-cell>
              <table:table-cell office:value-type="float" office:value="2.76540234371404">
                <text:p>2.76540234371404</text:p>
              </table:table-cell>
              <table:table-cell office:value-type="float" office:value="2.94731298400427">
                <text:p>2.9473129840042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56cm" svg:height="7.438cm" xlink:href=".." xlink:type="simple" chart:class="chart:line" chart:style-name="ch1">
        <chart:legend chart:legend-position="end" svg:x="11.893cm" svg:y="3.171cm" style:legend-expansion="high" chart:style-name="ch2"/>
        <chart:plot-area chart:style-name="ch3" table:cell-range-address="LearningCurves.A146:LearningCurves.BT146 LearningCurves.A148:LearningCurves.BT148" svg:x="0.291cm" svg:y="0.148cm" svg:width="11.311cm" svg:height="7.142cm">
          <chartooo:coordinate-region svg:x="1.018cm" svg:y="0.347cm" svg:width="10.584cm" svg:height="6.1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earningCurves.A146:LearningCurves.BT146" chart:class="chart:line">
            <chart:data-point chart:repeated="72"/>
          </chart:series>
          <chart:series chart:style-name="ch7" chart:values-cell-range-address="LearningCurves.A148:LearningCurves.BT148" chart:class="chart:line">
            <chart:data-point chart:repeated="7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</table:table-row>
          </table:table-header-rows>
          <table:table-rows>
            <table:table-row>
              <table:table-cell office:value-type="string">
                <text:p>Row 146</text:p>
                <draw:g>
                  <svg:desc/>
                </draw:g>
              </table:table-cell>
              <table:table-cell office:value-type="float" office:value="0.598895686576553">
                <text:p>0.598895686576553</text:p>
                <draw:g>
                  <svg:desc>LearningCurves.A146:LearningCurves.BT146</svg:desc>
                </draw:g>
              </table:table-cell>
              <table:table-cell office:value-type="float" office:value="0.499267998335097">
                <text:p>0.499267998335097</text:p>
              </table:table-cell>
              <table:table-cell office:value-type="float" office:value="0.410679902198942">
                <text:p>0.410679902198942</text:p>
              </table:table-cell>
              <table:table-cell office:value-type="float" office:value="0.332273722239765">
                <text:p>0.332273722239765</text:p>
              </table:table-cell>
              <table:table-cell office:value-type="float" office:value="0.262548692824272">
                <text:p>0.262548692824272</text:p>
              </table:table-cell>
              <table:table-cell office:value-type="float" office:value="0.208522865790635">
                <text:p>0.208522865790635</text:p>
              </table:table-cell>
              <table:table-cell office:value-type="float" office:value="0.165539635009794">
                <text:p>0.165539635009794</text:p>
              </table:table-cell>
              <table:table-cell office:value-type="float" office:value="0.130917251148857">
                <text:p>0.130917251148857</text:p>
              </table:table-cell>
              <table:table-cell office:value-type="float" office:value="0.105785592880643">
                <text:p>0.105785592880643</text:p>
              </table:table-cell>
              <table:table-cell office:value-type="float" office:value="0.0861359244564606">
                <text:p>0.0861359244564606</text:p>
              </table:table-cell>
              <table:table-cell office:value-type="float" office:value="0.0685893538892383">
                <text:p>0.0685893538892383</text:p>
              </table:table-cell>
              <table:table-cell office:value-type="float" office:value="0.0569037010452689">
                <text:p>0.0569037010452689</text:p>
              </table:table-cell>
              <table:table-cell office:value-type="float" office:value="0.0472431607308902">
                <text:p>0.0472431607308902</text:p>
              </table:table-cell>
              <table:table-cell office:value-type="float" office:value="0.0410812065805504">
                <text:p>0.0410812065805504</text:p>
              </table:table-cell>
              <table:table-cell office:value-type="float" office:value="0.0336097821983927">
                <text:p>0.0336097821983927</text:p>
              </table:table-cell>
              <table:table-cell office:value-type="float" office:value="0.0288846008805919">
                <text:p>0.0288846008805919</text:p>
              </table:table-cell>
              <table:table-cell office:value-type="float" office:value="0.0243643682080696">
                <text:p>0.0243643682080696</text:p>
              </table:table-cell>
              <table:table-cell office:value-type="float" office:value="0.0215392070716599">
                <text:p>0.0215392070716599</text:p>
              </table:table-cell>
              <table:table-cell office:value-type="float" office:value="0.0190652921677375">
                <text:p>0.0190652921677375</text:p>
              </table:table-cell>
              <table:table-cell office:value-type="float" office:value="0.0171017226549895">
                <text:p>0.0171017226549895</text:p>
              </table:table-cell>
              <table:table-cell office:value-type="float" office:value="0.0149589907304654">
                <text:p>0.0149589907304654</text:p>
              </table:table-cell>
              <table:table-cell office:value-type="float" office:value="0.013322991825748">
                <text:p>0.013322991825748</text:p>
              </table:table-cell>
              <table:table-cell office:value-type="float" office:value="0.0118998381805436">
                <text:p>0.0118998381805436</text:p>
              </table:table-cell>
              <table:table-cell office:value-type="float" office:value="0.0108345936864645">
                <text:p>0.0108345936864645</text:p>
              </table:table-cell>
              <table:table-cell office:value-type="float" office:value="0.00952152421496269">
                <text:p>0.00952152421496269</text:p>
              </table:table-cell>
              <table:table-cell office:value-type="float" office:value="0.00887508420892021">
                <text:p>0.00887508420892021</text:p>
              </table:table-cell>
              <table:table-cell office:value-type="float" office:value="0.00807349898074316">
                <text:p>0.00807349898074316</text:p>
              </table:table-cell>
              <table:table-cell office:value-type="float" office:value="0.00727524161079876">
                <text:p>0.00727524161079876</text:p>
              </table:table-cell>
              <table:table-cell office:value-type="float" office:value="0.00650350148809093">
                <text:p>0.00650350148809093</text:p>
              </table:table-cell>
              <table:table-cell office:value-type="float" office:value="0.00618702437206289">
                <text:p>0.00618702437206289</text:p>
              </table:table-cell>
              <table:table-cell office:value-type="float" office:value="0.00577227205412397">
                <text:p>0.00577227205412397</text:p>
              </table:table-cell>
              <table:table-cell office:value-type="float" office:value="0.00517569912535583">
                <text:p>0.00517569912535583</text:p>
              </table:table-cell>
              <table:table-cell office:value-type="float" office:value="0.00492603015412348">
                <text:p>0.00492603015412348</text:p>
              </table:table-cell>
              <table:table-cell office:value-type="float" office:value="0.00449118716896462">
                <text:p>0.00449118716896462</text:p>
              </table:table-cell>
              <table:table-cell office:value-type="float" office:value="0.00405059063054458">
                <text:p>0.00405059063054458</text:p>
              </table:table-cell>
              <table:table-cell office:value-type="float" office:value="0.00390086899843988">
                <text:p>0.00390086899843988</text:p>
              </table:table-cell>
              <table:table-cell office:value-type="float" office:value="0.00346482286537845">
                <text:p>0.00346482286537845</text:p>
              </table:table-cell>
              <table:table-cell office:value-type="float" office:value="0.00321918941151752">
                <text:p>0.00321918941151752</text:p>
              </table:table-cell>
              <table:table-cell office:value-type="float" office:value="0.00302011865407883">
                <text:p>0.00302011865407883</text:p>
              </table:table-cell>
              <table:table-cell office:value-type="float" office:value="0.0028193200449746">
                <text:p>0.0028193200449746</text:p>
              </table:table-cell>
              <table:table-cell office:value-type="float" office:value="0.00264731860717611">
                <text:p>0.00264731860717611</text:p>
              </table:table-cell>
              <table:table-cell office:value-type="float" office:value="0.00256848966501113">
                <text:p>0.00256848966501113</text:p>
              </table:table-cell>
              <table:table-cell office:value-type="float" office:value="0.002227351918394">
                <text:p>0.002227351918394</text:p>
              </table:table-cell>
              <table:table-cell office:value-type="float" office:value="0.00220832773880962">
                <text:p>0.00220832773880962</text:p>
              </table:table-cell>
              <table:table-cell office:value-type="float" office:value="0.00197435694335695">
                <text:p>0.00197435694335695</text:p>
              </table:table-cell>
              <table:table-cell office:value-type="float" office:value="0.00188962158044003">
                <text:p>0.00188962158044003</text:p>
              </table:table-cell>
              <table:table-cell office:value-type="float" office:value="0.00190808921831879">
                <text:p>0.00190808921831879</text:p>
              </table:table-cell>
              <table:table-cell office:value-type="float" office:value="0.0017264263454622">
                <text:p>0.0017264263454622</text:p>
              </table:table-cell>
              <table:table-cell office:value-type="float" office:value="0.00157088395285267">
                <text:p>0.00157088395285267</text:p>
              </table:table-cell>
              <table:table-cell office:value-type="float" office:value="0.00173150277872126">
                <text:p>0.00173150277872126</text:p>
              </table:table-cell>
              <table:table-cell office:value-type="float" office:value="0.00146677094856101">
                <text:p>0.00146677094856101</text:p>
              </table:table-cell>
              <table:table-cell office:value-type="float" office:value="0.00134235941126287">
                <text:p>0.00134235941126287</text:p>
              </table:table-cell>
              <table:table-cell office:value-type="float" office:value="0.00127146231240874">
                <text:p>0.00127146231240874</text:p>
              </table:table-cell>
              <table:table-cell office:value-type="float" office:value="0.00112185844577463">
                <text:p>0.00112185844577463</text:p>
              </table:table-cell>
              <table:table-cell office:value-type="float" office:value="0.00110955359216771">
                <text:p>0.00110955359216771</text:p>
              </table:table-cell>
              <table:table-cell office:value-type="float" office:value="0.0010324844088512">
                <text:p>0.0010324844088512</text:p>
              </table:table-cell>
              <table:table-cell office:value-type="float" office:value="0.000990205710560547">
                <text:p>0.000990205710560547</text:p>
              </table:table-cell>
              <table:table-cell office:value-type="float" office:value="0.00104487718848849">
                <text:p>0.00104487718848849</text:p>
              </table:table-cell>
              <table:table-cell office:value-type="float" office:value="0.000907077681030785">
                <text:p>0.000907077681030785</text:p>
              </table:table-cell>
              <table:table-cell office:value-type="float" office:value="0.000834719064995203">
                <text:p>0.000834719064995203</text:p>
              </table:table-cell>
              <table:table-cell office:value-type="float" office:value="0.000799293648631577">
                <text:p>0.000799293648631577</text:p>
              </table:table-cell>
              <table:table-cell office:value-type="float" office:value="0.000763621586456815">
                <text:p>0.000763621586456815</text:p>
              </table:table-cell>
              <table:table-cell office:value-type="float" office:value="0.00078088280368012">
                <text:p>0.00078088280368012</text:p>
              </table:table-cell>
              <table:table-cell office:value-type="float" office:value="0.000703055526440736">
                <text:p>0.000703055526440736</text:p>
              </table:table-cell>
              <table:table-cell office:value-type="float" office:value="0.000694877314302085">
                <text:p>0.000694877314302085</text:p>
              </table:table-cell>
              <table:table-cell office:value-type="float" office:value="0.00065525771294927">
                <text:p>0.00065525771294927</text:p>
              </table:table-cell>
              <table:table-cell office:value-type="float" office:value="0.00067287866958934">
                <text:p>0.00067287866958934</text:p>
              </table:table-cell>
              <table:table-cell office:value-type="float" office:value="0.000635476953742719">
                <text:p>0.000635476953742719</text:p>
              </table:table-cell>
              <table:table-cell office:value-type="float" office:value="0.000604303059980954">
                <text:p>0.000604303059980954</text:p>
              </table:table-cell>
              <table:table-cell office:value-type="float" office:value="0.000568332849739186">
                <text:p>0.000568332849739186</text:p>
              </table:table-cell>
              <table:table-cell office:value-type="float" office:value="0.000581212942823683">
                <text:p>0.000581212942823683</text:p>
              </table:table-cell>
              <table:table-cell office:value-type="float" office:value="0.000544641571135034">
                <text:p>0.000544641571135034</text:p>
              </table:table-cell>
            </table:table-row>
            <table:table-row>
              <table:table-cell office:value-type="string">
                <text:p>Row 148</text:p>
                <draw:g>
                  <svg:desc/>
                </draw:g>
              </table:table-cell>
              <table:table-cell office:value-type="float" office:value="0.681896009712495">
                <text:p>0.681896009712495</text:p>
                <draw:g>
                  <svg:desc>LearningCurves.A148:LearningCurves.BT148</svg:desc>
                </draw:g>
              </table:table-cell>
              <table:table-cell office:value-type="float" office:value="0.666302222509281">
                <text:p>0.666302222509281</text:p>
              </table:table-cell>
              <table:table-cell office:value-type="float" office:value="0.667124900334998">
                <text:p>0.667124900334998</text:p>
              </table:table-cell>
              <table:table-cell office:value-type="float" office:value="0.679339936197774">
                <text:p>0.679339936197774</text:p>
              </table:table-cell>
              <table:table-cell office:value-type="float" office:value="0.694492653599699">
                <text:p>0.694492653599699</text:p>
              </table:table-cell>
              <table:table-cell office:value-type="float" office:value="0.725764953842215">
                <text:p>0.725764953842215</text:p>
              </table:table-cell>
              <table:table-cell office:value-type="float" office:value="0.816127537495404">
                <text:p>0.816127537495404</text:p>
              </table:table-cell>
              <table:table-cell office:value-type="float" office:value="1.10050523213193">
                <text:p>1.10050523213193</text:p>
              </table:table-cell>
              <table:table-cell office:value-type="float" office:value="1.19782170506757">
                <text:p>1.19782170506757</text:p>
              </table:table-cell>
              <table:table-cell office:value-type="float" office:value="1.03473973966205">
                <text:p>1.03473973966205</text:p>
              </table:table-cell>
              <table:table-cell office:value-type="float" office:value="1.26173128156938">
                <text:p>1.26173128156938</text:p>
              </table:table-cell>
              <table:table-cell office:value-type="float" office:value="1.34109978533567">
                <text:p>1.34109978533567</text:p>
              </table:table-cell>
              <table:table-cell office:value-type="float" office:value="1.12384486963693">
                <text:p>1.12384486963693</text:p>
              </table:table-cell>
              <table:table-cell office:value-type="float" office:value="1.23032979807845">
                <text:p>1.23032979807845</text:p>
              </table:table-cell>
              <table:table-cell office:value-type="float" office:value="1.3495822825656">
                <text:p>1.3495822825656</text:p>
              </table:table-cell>
              <table:table-cell office:value-type="float" office:value="1.30925652349189">
                <text:p>1.30925652349189</text:p>
              </table:table-cell>
              <table:table-cell office:value-type="float" office:value="1.1066420134002">
                <text:p>1.1066420134002</text:p>
              </table:table-cell>
              <table:table-cell office:value-type="float" office:value="1.3031833043258">
                <text:p>1.3031833043258</text:p>
              </table:table-cell>
              <table:table-cell office:value-type="float" office:value="1.49377026257205">
                <text:p>1.49377026257205</text:p>
              </table:table-cell>
              <table:table-cell office:value-type="float" office:value="1.32062373096645">
                <text:p>1.32062373096645</text:p>
              </table:table-cell>
              <table:table-cell office:value-type="float" office:value="1.66866402137775">
                <text:p>1.66866402137775</text:p>
              </table:table-cell>
              <table:table-cell office:value-type="float" office:value="1.53655851681668">
                <text:p>1.53655851681668</text:p>
              </table:table-cell>
              <table:table-cell office:value-type="float" office:value="1.80401989494267">
                <text:p>1.80401989494267</text:p>
              </table:table-cell>
              <table:table-cell office:value-type="float" office:value="1.72042081555449">
                <text:p>1.72042081555449</text:p>
              </table:table-cell>
              <table:table-cell office:value-type="float" office:value="1.43862929965014">
                <text:p>1.43862929965014</text:p>
              </table:table-cell>
              <table:table-cell office:value-type="float" office:value="1.71483701613023">
                <text:p>1.71483701613023</text:p>
              </table:table-cell>
              <table:table-cell office:value-type="float" office:value="1.93243237581865">
                <text:p>1.93243237581865</text:p>
              </table:table-cell>
              <table:table-cell office:value-type="float" office:value="1.64948675716548">
                <text:p>1.64948675716548</text:p>
              </table:table-cell>
              <table:table-cell office:value-type="float" office:value="1.91754851377894">
                <text:p>1.91754851377894</text:p>
              </table:table-cell>
              <table:table-cell office:value-type="float" office:value="1.64569545894807">
                <text:p>1.64569545894807</text:p>
              </table:table-cell>
              <table:table-cell office:value-type="float" office:value="1.32086335622165">
                <text:p>1.32086335622165</text:p>
              </table:table-cell>
              <table:table-cell office:value-type="float" office:value="1.47966200311619">
                <text:p>1.47966200311619</text:p>
              </table:table-cell>
              <table:table-cell office:value-type="float" office:value="1.52273951935941">
                <text:p>1.52273951935941</text:p>
              </table:table-cell>
              <table:table-cell office:value-type="float" office:value="1.77850575332831">
                <text:p>1.77850575332831</text:p>
              </table:table-cell>
              <table:table-cell office:value-type="float" office:value="2.00313768925762">
                <text:p>2.00313768925762</text:p>
              </table:table-cell>
              <table:table-cell office:value-type="float" office:value="2.14024548187825">
                <text:p>2.14024548187825</text:p>
              </table:table-cell>
              <table:table-cell office:value-type="float" office:value="2.14605803640583">
                <text:p>2.14605803640583</text:p>
              </table:table-cell>
              <table:table-cell office:value-type="float" office:value="2.25161129223287">
                <text:p>2.25161129223287</text:p>
              </table:table-cell>
              <table:table-cell office:value-type="float" office:value="2.27689946358501">
                <text:p>2.27689946358501</text:p>
              </table:table-cell>
              <table:table-cell office:value-type="float" office:value="2.28120229107346">
                <text:p>2.28120229107346</text:p>
              </table:table-cell>
              <table:table-cell office:value-type="float" office:value="1.91168795611716">
                <text:p>1.91168795611716</text:p>
              </table:table-cell>
              <table:table-cell office:value-type="float" office:value="2.15626415193189">
                <text:p>2.15626415193189</text:p>
              </table:table-cell>
              <table:table-cell office:value-type="float" office:value="2.11253363217411">
                <text:p>2.11253363217411</text:p>
              </table:table-cell>
              <table:table-cell office:value-type="float" office:value="2.37035582363067">
                <text:p>2.37035582363067</text:p>
              </table:table-cell>
              <table:table-cell office:value-type="float" office:value="1.99008837108371">
                <text:p>1.99008837108371</text:p>
              </table:table-cell>
              <table:table-cell office:value-type="float" office:value="2.20256606521486">
                <text:p>2.20256606521486</text:p>
              </table:table-cell>
              <table:table-cell office:value-type="float" office:value="2.13068886627772">
                <text:p>2.13068886627772</text:p>
              </table:table-cell>
              <table:table-cell office:value-type="float" office:value="2.4606371972272">
                <text:p>2.4606371972272</text:p>
              </table:table-cell>
              <table:table-cell office:value-type="float" office:value="2.16800254115575">
                <text:p>2.16800254115575</text:p>
              </table:table-cell>
              <table:table-cell office:value-type="float" office:value="1.85963517835946">
                <text:p>1.85963517835946</text:p>
              </table:table-cell>
              <table:table-cell office:value-type="float" office:value="2.02725450533424">
                <text:p>2.02725450533424</text:p>
              </table:table-cell>
              <table:table-cell office:value-type="float" office:value="2.39945771977656">
                <text:p>2.39945771977656</text:p>
              </table:table-cell>
              <table:table-cell office:value-type="float" office:value="2.30769477392838">
                <text:p>2.30769477392838</text:p>
              </table:table-cell>
              <table:table-cell office:value-type="float" office:value="2.25032754304396">
                <text:p>2.25032754304396</text:p>
              </table:table-cell>
              <table:table-cell office:value-type="float" office:value="2.28318016564652">
                <text:p>2.28318016564652</text:p>
              </table:table-cell>
              <table:table-cell office:value-type="float" office:value="2.37045946412233">
                <text:p>2.37045946412233</text:p>
              </table:table-cell>
              <table:table-cell office:value-type="float" office:value="2.50668132848377">
                <text:p>2.50668132848377</text:p>
              </table:table-cell>
              <table:table-cell office:value-type="float" office:value="2.4160890550553">
                <text:p>2.4160890550553</text:p>
              </table:table-cell>
              <table:table-cell office:value-type="float" office:value="2.640664815159">
                <text:p>2.640664815159</text:p>
              </table:table-cell>
              <table:table-cell office:value-type="float" office:value="2.43082938617867">
                <text:p>2.43082938617867</text:p>
              </table:table-cell>
              <table:table-cell office:value-type="float" office:value="2.45452575282637">
                <text:p>2.45452575282637</text:p>
              </table:table-cell>
              <table:table-cell office:value-type="float" office:value="2.56416133299443">
                <text:p>2.56416133299443</text:p>
              </table:table-cell>
              <table:table-cell office:value-type="float" office:value="2.50460626157455">
                <text:p>2.50460626157455</text:p>
              </table:table-cell>
              <table:table-cell office:value-type="float" office:value="2.39765807628416">
                <text:p>2.39765807628416</text:p>
              </table:table-cell>
              <table:table-cell office:value-type="float" office:value="2.19324491073598">
                <text:p>2.19324491073598</text:p>
              </table:table-cell>
              <table:table-cell office:value-type="float" office:value="2.13264298906809">
                <text:p>2.13264298906809</text:p>
              </table:table-cell>
              <table:table-cell office:value-type="float" office:value="2.14220028685618">
                <text:p>2.14220028685618</text:p>
              </table:table-cell>
              <table:table-cell office:value-type="float" office:value="2.4514760724028">
                <text:p>2.4514760724028</text:p>
              </table:table-cell>
              <table:table-cell office:value-type="float" office:value="2.36609323876245">
                <text:p>2.36609323876245</text:p>
              </table:table-cell>
              <table:table-cell office:value-type="float" office:value="2.50481687160125">
                <text:p>2.50481687160125</text:p>
              </table:table-cell>
              <table:table-cell office:value-type="float" office:value="1.72851902820965">
                <text:p>1.72851902820965</text:p>
              </table:table-cell>
              <table:table-cell office:value-type="float" office:value="2.30500490114659">
                <text:p>2.3050049011465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263cm" svg:height="7.046cm" xlink:href=".." xlink:type="simple" chart:class="chart:line" chart:style-name="ch1">
        <chart:legend chart:legend-position="end" svg:x="13.595cm" svg:y="2.975cm" style:legend-expansion="high" chart:style-name="ch2"/>
        <chart:plot-area chart:style-name="ch3" table:cell-range-address="LearningCurves.A120:LearningCurves.BR120 LearningCurves.A122:LearningCurves.BR122" svg:x="0.325cm" svg:y="0.14cm" svg:width="12.946cm" svg:height="6.766cm">
          <chartooo:coordinate-region svg:x="1.343cm" svg:y="0.339cm" svg:width="11.928cm" svg:height="6.3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earningCurves.A120:LearningCurves.BR120" chart:class="chart:line">
            <chart:data-point chart:repeated="70"/>
          </chart:series>
          <chart:series chart:style-name="ch7" chart:values-cell-range-address="LearningCurves.A122:LearningCurves.BR122" chart:class="chart:line">
            <chart:data-point chart:repeated="7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</table:table-row>
          </table:table-header-rows>
          <table:table-rows>
            <table:table-row>
              <table:table-cell office:value-type="string">
                <text:p>Row 120</text:p>
                <draw:g>
                  <svg:desc/>
                </draw:g>
              </table:table-cell>
              <table:table-cell office:value-type="float" office:value="0.0218765042705322">
                <text:p>0.0218765042705322</text:p>
                <draw:g>
                  <svg:desc>LearningCurves.A120:LearningCurves.BR120</svg:desc>
                </draw:g>
              </table:table-cell>
              <table:table-cell office:value-type="float" office:value="0.0719471831679464">
                <text:p>0.0719471831679464</text:p>
              </table:table-cell>
              <table:table-cell office:value-type="float" office:value="0.121539201943346">
                <text:p>0.121539201943346</text:p>
              </table:table-cell>
              <table:table-cell office:value-type="float" office:value="0.153577820559668">
                <text:p>0.153577820559668</text:p>
              </table:table-cell>
              <table:table-cell office:value-type="float" office:value="0.143975521271374">
                <text:p>0.143975521271374</text:p>
              </table:table-cell>
              <table:table-cell office:value-type="float" office:value="0.138522341321541">
                <text:p>0.138522341321541</text:p>
              </table:table-cell>
              <table:table-cell office:value-type="float" office:value="0.113764641558099">
                <text:p>0.113764641558099</text:p>
              </table:table-cell>
              <table:table-cell office:value-type="float" office:value="0.0917099667288117">
                <text:p>0.0917099667288117</text:p>
              </table:table-cell>
              <table:table-cell office:value-type="float" office:value="0.0510755105811341">
                <text:p>0.0510755105811341</text:p>
              </table:table-cell>
              <table:table-cell office:value-type="float" office:value="0.0385695763095699">
                <text:p>0.0385695763095699</text:p>
              </table:table-cell>
              <table:table-cell office:value-type="float" office:value="0.0360170565611294">
                <text:p>0.0360170565611294</text:p>
              </table:table-cell>
              <table:table-cell office:value-type="float" office:value="0.027362051796246">
                <text:p>0.027362051796246</text:p>
              </table:table-cell>
              <table:table-cell office:value-type="float" office:value="0.0254326828907802">
                <text:p>0.0254326828907802</text:p>
              </table:table-cell>
              <table:table-cell office:value-type="float" office:value="0.0147475130181785">
                <text:p>0.0147475130181785</text:p>
              </table:table-cell>
              <table:table-cell office:value-type="float" office:value="0.0148985280296365">
                <text:p>0.0148985280296365</text:p>
              </table:table-cell>
              <table:table-cell office:value-type="float" office:value="0.00869071215413697">
                <text:p>0.00869071215413697</text:p>
              </table:table-cell>
              <table:table-cell office:value-type="float" office:value="0.00618959837486319">
                <text:p>0.00618959837486319</text:p>
              </table:table-cell>
              <table:table-cell office:value-type="float" office:value="0.00651226772118913">
                <text:p>0.00651226772118913</text:p>
              </table:table-cell>
              <table:table-cell office:value-type="float" office:value="0.00976301189150473">
                <text:p>0.00976301189150473</text:p>
              </table:table-cell>
              <table:table-cell office:value-type="float" office:value="0.00482416122903865">
                <text:p>0.00482416122903865</text:p>
              </table:table-cell>
              <table:table-cell office:value-type="float" office:value="0.00709779472293378">
                <text:p>0.00709779472293378</text:p>
              </table:table-cell>
              <table:table-cell office:value-type="float" office:value="0.00440721761858791">
                <text:p>0.00440721761858791</text:p>
              </table:table-cell>
              <table:table-cell office:value-type="float" office:value="0.00188317586169424">
                <text:p>0.00188317586169424</text:p>
              </table:table-cell>
              <table:table-cell office:value-type="float" office:value="0.00391543689830675">
                <text:p>0.00391543689830675</text:p>
              </table:table-cell>
              <table:table-cell office:value-type="float" office:value="0.00735525319219868">
                <text:p>0.00735525319219868</text:p>
              </table:table-cell>
              <table:table-cell office:value-type="float" office:value="0.0010840130116737">
                <text:p>0.0010840130116737</text:p>
              </table:table-cell>
              <table:table-cell office:value-type="float" office:value="0.00115002232352762">
                <text:p>0.00115002232352762</text:p>
              </table:table-cell>
              <table:table-cell office:value-type="float" office:value="0.0042714773331477">
                <text:p>0.0042714773331477</text:p>
              </table:table-cell>
              <table:table-cell office:value-type="float" office:value="0.00711033023933274">
                <text:p>0.00711033023933274</text:p>
              </table:table-cell>
              <table:table-cell office:value-type="float" office:value="0">
                <text:p>0</text:p>
              </table:table-cell>
              <table:table-cell office:value-type="float" office:value="0.00198949414054422">
                <text:p>0.00198949414054422</text:p>
              </table:table-cell>
              <table:table-cell office:value-type="float" office:value="0.00103425667091795">
                <text:p>0.00103425667091795</text:p>
              </table:table-cell>
              <table:table-cell office:value-type="float" office:value="0.00292666390526947">
                <text:p>0.00292666390526947</text:p>
              </table:table-cell>
              <table:table-cell office:value-type="float" office:value="0.00202926070076529">
                <text:p>0.00202926070076529</text:p>
              </table:table-cell>
              <table:table-cell office:value-type="float" office:value="0.000949005771711007">
                <text:p>0.000949005771711007</text:p>
              </table:table-cell>
              <table:table-cell office:value-type="float" office:value="0.00322986448445187">
                <text:p>0.00322986448445187</text:p>
              </table:table-cell>
              <table:table-cell office:value-type="float" office:value="0">
                <text:p>0</text:p>
              </table:table-cell>
              <table:table-cell office:value-type="float" office:value="0.0020145561582711">
                <text:p>0.0020145561582711</text:p>
              </table:table-cell>
              <table:table-cell office:value-type="float" office:value="0.00106714124609849">
                <text:p>0.00106714124609849</text:p>
              </table:table-cell>
              <table:table-cell office:value-type="float" office:value="0.000905223718541739">
                <text:p>0.000905223718541739</text:p>
              </table:table-cell>
              <table:table-cell office:value-type="float" office:value="0">
                <text:p>0</text:p>
              </table:table-cell>
              <table:table-cell office:value-type="float" office:value="0.00197400222174431">
                <text:p>0.00197400222174431</text:p>
              </table:table-cell>
              <table:table-cell office:value-type="float" office:value="0.000963995911656142">
                <text:p>0.000963995911656142</text:p>
              </table:table-cell>
              <table:table-cell office:value-type="float" office:value="0.00111175648528141">
                <text:p>0.00111175648528141</text:p>
              </table:table-cell>
              <table:table-cell office:value-type="float" office:value="0.00206857945235694">
                <text:p>0.002068579452356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01712785754001">
                <text:p>0.00201712785754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10989708367961">
                <text:p>0.00110989708367961</text:p>
              </table:table-cell>
              <table:table-cell office:value-type="float" office:value="0.000861091688106305">
                <text:p>0.000861091688106305</text:p>
              </table:table-cell>
              <table:table-cell office:value-type="float" office:value="0.00104237456209929">
                <text:p>0.00104237456209929</text:p>
              </table:table-cell>
              <table:table-cell office:value-type="float" office:value="0.00106714124609849">
                <text:p>0.00106714124609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971068182308908">
                <text:p>0.000971068182308908</text:p>
              </table:table-cell>
              <table:table-cell office:value-type="float" office:value="0.00212218877438006">
                <text:p>0.00212218877438006</text:p>
              </table:table-cell>
              <table:table-cell office:value-type="float" office:value="0">
                <text:p>0</text:p>
              </table:table-cell>
              <table:table-cell office:value-type="float" office:value="0.000949005771711007">
                <text:p>0.000949005771711007</text:p>
              </table:table-cell>
              <table:table-cell office:value-type="float" office:value="0.00112755941088566">
                <text:p>0.00112755941088566</text:p>
              </table:table-cell>
              <table:table-cell office:value-type="float" office:value="0.00103425667091795">
                <text:p>0.00103425667091795</text:p>
              </table:table-cell>
              <table:table-cell office:value-type="float" office:value="0.000971570734957288">
                <text:p>0.000971570734957288</text:p>
              </table:table-cell>
              <table:table-cell office:value-type="float" office:value="0">
                <text:p>0</text:p>
              </table:table-cell>
              <table:table-cell office:value-type="float" office:value="0.000986886138665997">
                <text:p>0.000986886138665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02620489025765">
                <text:p>0.00102620489025765</text:p>
              </table:table-cell>
              <table:table-cell office:value-type="float" office:value="0.001118686297152">
                <text:p>0.001118686297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22</text:p>
                <draw:g>
                  <svg:desc/>
                </draw:g>
              </table:table-cell>
              <table:table-cell office:value-type="float" office:value="-0.019584070887129">
                <text:p>-0.019584070887129</text:p>
                <draw:g>
                  <svg:desc>LearningCurves.A122:LearningCurves.BR122</svg:desc>
                </draw:g>
              </table:table-cell>
              <table:table-cell office:value-type="float" office:value="-0.00628273250063617">
                <text:p>-0.00628273250063617</text:p>
              </table:table-cell>
              <table:table-cell office:value-type="float" office:value="-0.00629044537912365">
                <text:p>-0.00629044537912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